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automatic-styles>
    <style:style style:name="Table5" style:family="table">
      <style:table-properties style:width="6.6931in" table:align="margins"/>
    </style:style>
    <style:style style:name="Table5.A" style:family="table-column">
      <style:table-column-properties style:column-width="2.8125in" style:rel-column-width="27538*"/>
    </style:style>
    <style:style style:name="Table5.B" style:family="table-column">
      <style:table-column-properties style:column-width="1.6493in" style:rel-column-width="16149*"/>
    </style:style>
    <style:style style:name="Table5.C" style:family="table-column">
      <style:table-column-properties style:column-width="2.2313in" style:rel-column-width="21848*"/>
    </style:style>
    <style:style style:name="Table5.A1" style:family="table-cell">
      <style:table-cell-properties style:writing-mode="page"/>
    </style:style>
    <style:style style:name="Table5.A5" style:family="table-cell">
      <style:table-cell-properties fo:padding="0in" fo:border="none" style:writing-mode="page"/>
    </style:style>
    <style:style style:name="Table5.B6" style:family="table-cell" style:data-style-name="N0">
      <style:table-cell-properties fo:padding="0in" fo:border="none" style:writing-mode="page"/>
    </style:style>
    <style:style style:name="Table5.B7" style:family="table-cell" style:data-style-name="N0">
      <style:table-cell-properties style:writing-mode="page"/>
    </style:style>
    <style:style style:name="Table5.B8" style:family="table-cell" style:data-style-name="N0">
      <style:table-cell-properties style:writing-mode="page"/>
    </style:style>
    <style:style style:name="Table5.B9" style:family="table-cell" style:data-style-name="N0">
      <style:table-cell-properties style:writing-mode="page"/>
    </style:style>
    <style:style style:name="Table5.B10" style:family="table-cell" style:data-style-name="N0">
      <style:table-cell-properties style:writing-mode="page"/>
    </style:style>
    <style:style style:name="Table5.B11" style:family="table-cell" style:data-style-name="N0">
      <style:table-cell-properties style:writing-mode="page"/>
    </style:style>
    <style:style style:name="Table5.B12" style:family="table-cell" style:data-style-name="N0">
      <style:table-cell-properties style:writing-mode="page"/>
    </style:style>
    <style:style style:name="Table5.B13" style:family="table-cell" style:data-style-name="N0">
      <style:table-cell-properties style:writing-mode="page"/>
    </style:style>
    <style:style style:name="Table5.B14" style:family="table-cell" style:data-style-name="N0">
      <style:table-cell-properties style:writing-mode="page"/>
    </style:style>
    <style:style style:name="Table1" style:family="table">
      <style:table-properties style:width="9.5389in" fo:margin-left="-0.0208in" fo:margin-top="0in" fo:margin-bottom="0in" table:align="left" style:writing-mode="page"/>
    </style:style>
    <style:style style:name="Table1.A" style:family="table-column">
      <style:table-column-properties style:column-width="5.5361in"/>
    </style:style>
    <style:style style:name="Table1.B" style:family="table-column">
      <style:table-column-properties style:column-width="4.0028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9.5389in" fo:margin-left="-0.0208in" fo:margin-top="0in" fo:margin-bottom="0in" table:align="left" style:writing-mode="page"/>
    </style:style>
    <style:style style:name="Table2.A" style:family="table-column">
      <style:table-column-properties style:column-width="9.5389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Table3" style:family="table">
      <style:table-properties style:width="9.5389in" fo:margin-left="-0.0208in" fo:margin-top="0in" fo:margin-bottom="0in" table:align="left" style:writing-mode="page"/>
    </style:style>
    <style:style style:name="Table3.A" style:family="table-column">
      <style:table-column-properties style:column-width="9.5389in"/>
    </style:style>
    <style:style style:name="Table3.1" style:family="table-row">
      <style:table-row-properties style:min-row-height="0.1778in" fo:keep-together="auto"/>
    </style:style>
    <style:style style:name="Table3.A1" style:family="table-cell">
      <style:table-cell-properties style:vertical-align="bottom" fo:padding-left="0.0208in" fo:padding-right="0.0208in" fo:padding-top="0in" fo:padding-bottom="0in" fo:border="none"/>
    </style:style>
    <style:style style:name="P1" style:family="paragraph" style:parent-style-name="Horizontal_20_Line">
      <style:text-properties fo:color="#000000" loext:opacity="100%" fo:background-color="transparent"/>
    </style:style>
    <style:style style:name="P2" style:family="paragraph" style:parent-style-name="Heading_20_2">
      <style:paragraph-properties fo:margin-left="0in" fo:margin-right="0in" fo:text-indent="0in" style:auto-text-indent="false"/>
      <style:text-properties fo:color="#000000" loext:opacity="100%" fo:background-color="transparent"/>
    </style:style>
    <style:style style:name="P3" style:family="paragraph" style:parent-style-name="Preformatted_20_Text">
      <style:text-properties fo:color="#000000" loext:opacity="100%" fo:background-color="transparent"/>
    </style:style>
    <style:style style:name="P4" style:family="paragraph" style:parent-style-name="Preformatted_20_Text">
      <style:paragraph-properties fo:line-height="166%"/>
      <style:text-properties fo:color="#000000" loext:opacity="100%" fo:background-color="transparent"/>
    </style:style>
    <style:style style:name="P5" style:family="paragraph" style:parent-style-name="Text_20_body">
      <style:text-properties fo:color="#000000" loext:opacity="100%" officeooo:rsid="0026fe9c" fo:background-color="transparent"/>
    </style:style>
    <style:style style:name="P6" style:family="paragraph" style:parent-style-name="Heading_20_2">
      <style:text-properties fo:color="#000000" loext:opacity="100%" officeooo:rsid="0026fe9c" officeooo:paragraph-rsid="003c70a6" fo:background-color="transparent"/>
    </style:style>
    <style:style style:name="P7" style:family="paragraph" style:parent-style-name="Standard">
      <style:text-properties fo:color="#000000" loext:opacity="100%" officeooo:rsid="0026fe9c" officeooo:paragraph-rsid="0038ec27" fo:background-color="transparent"/>
    </style:style>
    <style:style style:name="P8" style:family="paragraph" style:parent-style-name="Standard">
      <style:text-properties fo:color="#000000" loext:opacity="100%" officeooo:rsid="0026fe9c" officeooo:paragraph-rsid="00696eb1" fo:background-color="transparent"/>
    </style:style>
    <style:style style:name="P9" style:family="paragraph" style:parent-style-name="Standard">
      <style:text-properties fo:color="#000000" loext:opacity="100%" officeooo:rsid="0026fe9c" officeooo:paragraph-rsid="006b2ab2" fo:background-color="transparent"/>
    </style:style>
    <style:style style:name="P10" style:family="paragraph" style:parent-style-name="Standard">
      <style:text-properties fo:color="#000000" loext:opacity="100%" officeooo:rsid="0026fe9c" officeooo:paragraph-rsid="00781a2a" fo:background-color="transparent"/>
    </style:style>
    <style:style style:name="P11" style:family="paragraph" style:parent-style-name="Standard">
      <style:text-properties fo:color="#000000" loext:opacity="100%" officeooo:rsid="0038ec27" officeooo:paragraph-rsid="0044c207" fo:background-color="transparent"/>
    </style:style>
    <style:style style:name="P12" style:family="paragraph" style:parent-style-name="Text_20_body">
      <style:text-properties fo:color="#000000" loext:opacity="100%" officeooo:rsid="0038ec27" officeooo:paragraph-rsid="0044c207" fo:background-color="transparent"/>
    </style:style>
    <style:style style:name="P13" style:family="paragraph" style:parent-style-name="Text_20_body">
      <style:text-properties fo:color="#000000" loext:opacity="100%" officeooo:rsid="0038ec27" officeooo:paragraph-rsid="0038ec27" fo:background-color="transparent"/>
    </style:style>
    <style:style style:name="P14" style:family="paragraph" style:parent-style-name="Text_20_body">
      <style:text-properties fo:color="#000000" loext:opacity="100%" officeooo:rsid="0041e092" officeooo:paragraph-rsid="0041e092" fo:background-color="transparent"/>
    </style:style>
    <style:style style:name="P15" style:family="paragraph" style:parent-style-name="Standard">
      <style:text-properties fo:color="#000000" loext:opacity="100%" officeooo:rsid="0050cac5" officeooo:paragraph-rsid="0050cac5" fo:background-color="transparent"/>
    </style:style>
    <style:style style:name="P16" style:family="paragraph" style:parent-style-name="Standard">
      <style:text-properties fo:color="#000000" loext:opacity="100%" officeooo:rsid="0050cac5" officeooo:paragraph-rsid="0073eb29" fo:background-color="transparent"/>
    </style:style>
    <style:style style:name="P17" style:family="paragraph" style:parent-style-name="Text_20_body">
      <style:text-properties fo:color="#000000" loext:opacity="100%" officeooo:rsid="004ee443" officeooo:paragraph-rsid="004ee443" fo:background-color="transparent"/>
    </style:style>
    <style:style style:name="P18" style:family="paragraph" style:parent-style-name="Standard">
      <style:text-properties fo:color="#000000" loext:opacity="100%" officeooo:rsid="00781a2a" officeooo:paragraph-rsid="00781a2a" fo:background-color="transparent"/>
    </style:style>
    <style:style style:name="P19" style:family="paragraph" style:parent-style-name="Standard">
      <style:text-properties fo:color="#000000" loext:opacity="100%" officeooo:rsid="00791656" officeooo:paragraph-rsid="00791656" fo:background-color="transparent"/>
    </style:style>
    <style:style style:name="P20" style:family="paragraph" style:parent-style-name="Text_20_body">
      <style:text-properties fo:color="#000000" loext:opacity="100%" fo:font-weight="bold" officeooo:rsid="003619a7" officeooo:paragraph-rsid="003619a7" fo:background-color="transparent" style:font-weight-asian="bold" style:font-weight-complex="bold"/>
    </style:style>
    <style:style style:name="P21" style:family="paragraph" style:parent-style-name="Text_20_body">
      <style:text-properties fo:color="#000000" loext:opacity="100%" fo:font-weight="bold" officeooo:rsid="004ee443" officeooo:paragraph-rsid="004ee443" fo:background-color="transparent" style:font-weight-asian="bold" style:font-weight-complex="bold"/>
    </style:style>
    <style:style style:name="P22" style:family="paragraph" style:parent-style-name="Standard">
      <style:text-properties fo:color="#000000" loext:opacity="100%" officeooo:rsid="003fac24" officeooo:paragraph-rsid="003fac24" fo:background-color="#ffff6d"/>
    </style:style>
    <style:style style:name="P23" style:family="paragraph" style:parent-style-name="Standard">
      <style:paragraph-properties fo:text-align="start" style:justify-single-word="false">
        <style:tab-stops/>
      </style:paragraph-properties>
      <style:text-properties fo:color="#000000" loext:opacity="100%" style:text-line-through-style="solid" style:text-line-through-type="single" officeooo:rsid="0038ec27" officeooo:paragraph-rsid="004384e4" fo:background-color="transparent"/>
    </style:style>
    <style:style style:name="P24" style:family="paragraph" style:parent-style-name="Standard">
      <style:text-properties fo:color="#000000" loext:opacity="100%" style:text-line-through-style="solid" style:text-line-through-type="single" officeooo:rsid="0038ec27" officeooo:paragraph-rsid="0044c207" fo:background-color="transparent"/>
    </style:style>
    <style:style style:name="P25" style:family="paragraph" style:parent-style-name="Text_20_body">
      <style:text-properties fo:color="#000000" loext:opacity="100%" style:text-line-through-style="solid" style:text-line-through-type="single" officeooo:rsid="0038ec27" officeooo:paragraph-rsid="0044c207" fo:background-color="transparent"/>
    </style:style>
    <style:style style:name="P26" style:family="paragraph" style:parent-style-name="Text_20_body">
      <style:text-properties fo:color="#000000" loext:opacity="100%" style:text-line-through-style="solid" style:text-line-through-type="single" officeooo:rsid="0038ec27" officeooo:paragraph-rsid="0038ec27" fo:background-color="transparent"/>
    </style:style>
    <style:style style:name="P27" style:family="paragraph" style:parent-style-name="Text_20_body">
      <style:text-properties fo:color="#000000" loext:opacity="100%" style:text-line-through-style="solid" style:text-line-through-type="single" officeooo:rsid="0026fe9c" officeooo:paragraph-rsid="0038ec27" fo:background-color="transparent"/>
    </style:style>
    <style:style style:name="P28" style:family="paragraph" style:parent-style-name="Text_20_body">
      <style:text-properties fo:color="#000000" loext:opacity="100%" style:text-line-through-style="solid" style:text-line-through-type="single" officeooo:rsid="0044bbca" officeooo:paragraph-rsid="0044bbca" fo:background-color="transparent"/>
    </style:style>
    <style:style style:name="P29" style:family="paragraph" style:parent-style-name="Text_20_body">
      <style:text-properties fo:color="#000000" loext:opacity="100%" style:text-line-through-style="solid" style:text-line-through-type="single" officeooo:rsid="00421ed9" officeooo:paragraph-rsid="00421ed9" fo:background-color="transparent"/>
    </style:style>
    <style:style style:name="P30" style:family="paragraph" style:parent-style-name="Text_20_body">
      <style:text-properties fo:color="#000000" loext:opacity="100%" style:text-line-through-style="solid" style:text-line-through-type="single" officeooo:rsid="00421ed9" officeooo:paragraph-rsid="004384e4" fo:background-color="transparent"/>
    </style:style>
    <style:style style:name="P31" style:family="paragraph" style:parent-style-name="Text_20_body">
      <style:text-properties fo:color="#000000" loext:opacity="100%" style:text-line-through-style="solid" style:text-line-through-type="single" officeooo:rsid="004384e4" officeooo:paragraph-rsid="004384e4" fo:background-color="transparent"/>
    </style:style>
    <style:style style:name="P32" style:family="paragraph" style:parent-style-name="Text_20_body">
      <style:text-properties fo:color="#000000" loext:opacity="100%" style:text-line-through-style="solid" style:text-line-through-type="single" officeooo:rsid="003fac24" officeooo:paragraph-rsid="003fac24" fo:background-color="transparent"/>
    </style:style>
    <style:style style:name="P33" style:family="paragraph" style:parent-style-name="Text_20_body">
      <style:text-properties fo:color="#000000" loext:opacity="100%" style:text-line-through-style="solid" style:text-line-through-type="single" officeooo:rsid="0044f8a0" officeooo:paragraph-rsid="0044f8a0" fo:background-color="transparent"/>
    </style:style>
    <style:style style:name="P34" style:family="paragraph" style:parent-style-name="Standard">
      <style:text-properties fo:color="#000000" loext:opacity="100%" style:text-line-through-style="solid" style:text-line-through-type="single" officeooo:rsid="0041e092" officeooo:paragraph-rsid="0041e092" fo:background-color="transparent"/>
    </style:style>
    <style:style style:name="P35" style:family="paragraph" style:parent-style-name="Text_20_body">
      <style:text-properties fo:color="#000000" loext:opacity="100%" style:text-line-through-style="solid" style:text-line-through-type="single" officeooo:rsid="0041e092" officeooo:paragraph-rsid="0041e092" fo:background-color="transparent"/>
    </style:style>
    <style:style style:name="P36" style:family="paragraph" style:parent-style-name="Standard">
      <style:text-properties fo:color="#000000" loext:opacity="100%" style:text-line-through-style="solid" style:text-line-through-type="single" officeooo:rsid="00496652" officeooo:paragraph-rsid="00496652" fo:background-color="#ffff6d"/>
    </style:style>
    <style:style style:name="P37" style:family="paragraph" style:parent-style-name="Text_20_body">
      <style:text-properties fo:color="#000000" loext:opacity="100%" officeooo:rsid="0026fe9c"/>
    </style:style>
    <style:style style:name="P38" style:family="paragraph" style:parent-style-name="Text_20_body">
      <style:text-properties fo:color="#000000" loext:opacity="100%" fo:font-size="22pt" fo:font-weight="bold" officeooo:rsid="0038ec27" officeooo:paragraph-rsid="0038ec27" fo:background-color="transparent" style:font-size-asian="22pt" style:font-weight-asian="bold" style:font-size-complex="22pt" style:font-weight-complex="bold"/>
    </style:style>
    <style:style style:name="P39" style:family="paragraph" style:parent-style-name="Text_20_body">
      <style:text-properties fo:color="#000000" loext:opacity="100%" style:text-underline-style="none" officeooo:rsid="004ee443" officeooo:paragraph-rsid="004ee443" fo:background-color="transparent"/>
    </style:style>
    <style:style style:name="P40" style:family="paragraph" style:parent-style-name="Text_20_body">
      <style:text-properties fo:color="#000000" loext:opacity="100%" style:text-underline-style="none" officeooo:rsid="0050cac5" officeooo:paragraph-rsid="0050cac5" fo:background-color="transparent"/>
    </style:style>
    <style:style style:name="P41" style:family="paragraph" style:parent-style-name="Text_20_body">
      <style:text-properties fo:color="#000000" loext:opacity="100%" style:text-line-through-style="none" style:text-line-through-type="none" fo:font-weight="bold" officeooo:rsid="0055c13d" officeooo:paragraph-rsid="0055c13d" fo:background-color="transparent" style:font-weight-asian="bold" style:font-weight-complex="bold"/>
    </style:style>
    <style:style style:name="P42" style:family="paragraph" style:parent-style-name="Text_20_body">
      <style:text-properties fo:color="#000000" loext:opacity="100%" style:text-outline="false" style:text-line-through-style="none" style:text-line-through-type="none" style:font-name="Liberation Sans" fo:font-size="10pt" fo:font-style="normal" fo:text-shadow="none" style:text-underline-style="none" fo:font-weight="normal" officeooo:rsid="00548a4f" officeooo:paragraph-rsid="0073eb29" fo:background-color="transparent" style:font-size-asian="10pt" style:font-style-asian="normal" style:font-weight-asian="normal" style:text-emphasize="none"/>
    </style:style>
    <style:style style:name="P43" style:family="paragraph" style:parent-style-name="Heading_20_2">
      <style:text-properties officeooo:rsid="0026fe9c"/>
    </style:style>
    <style:style style:name="P44" style:family="paragraph" style:parent-style-name="Text_20_body">
      <style:text-properties officeooo:rsid="0026fe9c"/>
    </style:style>
    <style:style style:name="P45" style:family="paragraph" style:parent-style-name="Heading_20_2">
      <style:text-properties fo:font-size="12pt" fo:font-weight="bold" officeooo:rsid="002bc5f0" officeooo:paragraph-rsid="002bc5f0" style:font-size-asian="12pt" style:font-weight-asian="bold" style:font-size-complex="12pt" style:font-weight-complex="bold"/>
    </style:style>
    <style:style style:name="P46" style:family="paragraph" style:parent-style-name="Text_20_body">
      <style:text-properties fo:font-size="12pt" fo:font-weight="bold" officeooo:rsid="002be5c0" officeooo:paragraph-rsid="002be5c0" style:font-size-asian="12pt" style:font-weight-asian="bold" style:font-size-complex="12pt" style:font-weight-complex="bold"/>
    </style:style>
    <style:style style:name="P47" style:family="paragraph" style:parent-style-name="Standard">
      <style:text-properties fo:font-size="12pt" fo:font-weight="bold" officeooo:rsid="002be5c0" officeooo:paragraph-rsid="007b13ec" style:font-size-asian="12pt" style:font-weight-asian="bold" style:font-size-complex="12pt" style:font-weight-complex="bold"/>
    </style:style>
    <style:style style:name="P48" style:family="paragraph" style:parent-style-name="Text_20_body">
      <style:text-properties fo:font-size="12pt" fo:font-weight="bold" officeooo:rsid="002be5c0" officeooo:paragraph-rsid="007b13ec" style:font-size-asian="12pt" style:font-weight-asian="bold" style:font-size-complex="12pt" style:font-weight-complex="bold"/>
    </style:style>
    <style:style style:name="P49" style:family="paragraph" style:parent-style-name="Heading_20_2">
      <style:text-properties fo:font-size="12pt" fo:font-weight="bold" officeooo:rsid="002be5c0" officeooo:paragraph-rsid="007b13ec" style:font-size-asian="12pt" style:font-weight-asian="bold" style:font-size-complex="12pt" style:font-weight-complex="bold"/>
    </style:style>
    <style:style style:name="P50" style:family="paragraph" style:parent-style-name="Standard">
      <style:paragraph-properties fo:text-align="start" style:justify-single-word="false">
        <style:tab-stops/>
      </style:paragraph-properties>
      <style:text-properties fo:font-size="12pt" style:font-size-asian="12pt" style:font-size-complex="12pt"/>
    </style:style>
    <style:style style:name="P51" style:family="paragraph" style:parent-style-name="Standard">
      <style:paragraph-properties fo:text-align="start" style:justify-single-word="false">
        <style:tab-stops/>
      </style:paragraph-properties>
      <style:text-properties fo:font-size="12pt" officeooo:paragraph-rsid="003af9db" style:font-size-asian="12pt" style:font-size-complex="12pt"/>
    </style:style>
    <style:style style:name="P52" style:family="paragraph" style:parent-style-name="Text_20_body">
      <style:text-properties fo:font-weight="bold" officeooo:rsid="0026fe9c" style:font-weight-asian="bold" style:font-weight-complex="bold"/>
    </style:style>
    <style:style style:name="P53" style:family="paragraph" style:parent-style-name="Text_20_body">
      <style:text-properties fo:font-weight="bold" officeooo:rsid="003619a7" officeooo:paragraph-rsid="003619a7" style:font-weight-asian="bold" style:font-weight-complex="bold"/>
    </style:style>
    <style:style style:name="P54" style:family="paragraph" style:parent-style-name="Text_20_body">
      <style:text-properties fo:font-weight="bold" officeooo:rsid="0052f4dc" officeooo:paragraph-rsid="0052f4dc" style:font-weight-asian="bold" style:font-weight-complex="bold"/>
    </style:style>
    <style:style style:name="P55" style:family="paragraph" style:parent-style-name="Text_20_body">
      <style:text-properties fo:font-weight="bold" officeooo:rsid="0052f4dc" officeooo:paragraph-rsid="0057638b" style:font-weight-asian="bold" style:font-weight-complex="bold"/>
    </style:style>
    <style:style style:name="P56" style:family="paragraph" style:parent-style-name="Preformatted_20_Text">
      <style:paragraph-properties fo:margin-left="0in" fo:margin-right="0in" fo:line-height="166%" fo:text-indent="0in" style:auto-text-indent="false"/>
    </style:style>
    <style:style style:name="P57" style:family="paragraph" style:parent-style-name="Preformatted_20_Text">
      <style:paragraph-properties fo:margin-left="0in" fo:margin-right="0in" fo:margin-top="0in" fo:margin-bottom="0.1965in" style:contextual-spacing="false" fo:line-height="166%" fo:text-indent="0in" style:auto-text-indent="false"/>
    </style:style>
    <style:style style:name="P58" style:family="paragraph" style:parent-style-name="Text_20_body">
      <style:paragraph-properties fo:margin-left="0in" fo:margin-right="0in" fo:text-indent="0in" style:auto-text-indent="false"/>
    </style:style>
    <style:style style:name="P59" style:family="paragraph" style:parent-style-name="Heading_20_2">
      <style:text-properties officeooo:paragraph-rsid="0044f8a0"/>
    </style:style>
    <style:style style:name="P60" style:family="paragraph" style:parent-style-name="Standard">
      <style:text-properties style:text-line-through-style="solid" style:text-line-through-type="single"/>
    </style:style>
    <style:style style:name="P61" style:family="paragraph" style:parent-style-name="Standard">
      <style:paragraph-properties fo:text-align="start" style:justify-single-word="false">
        <style:tab-stops/>
      </style:paragraph-properties>
      <style:text-properties style:text-line-through-style="solid" style:text-line-through-type="single"/>
    </style:style>
    <style:style style:name="P62" style:family="paragraph" style:parent-style-name="Table_20_Contents">
      <style:paragraph-properties fo:text-align="start" style:justify-single-word="false"/>
      <style:text-properties style:text-line-through-style="solid" style:text-line-through-type="single"/>
    </style:style>
    <style:style style:name="P63" style:family="paragraph" style:parent-style-name="Standard">
      <style:paragraph-properties fo:text-align="start" style:justify-single-word="false">
        <style:tab-stops/>
      </style:paragraph-properties>
      <style:text-properties style:text-line-through-style="solid" style:text-line-through-type="single" officeooo:rsid="00461028" officeooo:paragraph-rsid="00461028"/>
    </style:style>
    <style:style style:name="P64" style:family="paragraph" style:parent-style-name="Table_20_Contents">
      <style:paragraph-properties fo:text-align="end" style:justify-single-word="false"/>
      <style:text-properties style:text-line-through-style="solid" style:text-line-through-type="single" officeooo:rsid="00461028" officeooo:paragraph-rsid="00461028"/>
    </style:style>
    <style:style style:name="P65" style:family="paragraph" style:parent-style-name="Standard">
      <style:paragraph-properties fo:text-align="start" style:justify-single-word="false">
        <style:tab-stops/>
      </style:paragraph-properties>
      <style:text-properties style:text-line-through-style="solid" style:text-line-through-type="single" officeooo:rsid="00456a8f" officeooo:paragraph-rsid="00456a8f"/>
    </style:style>
    <style:style style:name="P66" style:family="paragraph" style:parent-style-name="Table_20_Contents">
      <style:text-properties style:text-line-through-style="solid" style:text-line-through-type="single" officeooo:rsid="00456a8f" officeooo:paragraph-rsid="00456a8f"/>
    </style:style>
    <style:style style:name="P67" style:family="paragraph" style:parent-style-name="Table_20_Contents">
      <style:text-properties style:text-line-through-style="solid" style:text-line-through-type="single"/>
    </style:style>
    <style:style style:name="P68" style:family="paragraph" style:parent-style-name="Table_20_Contents">
      <style:paragraph-properties fo:text-align="end" style:justify-single-word="false"/>
      <style:text-properties style:text-line-through-style="solid" style:text-line-through-type="single"/>
    </style:style>
    <style:style style:name="P69" style:family="paragraph" style:parent-style-name="Standard">
      <style:paragraph-properties fo:text-align="start" style:justify-single-word="false">
        <style:tab-stops/>
      </style:paragraph-properties>
      <style:text-properties style:text-line-through-style="solid" style:text-line-through-type="single" style:font-name="Liberation Sans"/>
    </style:style>
    <style:style style:name="P70" style:family="paragraph" style:parent-style-name="Text_20_body">
      <style:text-properties style:text-line-through-style="solid" style:text-line-through-type="single" officeooo:paragraph-rsid="00421ed9"/>
    </style:style>
    <style:style style:name="P71" style:family="paragraph" style:parent-style-name="Text_20_body">
      <style:text-properties officeooo:paragraph-rsid="003df207"/>
    </style:style>
    <style:style style:name="P72" style:family="paragraph" style:parent-style-name="Text_20_body">
      <style:text-properties officeooo:paragraph-rsid="0038ec27"/>
    </style:style>
    <style:style style:name="P73" style:family="paragraph" style:parent-style-name="Standard">
      <style:paragraph-properties fo:text-align="start" style:justify-single-word="false">
        <style:tab-stops/>
      </style:paragraph-properties>
      <style:text-properties style:text-outline="false" style:text-line-through-style="none" style:text-line-through-type="none" style:font-name="Liberation Sans" fo:font-size="12pt" fo:font-style="normal" fo:text-shadow="none" style:text-underline-style="none" fo:font-weight="normal" officeooo:rsid="003af9db" style:font-size-asian="12pt" style:font-style-asian="normal" style:font-weight-asian="normal" style:font-size-complex="12pt" style:text-emphasize="none"/>
    </style:style>
    <style:style style:name="P74" style:family="paragraph" style:parent-style-name="Standard">
      <style:paragraph-properties fo:text-align="start" style:justify-single-word="false">
        <style:tab-stops/>
      </style:paragraph-properties>
      <style:text-properties style:text-outline="false" style:text-line-through-style="none" style:text-line-through-type="none" style:font-name="Liberation Sans" fo:font-size="12pt" fo:font-style="normal" fo:text-shadow="none" style:text-underline-style="none" fo:font-weight="normal" officeooo:rsid="003af9db" officeooo:paragraph-rsid="003af9db" style:font-size-asian="12pt" style:font-style-asian="normal" style:font-weight-asian="normal" style:font-size-complex="12pt" style:text-emphasize="none"/>
    </style:style>
    <style:style style:name="P75" style:family="paragraph" style:parent-style-name="Heading_20_2">
      <style:text-properties style:text-outline="false" style:text-line-through-style="none" style:text-line-through-type="none" style:font-name="Liberation Sans" fo:font-size="10pt" fo:font-style="normal" fo:text-shadow="none" style:text-underline-style="none" fo:font-weight="normal" officeooo:rsid="00696eb1" officeooo:paragraph-rsid="0038ec27" style:font-size-asian="10pt" style:font-style-asian="normal" style:font-weight-asian="normal" style:text-emphasize="none"/>
    </style:style>
    <style:style style:name="P76"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2f4dc" officeooo:paragraph-rsid="0052f4dc" style:font-size-asian="10pt" style:font-style-asian="normal" style:font-weight-asian="normal" style:text-emphasize="none"/>
    </style:style>
    <style:style style:name="P77"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2f4dc" officeooo:paragraph-rsid="0057638b" style:font-size-asian="10pt" style:font-style-asian="normal" style:font-weight-asian="normal" style:text-emphasize="none"/>
    </style:style>
    <style:style style:name="P78"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61e0f8" officeooo:paragraph-rsid="00627948" style:font-size-asian="10pt" style:font-style-asian="normal" style:font-weight-asian="normal" style:text-emphasize="none"/>
    </style:style>
    <style:style style:name="P79"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1bb39" officeooo:paragraph-rsid="0052f4dc" style:font-size-asian="10pt" style:font-style-asian="normal" style:font-weight-asian="normal" style:text-emphasize="none"/>
    </style:style>
    <style:style style:name="P80"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48a4f" officeooo:paragraph-rsid="00548a4f" style:font-size-asian="10pt" style:font-style-asian="normal" style:font-weight-asian="normal" style:text-emphasize="none"/>
    </style:style>
    <style:style style:name="P81"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4ff79" officeooo:paragraph-rsid="0054ff79" style:font-size-asian="10pt" style:font-style-asian="normal" style:font-weight-asian="normal" style:text-emphasize="none"/>
    </style:style>
    <style:style style:name="P82"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c48d5" officeooo:paragraph-rsid="005c48d5" style:font-size-asian="10pt" style:font-style-asian="normal" style:font-weight-asian="normal" style:text-emphasize="none"/>
    </style:style>
    <style:style style:name="P83"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fdc88" officeooo:paragraph-rsid="0070ab34" style:font-size-asian="10pt" style:font-style-asian="normal" style:font-weight-asian="normal" style:text-emphasize="none"/>
    </style:style>
    <style:style style:name="P84"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73f611" officeooo:paragraph-rsid="0073f611" style:font-size-asian="10pt" style:font-style-asian="normal" style:font-weight-asian="normal" style:text-emphasize="none"/>
    </style:style>
    <style:style style:name="P85" style:family="paragraph" style:parent-style-name="Standard">
      <style:paragraph-properties fo:text-align="end" style:justify-single-word="false">
        <style:tab-stops/>
      </style:paragraph-properties>
      <style:text-properties style:font-name="Liberation Sans"/>
    </style:style>
    <style:style style:name="P86" style:family="paragraph" style:parent-style-name="Standard">
      <style:text-properties officeooo:rsid="0052f4dc" officeooo:paragraph-rsid="0052f4dc"/>
    </style:style>
    <style:style style:name="P87" style:family="paragraph" style:parent-style-name="Text_20_body">
      <style:text-properties officeooo:rsid="0052f4dc" officeooo:paragraph-rsid="0052f4dc"/>
    </style:style>
    <style:style style:name="P88" style:family="paragraph" style:parent-style-name="Text_20_body">
      <style:text-properties officeooo:rsid="0052f4dc" officeooo:paragraph-rsid="0057638b"/>
    </style:style>
    <style:style style:name="P89" style:family="paragraph" style:parent-style-name="Standard">
      <style:text-properties officeooo:paragraph-rsid="0052f4dc"/>
    </style:style>
    <style:style style:name="P90" style:family="paragraph" style:parent-style-name="Text_20_body">
      <style:text-properties officeooo:paragraph-rsid="0052f4dc"/>
    </style:style>
    <style:style style:name="P91" style:family="paragraph" style:parent-style-name="Text_20_body">
      <style:text-properties officeooo:paragraph-rsid="003c70a6"/>
    </style:style>
    <style:style style:name="P92" style:family="paragraph" style:parent-style-name="Text_20_body">
      <style:paragraph-properties fo:margin-left="0in" fo:margin-right="0in" fo:text-indent="0in" style:auto-text-indent="false"/>
      <style:text-properties officeooo:paragraph-rsid="004ee443"/>
    </style:style>
    <style:style style:name="P93" style:family="paragraph" style:parent-style-name="Text_20_body">
      <style:paragraph-properties fo:margin-left="0in" fo:margin-right="0in" fo:text-indent="0in" style:auto-text-indent="false"/>
      <style:text-properties style:text-underline-style="none" officeooo:paragraph-rsid="004ee443"/>
    </style:style>
    <style:style style:name="P94" style:family="paragraph" style:parent-style-name="Text_20_body">
      <style:text-properties officeooo:paragraph-rsid="0050cac5"/>
    </style:style>
    <style:style style:name="P95" style:family="paragraph" style:parent-style-name="Text_20_body">
      <style:text-properties officeooo:paragraph-rsid="00548a4f"/>
    </style:style>
    <style:style style:name="P96" style:family="paragraph" style:parent-style-name="Text_20_body">
      <style:text-properties officeooo:paragraph-rsid="0054ff79"/>
    </style:style>
    <style:style style:name="P97" style:family="paragraph" style:parent-style-name="Text_20_body">
      <style:text-properties officeooo:paragraph-rsid="0057638b"/>
    </style:style>
    <style:style style:name="P98" style:family="paragraph" style:parent-style-name="Text_20_body">
      <style:text-properties officeooo:paragraph-rsid="00592431"/>
    </style:style>
    <style:style style:name="P99" style:family="paragraph" style:parent-style-name="Text_20_body">
      <style:text-properties officeooo:paragraph-rsid="005ad5fc"/>
    </style:style>
    <style:style style:name="P100" style:family="paragraph" style:parent-style-name="Text_20_body">
      <style:text-properties officeooo:paragraph-rsid="005c48d5"/>
    </style:style>
    <style:style style:name="P101" style:family="paragraph" style:parent-style-name="Text_20_body">
      <style:text-properties officeooo:paragraph-rsid="005e2570"/>
    </style:style>
    <style:style style:name="P102" style:family="paragraph" style:parent-style-name="Text_20_body">
      <style:text-properties officeooo:paragraph-rsid="005fdc88"/>
    </style:style>
    <style:style style:name="P103" style:family="paragraph" style:parent-style-name="Text_20_body">
      <style:text-properties officeooo:paragraph-rsid="0061b5f8"/>
    </style:style>
    <style:style style:name="P104" style:family="paragraph" style:parent-style-name="Text_20_body">
      <style:text-properties officeooo:paragraph-rsid="00627948"/>
    </style:style>
    <style:style style:name="P105" style:family="paragraph" style:parent-style-name="Text_20_body">
      <style:text-properties officeooo:paragraph-rsid="00677811"/>
    </style:style>
    <style:style style:name="P106" style:family="paragraph" style:parent-style-name="Text_20_body">
      <style:text-properties officeooo:paragraph-rsid="006f49a3"/>
    </style:style>
    <style:style style:name="P107" style:family="paragraph" style:parent-style-name="Text_20_body">
      <style:text-properties officeooo:paragraph-rsid="0070ab34"/>
    </style:style>
    <style:style style:name="P108" style:family="paragraph" style:parent-style-name="Text_20_body">
      <style:text-properties officeooo:paragraph-rsid="0071bec5"/>
    </style:style>
    <style:style style:name="P109" style:family="paragraph" style:parent-style-name="Text_20_body">
      <style:text-properties officeooo:paragraph-rsid="007360f9"/>
    </style:style>
    <style:style style:name="P110" style:family="paragraph" style:parent-style-name="Text_20_body">
      <style:text-properties officeooo:rsid="0073f611" officeooo:paragraph-rsid="0073f611"/>
    </style:style>
    <style:style style:name="P111" style:family="paragraph" style:parent-style-name="Text_20_body">
      <style:text-properties officeooo:rsid="0074abd8" officeooo:paragraph-rsid="0074abd8"/>
    </style:style>
    <style:style style:name="P112" style:family="paragraph" style:parent-style-name="Heading_20_2">
      <style:text-properties officeooo:paragraph-rsid="007b13ec"/>
    </style:style>
    <style:style style:name="P113" style:family="paragraph" style:parent-style-name="Text_20_body">
      <style:text-properties officeooo:paragraph-rsid="007b13ec"/>
    </style:style>
    <style:style style:name="P114" style:family="paragraph" style:parent-style-name="Standard" style:list-style-name="L4">
      <style:text-properties officeooo:paragraph-rsid="003fac24"/>
    </style:style>
    <style:style style:name="P115" style:family="paragraph" style:parent-style-name="Standard" style:list-style-name="L4">
      <style:text-properties style:text-line-through-style="solid" style:text-line-through-type="single" officeooo:paragraph-rsid="003fac24"/>
    </style:style>
    <style:style style:name="P116" style:family="paragraph" style:parent-style-name="Standard">
      <style:paragraph-properties fo:text-align="start" style:justify-single-word="false" style:writing-mode="lr-tb"/>
      <style:text-properties style:text-line-through-style="solid" style:text-line-through-type="single" fo:font-size="12pt" officeooo:paragraph-rsid="003af9db" style:font-size-asian="12pt" style:font-size-complex="12pt"/>
    </style:style>
    <style:style style:name="P117" style:family="paragraph" style:parent-style-name="Standard">
      <style:paragraph-properties style:writing-mode="lr-tb"/>
      <style:text-properties style:text-outline="false" style:text-line-through-style="none" style:text-line-through-type="none" style:font-name="Noto Sans Devanagari" fo:font-size="10pt" fo:font-style="normal" fo:text-shadow="none" style:text-underline-style="none" fo:font-weight="normal" style:font-size-asian="10pt" style:font-style-asian="normal" style:font-weight-asian="normal" style:text-emphasize="none"/>
    </style:style>
    <style:style style:name="P118" style:family="paragraph" style:parent-style-name="Standard">
      <style:paragraph-properties fo:text-align="start" style:justify-single-word="false" style:writing-mode="lr-tb"/>
    </style:style>
    <style:style style:name="P119" style:family="paragraph" style:parent-style-name="Standard">
      <style:paragraph-properties fo:text-align="start" style:justify-single-word="false" style:writing-mode="lr-tb"/>
      <style:text-properties officeooo:paragraph-rsid="003af9db"/>
    </style:style>
    <style:style style:name="P120" style:family="paragraph" style:parent-style-name="Standard">
      <style:paragraph-properties fo:text-align="start" style:justify-single-word="false" style:writing-mode="lr-tb"/>
      <style:text-properties officeooo:paragraph-rsid="00627948"/>
    </style:style>
    <style:style style:name="P121" style:family="paragraph" style:parent-style-name="Standard">
      <style:paragraph-properties fo:text-align="start" style:justify-single-word="false" style:writing-mode="lr-tb"/>
      <style:text-properties officeooo:rsid="003af9db" officeooo:paragraph-rsid="003af9db"/>
    </style:style>
    <style:style style:name="P122" style:family="paragraph" style:parent-style-name="Standard">
      <style:paragraph-properties style:writing-mode="lr-tb"/>
      <style:text-properties officeooo:rsid="003af9db" officeooo:paragraph-rsid="003af9db"/>
    </style:style>
    <style:style style:name="P123" style:family="paragraph" style:parent-style-name="Standard">
      <style:paragraph-properties style:writing-mode="lr-tb"/>
      <style:text-properties officeooo:paragraph-rsid="003af9db"/>
    </style:style>
    <style:style style:name="P124" style:family="paragraph" style:parent-style-name="Text_20_body" style:list-style-name="L1">
      <style:paragraph-properties fo:margin-left="0in" fo:margin-right="0in" fo:text-indent="0in" style:auto-text-indent="false"/>
      <style:text-properties fo:color="#000000" loext:opacity="100%" fo:background-color="transparent"/>
    </style:style>
    <style:style style:name="P125" style:family="paragraph" style:parent-style-name="Text_20_body" style:list-style-name="L1">
      <style:text-properties fo:color="#000000" loext:opacity="100%" fo:background-color="transparent"/>
    </style:style>
    <style:style style:name="P126" style:family="paragraph" style:parent-style-name="Text_20_body" style:list-style-name="L2">
      <style:paragraph-properties fo:margin-left="0in" fo:margin-right="0in" fo:text-indent="0in" style:auto-text-indent="false"/>
      <style:text-properties fo:color="#000000" loext:opacity="100%" fo:background-color="transparent"/>
    </style:style>
    <style:style style:name="P127" style:family="paragraph" style:parent-style-name="Text_20_body" style:list-style-name="L3">
      <style:text-properties fo:color="#000000" loext:opacity="100%" fo:background-color="transparent"/>
    </style:style>
    <style:style style:name="P128" style:family="paragraph" style:parent-style-name="Text_20_body" style:list-style-name="L4">
      <style:text-properties style:text-line-through-style="solid" style:text-line-through-type="single" officeooo:paragraph-rsid="003fac24"/>
    </style:style>
    <style:style style:name="P129" style:family="paragraph" style:parent-style-name="Text_20_body" style:list-style-name="L4">
      <style:text-properties style:text-outline="false" style:text-line-through-style="solid" style:text-line-through-type="single" style:font-name="Liberation Sans" fo:font-size="10pt" fo:font-style="normal" fo:text-shadow="none" style:text-underline-style="none" fo:font-weight="normal" officeooo:rsid="003fac24" officeooo:paragraph-rsid="003fac24" style:font-size-asian="10pt" style:font-style-asian="normal" style:font-weight-asian="normal" style:text-emphasize="none"/>
    </style:style>
    <style:style style:name="P130" style:family="paragraph" style:parent-style-name="Text_20_body" style:list-style-name="L5">
      <style:text-properties officeooo:paragraph-rsid="003c70a6"/>
    </style:style>
    <style:style style:name="P131" style:family="paragraph" style:parent-style-name="Text_20_body" style:list-style-name="L5">
      <style:text-properties officeooo:paragraph-rsid="003df207"/>
    </style:style>
    <style:style style:name="P132" style:family="paragraph" style:parent-style-name="Text_20_body" style:list-style-name="L6"/>
    <style:style style:name="P133" style:family="paragraph" style:parent-style-name="Text_20_body" style:list-style-name="L7"/>
    <style:style style:name="P134" style:family="paragraph" style:parent-style-name="Text_20_body" style:list-style-name="L8"/>
    <style:style style:name="P135" style:family="paragraph" style:parent-style-name="Text_20_body" style:list-style-name="L9"/>
    <style:style style:name="P136" style:family="paragraph" style:parent-style-name="Text_20_body" style:list-style-name="L10"/>
    <style:style style:name="P137" style:family="paragraph" style:parent-style-name="Text_20_body" style:list-style-name="L10">
      <style:text-properties officeooo:paragraph-rsid="00875ba0"/>
    </style:style>
    <style:style style:name="P138" style:family="paragraph" style:parent-style-name="Text_20_body" style:list-style-name="L11"/>
    <style:style style:name="P139" style:family="paragraph" style:parent-style-name="Text_20_body" style:list-style-name="L12"/>
    <style:style style:name="P140" style:family="paragraph" style:parent-style-name="Text_20_body" style:list-style-name="L13"/>
    <style:style style:name="P141" style:family="paragraph" style:parent-style-name="Text_20_body" style:list-style-name="L14"/>
    <style:style style:name="P142" style:family="paragraph" style:parent-style-name="Text_20_body" style:list-style-name="L15"/>
    <style:style style:name="P143" style:family="paragraph" style:parent-style-name="Text_20_body" style:list-style-name="L16"/>
    <style:style style:name="P144" style:family="paragraph" style:parent-style-name="Text_20_body" style:list-style-name="L17"/>
    <style:style style:name="P145" style:family="paragraph" style:parent-style-name="Text_20_body" style:list-style-name="L18"/>
    <style:style style:name="P146" style:family="paragraph" style:parent-style-name="Text_20_body" style:list-style-name="L19"/>
    <style:style style:name="P147" style:family="paragraph" style:parent-style-name="Text_20_body" style:list-style-name="L20"/>
    <style:style style:name="P148" style:family="paragraph" style:parent-style-name="Text_20_body" style:list-style-name="L21"/>
    <style:style style:name="P149" style:family="paragraph" style:parent-style-name="Text_20_body" style:list-style-name="L22"/>
    <style:style style:name="P150" style:family="paragraph" style:parent-style-name="Text_20_body" style:list-style-name="L23"/>
    <style:style style:name="P151" style:family="paragraph" style:parent-style-name="Text_20_body">
      <style:text-properties fo:font-size="12pt" fo:font-weight="bold" officeooo:rsid="002be5c0" officeooo:paragraph-rsid="007b13ec" style:font-size-asian="12pt" style:font-weight-asian="bold" style:font-size-complex="12pt" style:font-weight-complex="bold"/>
    </style:style>
    <style:style style:name="T1" style:family="text">
      <style:text-properties officeooo:rsid="002c7c0e"/>
    </style:style>
    <style:style style:name="T2" style:family="text">
      <style:text-properties officeooo:rsid="002cca88"/>
    </style:style>
    <style:style style:name="T3" style:family="text">
      <style:text-properties fo:color="#000000" loext:opacity="100%" fo:background-color="transparent" loext:char-shading-value="0"/>
    </style:style>
    <style:style style:name="T4" style:family="text">
      <style:text-properties fo:color="#000000" loext:opacity="100%" fo:background-color="transparent" loext:char-shading-value="0" loext:padding="0in" loext:border="none"/>
    </style:style>
    <style:style style:name="T5" style:family="text">
      <style:text-properties fo:color="#000000" loext:opacity="100%" officeooo:rsid="003fac24" fo:background-color="transparent" loext:char-shading-value="0"/>
    </style:style>
    <style:style style:name="T6" style:family="text">
      <style:text-properties fo:color="#000000" loext:opacity="100%" officeooo:rsid="0041e092" fo:background-color="transparent" loext:char-shading-value="0"/>
    </style:style>
    <style:style style:name="T7" style:family="text">
      <style:text-properties fo:color="#000000" loext:opacity="100%" officeooo:rsid="00421ed9" fo:background-color="transparent" loext:char-shading-value="0"/>
    </style:style>
    <style:style style:name="T8" style:family="text">
      <style:text-properties fo:color="#000000" loext:opacity="100%" officeooo:rsid="0050cac5" fo:background-color="transparent" loext:char-shading-value="0"/>
    </style:style>
    <style:style style:name="T9" style:family="text">
      <style:text-properties fo:color="#000000" loext:opacity="100%" style:font-name="inherit" fo:font-weight="bold" fo:background-color="transparent" loext:char-shading-value="0" loext:padding="0in" loext:border="none"/>
    </style:style>
    <style:style style:name="T10" style:family="text">
      <style:text-properties fo:color="#000000" loext:opacity="100%" style:font-name="inherit" fo:background-color="transparent" loext:char-shading-value="0" loext:padding="0in" loext:border="none"/>
    </style:style>
    <style:style style:name="T11" style:family="text">
      <style:text-properties fo:color="#000000" loext:opacity="100%" style:font-name="inherit" fo:font-style="italic" fo:background-color="transparent" loext:char-shading-value="0" loext:padding="0in" loext:border="none"/>
    </style:style>
    <style:style style:name="T12" style:family="text">
      <style:text-properties fo:color="#000000" loext:opacity="100%" style:text-outline="false" style:text-line-through-style="none" style:text-line-through-type="none" style:font-name="Liberation Sans" fo:font-size="10pt" fo:font-style="normal" fo:text-shadow="none" style:text-underline-style="none" fo:font-weight="normal" officeooo:rsid="004ee443" fo:background-color="transparent" loext:char-shading-value="0" style:font-size-asian="10pt" style:font-style-asian="normal" style:font-weight-asian="normal" style:text-emphasize="none"/>
    </style:style>
    <style:style style:name="T13" style:family="text">
      <style:text-properties fo:color="#000000" loext:opacity="100%" style:text-outline="false" style:text-line-through-style="none" style:text-line-through-type="none" style:font-name="Liberation Sans" fo:font-size="10pt" fo:font-style="normal" fo:text-shadow="none" style:text-underline-style="none" fo:font-weight="normal" officeooo:rsid="00627948" fo:background-color="transparent" loext:char-shading-value="0" style:font-size-asian="10pt" style:font-style-asian="normal" style:font-weight-asian="normal" style:text-emphasize="none"/>
    </style:style>
    <style:style style:name="T14" style:family="text">
      <style:text-properties officeooo:rsid="003619a7"/>
    </style:style>
    <style:style style:name="T15" style:family="text">
      <style:text-properties officeooo:rsid="0036c2f0"/>
    </style:style>
    <style:style style:name="T16" style:family="text">
      <style:text-properties officeooo:rsid="0038ec27"/>
    </style:style>
    <style:style style:name="T17"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18" style:family="text">
      <style:text-properties style:text-outline="false" style:text-line-through-style="none" style:text-line-through-type="none" style:font-name="Liberation Sans" fo:font-size="10pt" fo:font-style="normal" fo:text-shadow="none" style:text-underline-style="none" fo:font-weight="normal" officeooo:rsid="003af9db" style:font-size-asian="10pt" style:font-style-asian="normal" style:font-weight-asian="normal" style:text-emphasize="none"/>
    </style:style>
    <style:style style:name="T19" style:family="text">
      <style:text-properties style:text-outline="false" style:text-line-through-style="none" style:text-line-through-type="none" style:font-name="Liberation Sans" fo:font-size="10pt" fo:font-style="normal" fo:text-shadow="none" style:text-underline-style="none" fo:font-weight="normal" officeooo:rsid="003fac24" style:font-size-asian="10pt" style:font-style-asian="normal" style:font-weight-asian="normal" style:text-emphasize="none"/>
    </style:style>
    <style:style style:name="T20" style:family="text">
      <style:text-properties style:text-outline="false" style:text-line-through-style="none" style:text-line-through-type="none" style:font-name="Liberation Sans" fo:font-size="10pt" fo:font-style="normal" fo:text-shadow="none" style:text-underline-style="none" fo:font-weight="normal" officeooo:rsid="0050cac5" style:font-size-asian="10pt" style:font-style-asian="normal" style:font-weight-asian="normal" style:text-emphasize="none"/>
    </style:style>
    <style:style style:name="T21" style:family="text">
      <style:text-properties style:text-outline="false" style:text-line-through-style="none" style:text-line-through-type="none" style:font-name="Liberation Sans" fo:font-size="10pt" fo:font-style="normal" fo:text-shadow="none" style:text-underline-style="none" fo:font-weight="normal" officeooo:rsid="0051bb39" style:font-size-asian="10pt" style:font-style-asian="normal" style:font-weight-asian="normal" style:text-emphasize="none"/>
    </style:style>
    <style:style style:name="T22" style:family="text">
      <style:text-properties style:text-outline="false" style:text-line-through-style="none" style:text-line-through-type="none" style:font-name="Liberation Sans" fo:font-size="10pt" fo:font-style="normal" fo:text-shadow="none" style:text-underline-style="none" fo:font-weight="normal" officeooo:rsid="0052f4dc" style:font-size-asian="10pt" style:font-style-asian="normal" style:font-weight-asian="normal" style:text-emphasize="none"/>
    </style:style>
    <style:style style:name="T23" style:family="text">
      <style:text-properties style:text-outline="false" style:text-line-through-style="none" style:text-line-through-type="none" style:font-name="Liberation Sans" fo:font-size="10pt" fo:font-style="normal" fo:text-shadow="none" style:text-underline-style="none" fo:font-weight="normal" officeooo:rsid="00548a4f" style:font-size-asian="10pt" style:font-style-asian="normal" style:font-weight-asian="normal" style:text-emphasize="none"/>
    </style:style>
    <style:style style:name="T24" style:family="text">
      <style:text-properties style:text-outline="false" style:text-line-through-style="none" style:text-line-through-type="none" style:font-name="Liberation Sans" fo:font-size="10pt" fo:font-style="normal" fo:text-shadow="none" style:text-underline-style="none" fo:font-weight="normal" officeooo:rsid="0057638b" style:font-size-asian="10pt" style:font-style-asian="normal" style:font-weight-asian="normal" style:text-emphasize="none"/>
    </style:style>
    <style:style style:name="T25" style:family="text">
      <style:text-properties style:text-outline="false" style:text-line-through-style="none" style:text-line-through-type="none" style:font-name="Liberation Sans" fo:font-size="10pt" fo:font-style="normal" fo:text-shadow="none" style:text-underline-style="none" fo:font-weight="normal" officeooo:rsid="005ad5fc" style:font-size-asian="10pt" style:font-style-asian="normal" style:font-weight-asian="normal" style:text-emphasize="none"/>
    </style:style>
    <style:style style:name="T26" style:family="text">
      <style:text-properties style:text-outline="false" style:text-line-through-style="none" style:text-line-through-type="none" style:font-name="Liberation Sans" fo:font-size="10pt" fo:font-style="normal" fo:text-shadow="none" style:text-underline-style="none" fo:font-weight="normal" officeooo:rsid="005c48d5" style:font-size-asian="10pt" style:font-style-asian="normal" style:font-weight-asian="normal" style:text-emphasize="none"/>
    </style:style>
    <style:style style:name="T27" style:family="text">
      <style:text-properties style:text-outline="false" style:text-line-through-style="none" style:text-line-through-type="none" style:font-name="Liberation Sans" fo:font-size="10pt" fo:font-style="normal" fo:text-shadow="none" style:text-underline-style="none" fo:font-weight="normal" officeooo:rsid="005e2570" style:font-size-asian="10pt" style:font-style-asian="normal" style:font-weight-asian="normal" style:text-emphasize="none"/>
    </style:style>
    <style:style style:name="T28" style:family="text">
      <style:text-properties style:text-outline="false" style:text-line-through-style="none" style:text-line-through-type="none" style:font-name="Liberation Sans" fo:font-size="10pt" fo:font-style="normal" fo:text-shadow="none" style:text-underline-style="none" fo:font-weight="normal" officeooo:rsid="005fdc88" style:font-size-asian="10pt" style:font-style-asian="normal" style:font-weight-asian="normal" style:text-emphasize="none"/>
    </style:style>
    <style:style style:name="T29" style:family="text">
      <style:text-properties style:text-outline="false" style:text-line-through-style="none" style:text-line-through-type="none" style:font-name="Liberation Sans" fo:font-size="10pt" fo:font-style="normal" fo:text-shadow="none" style:text-underline-style="none" fo:font-weight="normal" officeooo:rsid="0061e0f8" style:font-size-asian="10pt" style:font-style-asian="normal" style:font-weight-asian="normal" style:text-emphasize="none"/>
    </style:style>
    <style:style style:name="T30" style:family="text">
      <style:text-properties style:text-outline="false" style:text-line-through-style="none" style:text-line-through-type="none" style:font-name="Liberation Sans" fo:font-size="10pt" fo:font-style="normal" fo:text-shadow="none" style:text-underline-style="none" fo:font-weight="normal" officeooo:rsid="00627948" style:font-size-asian="10pt" style:font-style-asian="normal" style:font-weight-asian="normal" style:text-emphasize="none"/>
    </style:style>
    <style:style style:name="T31" style:family="text">
      <style:text-properties style:text-outline="false" style:text-line-through-style="none" style:text-line-through-type="none" style:font-name="Liberation Sans" fo:font-size="10pt" fo:font-style="normal" fo:text-shadow="none" style:text-underline-style="none" fo:font-weight="normal" officeooo:rsid="0054ff79" style:font-size-asian="10pt" style:font-style-asian="normal" style:font-weight-asian="normal" style:text-emphasize="none"/>
    </style:style>
    <style:style style:name="T32" style:family="text">
      <style:text-properties style:text-outline="false" style:text-line-through-style="none" style:text-line-through-type="none" style:font-name="Liberation Sans" fo:font-size="10pt" fo:font-style="normal" fo:text-shadow="none" style:text-underline-style="none" fo:font-weight="normal" officeooo:rsid="00650d46" style:font-size-asian="10pt" style:font-style-asian="normal" style:font-weight-asian="normal" style:text-emphasize="none"/>
    </style:style>
    <style:style style:name="T33" style:family="text">
      <style:text-properties style:text-outline="false" style:text-line-through-style="none" style:text-line-through-type="none" style:font-name="Liberation Sans" fo:font-size="10pt" fo:font-style="normal" fo:text-shadow="none" style:text-underline-style="none" fo:font-weight="normal" officeooo:rsid="00677811" style:font-size-asian="10pt" style:font-style-asian="normal" style:font-weight-asian="normal" style:text-emphasize="none"/>
    </style:style>
    <style:style style:name="T34" style:family="text">
      <style:text-properties style:text-outline="false" style:text-line-through-style="none" style:text-line-through-type="none" style:font-name="Liberation Sans" fo:font-size="10pt" fo:font-style="normal" fo:text-shadow="none" style:text-underline-style="none" fo:font-weight="normal" officeooo:rsid="00696eb1" style:font-size-asian="10pt" style:font-style-asian="normal" style:font-weight-asian="normal" style:text-emphasize="none"/>
    </style:style>
    <style:style style:name="T35" style:family="text">
      <style:text-properties style:text-outline="false" style:text-line-through-style="none" style:text-line-through-type="none" style:font-name="Liberation Sans" fo:font-size="10pt" fo:font-style="normal" fo:text-shadow="none" style:text-underline-style="none" fo:font-weight="normal" officeooo:rsid="0073eb29" style:font-size-asian="10pt" style:font-style-asian="normal" style:font-weight-asian="normal" style:text-emphasize="none"/>
    </style:style>
    <style:style style:name="T36" style:family="text">
      <style:text-properties style:text-outline="false" style:text-line-through-style="none" style:text-line-through-type="none" style:font-name="Liberation Sans" fo:font-size="10pt" fo:font-style="normal" fo:text-shadow="none" style:text-underline-style="none" fo:font-weight="normal" officeooo:rsid="0073f611" style:font-size-asian="10pt" style:font-style-asian="normal" style:font-weight-asian="normal" style:text-emphasize="none"/>
    </style:style>
    <style:style style:name="T37" style:family="text">
      <style:text-properties style:text-outline="false" style:text-line-through-style="none" style:text-line-through-type="none" style:font-name="Liberation Sans" fo:font-size="10pt" fo:font-style="normal" fo:text-shadow="none" style:text-underline-style="none" fo:font-weight="normal" officeooo:rsid="0050cac5" style:font-size-asian="10pt" style:font-style-asian="normal" style:font-weight-asian="normal" style:font-weight-complex="normal" style:text-emphasize="none"/>
    </style:style>
    <style:style style:name="T38" style:family="text">
      <style:text-properties style:text-outline="false" style:text-line-through-style="none" style:text-line-through-type="none" style:font-name="Liberation Sans" fo:font-size="10pt" fo:font-style="normal" fo:text-shadow="none" style:text-underline-style="none" fo:font-weight="normal" officeooo:rsid="0057638b" style:font-size-asian="10pt" style:font-style-asian="normal" style:font-weight-asian="normal" style:font-weight-complex="normal" style:text-emphasize="none"/>
    </style:style>
    <style:style style:name="T39" style:family="text">
      <style:text-properties style:text-outline="false" style:text-line-through-style="none" style:text-line-through-type="none" style:font-name="Liberation Sans" fo:font-size="10pt" fo:font-style="normal" fo:text-shadow="none" style:text-underline-style="none" fo:font-weight="normal" officeooo:rsid="00592431" style:font-size-asian="10pt" style:font-style-asian="normal" style:font-weight-asian="normal" style:font-weight-complex="normal" style:text-emphasize="none"/>
    </style:style>
    <style:style style:name="T40" style:family="text">
      <style:text-properties style:text-outline="false" style:text-line-through-style="none" style:text-line-through-type="none" style:font-name="Liberation Sans" fo:font-size="10pt" fo:font-style="normal" fo:text-shadow="none" style:text-underline-style="none" fo:font-weight="normal" officeooo:rsid="006f49a3" style:font-size-asian="10pt" style:font-style-asian="normal" style:font-weight-asian="normal" style:font-weight-complex="normal" style:text-emphasize="none"/>
    </style:style>
    <style:style style:name="T41" style:family="text">
      <style:text-properties style:text-outline="false" style:text-line-through-style="none" style:text-line-through-type="none" style:font-name="Liberation Sans" fo:font-size="10pt" fo:font-style="normal" fo:text-shadow="none" style:text-underline-style="none" fo:font-weight="bold" officeooo:rsid="0052f4dc" style:font-size-asian="10pt" style:font-style-asian="normal" style:font-weight-asian="bold" style:font-weight-complex="bold" style:text-emphasize="none"/>
    </style:style>
    <style:style style:name="T42" style:family="text">
      <style:text-properties style:text-outline="false" style:text-line-through-style="none" style:text-line-through-type="none" style:font-name="Liberation Sans" fo:font-size="10pt" fo:font-style="normal" fo:text-shadow="none" style:text-underline-style="none" style:font-size-asian="10pt" style:font-style-asian="normal" style:text-emphasize="none"/>
    </style:style>
    <style:style style:name="T43" style:family="text">
      <style:text-properties style:text-outline="false" style:text-line-through-style="none" style:text-line-through-type="none" style:font-name="Liberation Sans" fo:font-size="10pt" fo:font-style="normal" fo:text-shadow="none" style:text-underline-style="none" officeooo:rsid="0051bb39" style:font-size-asian="10pt" style:font-style-asian="normal" style:text-emphasize="none"/>
    </style:style>
    <style:style style:name="T44" style:family="text">
      <style:text-properties style:text-outline="false" style:text-line-through-style="none" style:text-line-through-type="none" style:font-name="Liberation Sans" fo:font-size="10pt" fo:font-style="normal" fo:text-shadow="none" style:text-underline-style="none" officeooo:rsid="00636cd3" style:font-size-asian="10pt" style:font-style-asian="normal" style:text-emphasize="none"/>
    </style:style>
    <style:style style:name="T45" style:family="text">
      <style:text-properties style:text-outline="false" style:text-line-through-style="none" style:text-line-through-type="none" style:font-name="Liberation Sans" fo:font-size="10pt" fo:font-style="normal" fo:text-shadow="none" style:text-underline-style="none" officeooo:rsid="005fdc88" style:font-size-asian="10pt" style:font-style-asian="normal" style:text-emphasize="none"/>
    </style:style>
    <style:style style:name="T46" style:family="text">
      <style:text-properties style:text-outline="false" style:text-line-through-style="none" style:text-line-through-type="none" style:font-name="Liberation Sans" fo:font-size="10pt" fo:font-style="normal" fo:text-shadow="none" style:text-underline-style="none" officeooo:rsid="0071bec5" style:font-size-asian="10pt" style:font-style-asian="normal" style:text-emphasize="none"/>
    </style:style>
    <style:style style:name="T47" style:family="text">
      <style:text-properties style:text-outline="false" style:text-line-through-style="none" style:text-line-through-type="none" style:font-name="Liberation Sans" fo:font-size="10pt" fo:font-style="normal" fo:text-shadow="none" style:text-underline-style="none" officeooo:rsid="007360f9" style:font-size-asian="10pt" style:font-style-asian="normal" style:text-emphasize="none"/>
    </style:style>
    <style:style style:name="T48" style:family="text">
      <style:text-properties style:text-outline="false" style:text-line-through-style="none" style:text-line-through-type="none" style:font-name="Noto Sans Devanagari" fo:font-size="10pt" fo:font-style="normal" fo:text-shadow="none" style:text-underline-style="none" fo:font-weight="normal" style:font-size-asian="10pt" style:font-style-asian="normal" style:font-weight-asian="normal" style:text-emphasize="none"/>
    </style:style>
    <style:style style:name="T49" style:family="text">
      <style:text-properties style:text-outline="false" style:font-name="Liberation Sans" fo:font-size="10pt" fo:font-style="normal" fo:text-shadow="none" style:text-underline-style="none" fo:font-weight="normal" style:font-size-asian="10pt" style:font-style-asian="normal" style:font-weight-asian="normal" style:text-emphasize="none"/>
    </style:style>
    <style:style style:name="T50" style:family="text">
      <style:text-properties style:text-outline="false" style:font-name="Liberation Sans" fo:font-size="10pt" fo:font-style="normal" fo:text-shadow="none" style:text-underline-style="none" fo:font-weight="normal" officeooo:rsid="003fac24" style:font-size-asian="10pt" style:font-style-asian="normal" style:font-weight-asian="normal" style:text-emphasize="none"/>
    </style:style>
    <style:style style:name="T51" style:family="text">
      <style:text-properties style:text-outline="false" style:font-name="Liberation Sans" fo:font-size="10pt" fo:font-style="normal" fo:text-shadow="none" style:text-underline-style="none" fo:font-weight="normal" officeooo:rsid="0041e092" style:font-size-asian="10pt" style:font-style-asian="normal" style:font-weight-asian="normal" style:text-emphasize="none"/>
    </style:style>
    <style:style style:name="T52" style:family="text">
      <style:text-properties style:text-outline="false" style:font-name="Liberation Sans" fo:font-size="10pt" fo:font-style="normal" fo:text-shadow="none" style:text-underline-style="none" fo:font-weight="normal" officeooo:rsid="00421ed9" style:font-size-asian="10pt" style:font-style-asian="normal" style:font-weight-asian="normal" style:text-emphasize="none"/>
    </style:style>
    <style:style style:name="T53" style:family="text">
      <style:text-properties style:text-outline="false" style:font-name="Liberation Sans" fo:font-style="normal" fo:text-shadow="none" style:text-underline-style="none" fo:font-weight="normal" style:font-style-asian="normal" style:font-weight-asian="normal" style:text-emphasize="none"/>
    </style:style>
    <style:style style:name="T54" style:family="text">
      <style:text-properties style:text-outline="false" style:font-name="Liberation Sans" fo:font-style="normal" fo:text-shadow="none" style:text-underline-style="none" fo:font-weight="normal" officeooo:rsid="003af9db" style:font-style-asian="normal" style:font-weight-asian="normal" style:text-emphasize="none"/>
    </style:style>
    <style:style style:name="T55" style:family="text">
      <style:text-properties style:text-outline="false" style:text-line-through-style="solid" style:text-line-through-type="single" style:font-name="Liberation Sans" fo:font-size="10pt" fo:font-style="normal" fo:text-shadow="none" style:text-underline-style="none" fo:font-weight="normal" style:font-size-asian="10pt" style:font-style-asian="normal" style:font-weight-asian="normal" style:text-emphasize="none"/>
    </style:style>
    <style:style style:name="T56" style:family="text">
      <style:text-properties style:font-name="Liberation Sans"/>
    </style:style>
    <style:style style:name="T57" style:family="text">
      <style:text-properties style:font-name="Liberation Sans" officeooo:rsid="003af9db"/>
    </style:style>
    <style:style style:name="T58" style:family="text">
      <style:text-properties style:font-name="Liberation Sans" officeooo:rsid="00456a8f"/>
    </style:style>
    <style:style style:name="T59" style:family="text">
      <style:text-properties officeooo:rsid="003df207"/>
    </style:style>
    <style:style style:name="T60" style:family="text">
      <style:text-properties officeooo:rsid="00421ed9"/>
    </style:style>
    <style:style style:name="T61" style:family="text">
      <style:text-properties officeooo:rsid="004384e4"/>
    </style:style>
    <style:style style:name="T62" style:family="text">
      <style:text-properties officeooo:rsid="0044c207"/>
    </style:style>
    <style:style style:name="T63" style:family="text">
      <style:text-properties officeooo:rsid="0044f245"/>
    </style:style>
    <style:style style:name="T64" style:family="text">
      <style:text-properties officeooo:rsid="0044f8a0"/>
    </style:style>
    <style:style style:name="T65" style:family="text">
      <style:text-properties style:text-line-through-style="solid" style:text-line-through-type="single"/>
    </style:style>
    <style:style style:name="T66" style:family="text">
      <style:text-properties style:text-line-through-style="solid" style:text-line-through-type="single" officeooo:rsid="0038ec27"/>
    </style:style>
    <style:style style:name="T67" style:family="text">
      <style:text-properties style:text-line-through-style="solid" style:text-line-through-type="single" fo:font-size="12pt" style:font-size-asian="12pt" style:font-size-complex="12pt"/>
    </style:style>
    <style:style style:name="T68" style:family="text">
      <style:text-properties style:text-line-through-style="solid" style:text-line-through-type="single" fo:font-size="12pt" officeooo:rsid="0044c207" style:font-size-asian="12pt" style:font-size-complex="12pt"/>
    </style:style>
    <style:style style:name="T69" style:family="text">
      <style:text-properties officeooo:rsid="004ab21d"/>
    </style:style>
    <style:style style:name="T70" style:family="text">
      <style:text-properties officeooo:rsid="004ee443"/>
    </style:style>
    <style:style style:name="T71" style:family="text">
      <style:text-properties style:text-underline-style="none"/>
    </style:style>
    <style:style style:name="T72" style:family="text">
      <style:text-properties style:text-underline-style="none" officeooo:rsid="004ee443"/>
    </style:style>
    <style:style style:name="T73" style:family="text">
      <style:text-properties style:text-underline-style="none" fo:font-weight="bold" style:font-weight-asian="bold" style:font-weight-complex="bold"/>
    </style:style>
    <style:style style:name="T74" style:family="text">
      <style:text-properties style:text-underline-style="none" officeooo:rsid="0050cac5"/>
    </style:style>
    <style:style style:name="T75" style:family="text">
      <style:text-properties fo:font-weight="bold" style:font-weight-asian="bold" style:font-weight-complex="bold"/>
    </style:style>
    <style:style style:name="T76" style:family="text">
      <style:text-properties fo:font-weight="bold" officeooo:rsid="004ee443" style:font-weight-asian="bold" style:font-weight-complex="bold"/>
    </style:style>
    <style:style style:name="T77" style:family="text">
      <style:text-properties officeooo:rsid="0050cac5"/>
    </style:style>
    <style:style style:name="T78" style:family="text">
      <style:text-properties officeooo:rsid="0057638b"/>
    </style:style>
    <style:style style:name="T79" style:family="text">
      <style:text-properties officeooo:rsid="0061b5f8"/>
    </style:style>
    <style:style style:name="T80" style:family="text">
      <style:text-properties officeooo:rsid="00696eb1"/>
    </style:style>
    <style:style style:name="T81" style:family="text">
      <style:text-properties officeooo:rsid="006b2ab2"/>
    </style:style>
    <style:style style:name="T82" style:family="text">
      <style:text-properties officeooo:rsid="00781a2a"/>
    </style:style>
    <style:style style:name="T83" style:family="text">
      <style:text-properties officeooo:rsid="007b13ec"/>
    </style:style>
    <style:style style:name="T84" style:family="text">
      <style:text-properties officeooo:rsid="0084efc7"/>
    </style:style>
    <style:style style:name="T85" style:family="text">
      <style:text-properties officeooo:rsid="00875ba0"/>
    </style:style>
    <style:style style:name="T86" style:family="text">
      <style:text-properties fo:font-size="12pt" officeooo:rsid="002be5c0" style:font-size-asian="12pt" style:font-size-complex="12pt"/>
    </style:style>
    <style:style style:name="T87" style:family="text">
      <style:text-properties officeooo:rsid="008e9197"/>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2">Use tickers_universe for filtering</text:h>
      <text:p text:style-name="P46">Output file names: name_user_choice_timeframe_* <text:s text:c="2"/><text:span text:style-name="T1">_date</text:span>.csv, <text:span text:style-name="T1">where date is “date” column in dataframe, </text:span><text:span text:style-name="T2">not the date of file creation.</text:span></text:p>
      <text:p text:style-name="P46"/>
      <text:p text:style-name="P46">Complete Processing Tree:</text:p>
      <text:p text:style-name="P46"/>
      <text:p text:style-name="P46"><text:s text:c="2"/>Updated Main() Processing Tree:</text:p>
      <text:p text:style-name="P46"/>
      <text:p text:style-name="P46"><text:s text:c="2"/>main()</text:p>
      <text:p text:style-name="P46"><text:s text:c="2"/>├── Universe Generation (once, all tickers)</text:p>
      <text:p text:style-name="P46"><text:s text:c="2"/>├── RS Analysis (once, all tickers)</text:p>
      <text:p text:style-name="P46"><text:s text:c="2"/>├── PER Analysis (once, all tickers)</text:p>
      <text:p text:style-name="P46"><text:s text:c="2"/>├── For each timeframe ('daily', 'weekly', 'monthly'):</text:p>
      <text:p text:style-name="P46"><text:s text:c="2"/>│ <text:s text:c="2"/>└── process_timeframe_batches():</text:p>
      <text:p text:style-name="P46"><text:s text:c="2"/>│ <text:s text:c="6"/>├── Batch 1: Tickers 1-100 → _run_batch_operations():</text:p>
      <text:p text:style-name="P46"><text:s text:c="2"/>│ <text:s text:c="6"/>│ <text:s text:c="2"/>├── 1. Basic Calculations (line 188)</text:p>
      <text:p text:style-name="P46"><text:s text:c="2"/>│ <text:s text:c="6"/>│ <text:s text:c="2"/>├── 2. Stage Analysis (line 196)</text:p>
      <text:p text:style-name="P46"><text:s text:c="2"/>│ <text:s text:c="6"/>│ <text:s text:c="2"/>├── 3. Screeners (line 213) ← ✅ CLEAN (no market pulse)</text:p>
      <text:p text:style-name="P46"><text:s text:c="2"/>│ <text:s text:c="6"/>│ <text:s text:c="2"/>├── 4. Technical Indicators (line 218)</text:p>
      <text:p text:style-name="P46"><text:s text:c="2"/>│ <text:s text:c="6"/>│ <text:s text:c="2"/>└── 5. Models (line 222)</text:p>
      <text:p text:style-name="P46"><text:s text:c="2"/>│ <text:s text:c="6"/>├── Batch 2: Tickers 101-200 → _run_batch_operations() [same steps]</text:p>
      <text:p text:style-name="P46"><text:s text:c="2"/>│ <text:s text:c="6"/>└── ... (continue until all tickers processed)</text:p>
      <text:p text:style-name="P46"><text:s text:c="2"/>├── Save Basic Calculations Matrix (after each timeframe)</text:p>
      <text:p text:style-name="P46"><text:s text:c="2"/>├── Stage Analysis Processing Summary (line 485)</text:p>
      <text:p text:style-name="P46"><text:s text:c="2"/>├── 🟢 MARKET PULSE ANALYSIS (line 490) ← NEW PIPELINE POSITION</text:p>
      <text:p text:style-name="P46"><text:s text:c="2"/>│ <text:s text:c="2"/>└── For each timeframe ['daily', 'weekly', 'monthly']:</text:p>
      <text:p text:style-name="P46"><text:s text:c="2"/>│ <text:s text:c="6"/>├── MarketPulseManager.run_complete_analysis()</text:p>
      <text:p text:style-name="P46"><text:s text:c="2"/>│ <text:s text:c="6"/>├── GMI Calculator (SPY, QQQ, IWM, ^DJI)</text:p>
      <text:p text:style-name="P46"><text:s text:c="2"/>│ <text:s text:c="6"/>├── FTD/DD Analyzer (Follow-Through/Distribution Days)</text:p>
      <text:p text:style-name="P46"><text:s text:c="2"/>│ <text:s text:c="6"/>├── Moving Average Analyzer (Chillax MA &amp; Cycles)</text:p>
      <text:p text:style-name="P46"><text:s text:c="2"/>│ <text:s text:c="6"/>├── Breadth Analyzer (Net Highs/Lows, Universe filtered)</text:p>
      <text:p text:style-name="P46"><text:soft-page-break/><text:s text:c="2"/>│ <text:s text:c="6"/>├── Generate market summary &amp; alerts</text:p>
      <text:p text:style-name="P46"><text:s text:c="2"/>│ <text:s text:c="6"/>└── Save results: market_pulse_summary_{user_choice}_{timeframe}_{date}.csv</text:p>
      <text:p text:style-name="P46"><text:s text:c="2"/>├── Index Overview Generation (line 550) ← MOVED DOWN</text:p>
      <text:p text:style-name="P46"><text:s text:c="2"/>│ <text:s text:c="2"/>└── For each timeframe ['daily', 'weekly', 'monthly']:</text:p>
      <text:p text:style-name="P46"><text:s text:c="2"/>│ <text:s text:c="6"/>└── create_index_overview() - loads ALL tickers again</text:p>
      <text:p text:style-name="P46"><text:s text:c="2"/>├── Dashboard Generation (line 620+) ← SHIFTED DOWN</text:p>
      <text:p text:style-name="P46"><text:s text:c="2"/>└── Report Generation (line 670+) ← SHIFTED DOWN</text:p>
      <text:p text:style-name="P46"/>
      <text:p text:style-name="P46"><text:s text:c="2"/>Key Changes Made:</text:p>
      <text:p text:style-name="P46"/>
      <text:p text:style-name="P46"><text:s text:c="2"/>1. Market Pulse Position (🟢 NEW)</text:p>
      <text:p text:style-name="P46"/>
      <text:p text:style-name="P46"><text:s text:c="2"/>- Location: After batch processing, before index overview (line 490)</text:p>
      <text:p text:style-name="P46"><text:s text:c="2"/>- Scope: Pipeline-level, runs once per timeframe with complete data</text:p>
      <text:p text:style-name="P46"><text:s text:c="2"/>- Data Access: Uses centralized data_date from main.py</text:p>
      <text:p text:style-name="P46"><text:s text:c="2"/>- Output: Universe-filtered analysis with proper naming convention</text:p>
      <text:p text:style-name="P46"/>
      <text:p text:style-name="P46"><text:s text:c="2"/>2. Screeners Cleaned (✅ FIXED)</text:p>
      <text:p text:style-name="P46"/>
      <text:p text:style-name="P46"><text:s text:c="2"/>- Before: Contained market pulse logic (architecturally wrong)</text:p>
      <text:p text:style-name="P46"><text:s text:c="2"/>- After: Pure stock screening functionality only</text:p>
      <text:p text:style-name="P46"><text:s text:c="2"/>- Position: Still within batch operations (correct for individual stock analysis)</text:p>
      <text:p text:style-name="P46"/>
      <text:p text:style-name="P46"><text:s text:c="2"/>3. Execution Flow Now:</text:p>
      <text:p text:style-name="P46"/>
      <text:p text:style-name="P46"><text:s text:c="2"/>Batch Processing → Market Pulse → Index Overview → Dashboard → Reports</text:p>
      <text:p text:style-name="P46"/>
      <text:p text:style-name="P46"><text:s text:c="2"/>4. Data Flow Benefits:</text:p>
      <text:p text:style-name="P46"/>
      <text:p text:style-name="P46"><text:s text:c="2"/>- Market Pulse can inform Index Overview analysis</text:p>
      <text:p text:style-name="P46"><text:s text:c="2"/>- Index Overview can reference market pulse results for context</text:p>
      <text:p text:style-name="P46"><text:soft-page-break/><text:s text:c="2"/>- Dashboard gets complete market picture (pulse + overview + individual analysis)</text:p>
      <text:p text:style-name="P46"><text:s text:c="2"/>- Reports have full pipeline results available</text:p>
      <text:p text:style-name="P46"/>
      <text:p text:style-name="P46"><text:s text:c="2"/>5. File Dependencies:</text:p>
      <text:p text:style-name="P46"/>
      <text:p text:style-name="P46"><text:s text:c="2"/>- Market Pulse uses: basic_calculation_{user_choice}_{timeframe}_{date}.csv</text:p>
      <text:p text:style-name="P46"><text:s text:c="2"/>- Index Overview uses: Market data + basic calculations + market pulse results</text:p>
      <text:p text:style-name="P46"><text:s text:c="2"/>- Dashboard uses: All pipeline outputs including market pulse</text:p>
      <text:p text:style-name="P46"><text:s text:c="2"/>- Reports use: Complete analysis suite</text:p>
      <text:p text:style-name="P46"/>
      <text:p text:style-name="P46"><text:s text:c="2"/>This architecture now properly separates:</text:p>
      <text:p text:style-name="P46"><text:s text:c="2"/>- Individual Stock Analysis (batched processing)</text:p>
      <text:p text:style-name="P46"><text:s text:c="2"/>- Market-Level Analysis (pipeline level, complete data)</text:p>
      <text:p text:style-name="P46"><text:s text:c="2"/>- Visualization/Reporting (aggregated results)</text:p>
      <text:h text:style-name="P43" text:outline-level="2"/>
      <text:p text:style-name="P44"/>
      <text:p text:style-name="P52">Revised File Structure</text:p>
      <text:p text:style-name="P52"/>
      <text:p text:style-name="P52"><text:s text:c="2"/>Migration Results:</text:p>
      <text:p text:style-name="P52"/>
      <text:p text:style-name="P52"><text:s text:c="2"/>✅ Clean Architecture:</text:p>
      <text:p text:style-name="P52"><text:s text:c="2"/>- Old monolithic files removed</text:p>
      <text:p text:style-name="P52"><text:s text:c="2"/>- New modular structure in place</text:p>
      <text:p text:style-name="P52"><text:s text:c="2"/>- No remaining dependencies on obsolete code</text:p>
      <text:p text:style-name="P52"/>
      <text:p text:style-name="P52"><text:s text:c="2"/>✅ Updated Integration:</text:p>
      <text:p text:style-name="P52"><text:s text:c="2"/>- Dashboard uses new MarketPulseManager class</text:p>
      <text:p text:style-name="P52"><text:s text:c="2"/>- Main pipeline uses new modular market pulse</text:p>
      <text:p text:style-name="P52"><text:s text:c="2"/>- Screeners cleaned of market pulse logic</text:p>
      <text:p text:style-name="P52"/>
      <text:p text:style-name="P52"><text:soft-page-break/><text:s text:c="2"/>✅ New Structure:</text:p>
      <text:p text:style-name="P52"><text:s text:c="2"/>src/market_pulse/</text:p>
      <text:p text:style-name="P52"><text:s text:c="2"/>├── __init__.py <text:s text:c="19"/># ✅ Active</text:p>
      <text:p text:style-name="P52"><text:s text:c="2"/>├── market_pulse_manager.py <text:s text:c="7"/># ✅ Active - Main orchestrator</text:p>
      <text:p text:style-name="P52"><text:s text:c="2"/>├── calculators/</text:p>
      <text:p text:style-name="P52"><text:s text:c="2"/>│ <text:s text:c="2"/>├── __init__.py <text:s text:c="14"/># ✅ Active</text:p>
      <text:p text:style-name="P52"><text:s text:c="2"/>│ <text:s text:c="2"/>└── gmi_calculator.py <text:s text:c="8"/># ✅ Active (moved from src/)</text:p>
      <text:p text:style-name="P52"><text:s text:c="2"/>└── indicators/</text:p>
      <text:p text:style-name="P52"><text:s text:c="6"/>├── __init__.py <text:s text:c="14"/># ✅ Active</text:p>
      <text:p text:style-name="P52"><text:s text:c="6"/>├── base_indicator.py <text:s text:c="8"/># ✅ Active</text:p>
      <text:p text:style-name="P52"><text:s text:c="6"/>├── ftd_dd_analyzer.py <text:s text:c="7"/># ✅ Active</text:p>
      <text:p text:style-name="P52"><text:s text:c="6"/>├── moving_average_analyzer.py # ✅ Active</text:p>
      <text:p text:style-name="P52"><text:s text:c="6"/>└── breadth_analyzer.py <text:s text:c="6"/># ✅ Active</text:p>
      <text:p text:style-name="P52"/>
      <text:p text:style-name="P44"><text:s text:c="2"/></text:p>
      <text:p text:style-name="P37"/>
      <text:p text:style-name="Horizontal_20_Line"/>
      <text:h text:style-name="P2" text:outline-level="2"><text:bookmark text:name="1-calculate-10-day-successful-new-highs--100"/>1) Calculate "10-Day Successful New Highs &gt; 100"</text:h>
      <text:p text:style-name="Text_20_body"><text:span text:style-name="Strong_20_Emphasis"><text:span text:style-name="T3">Goal:</text:span></text:span><text:span text:style-name="T3"><text:line-break/>Count how many stocks in your universe that made a new 52-week high exactly 10 trading days ago have a closing price today higher than their close price on that 10-days-ago high day. Return 1 (true) if count &gt; 100, else 0.</text:span></text:p>
      <text:p text:style-name="Text_20_body"><text:span text:style-name="Strong_20_Emphasis"><text:span text:style-name="T3">Step-by-step explanation:</text:span></text:span></text:p>
      <text:list text:style-name="L1">
        <text:list-item>
          <text:p text:style-name="P124">For each trading day t, find the list of stocks that made a new 52-week high on day t−10.</text:p>
        </text:list-item>
        <text:list-item>
          <text:p text:style-name="P124">For each of those stocks, check if the closing price on day t is higher than the closing price on day t−10.</text:p>
        </text:list-item>
        <text:list-item>
          <text:p text:style-name="P125">Count how many pass this condition.</text:p>
        </text:list-item>
        <text:list-item>
          <text:p text:style-name="P124">If count &gt; 100, output binary 1 for day t, else 0.</text:p>
        </text:list-item>
      </text:list>
      <text:p text:style-name="Text_20_body"><text:span text:style-name="Strong_20_Emphasis"><text:span text:style-name="T3">Data requirements:</text:span></text:span><text:span text:style-name="T3"><text:line-break/>For each stock, have daily price data with at least 52 weeks history to detect new highs.</text:span></text:p>
      <text:p text:style-name="P20">Variable name in basic_calculation output file : timeframe_52-week high_10d</text:p>
      <text:p text:style-name="P1"/>
      <text:h text:style-name="P2" text:outline-level="2"><text:bookmark text:name="2-calculate-daily-new-highs--100"/><text:soft-page-break/>2) Calculate "Daily New Highs &gt; 100"</text:h>
      <text:p text:style-name="P58"><text:span text:style-name="Strong_20_Emphasis"><text:span text:style-name="T3">Goal:</text:span></text:span><text:span text:style-name="T3"><text:line-break/>Count how many stocks made a new 52-week high on the current trading day t. Return 1 if count &gt; 100, else 0.</text:span></text:p>
      <text:p text:style-name="Text_20_body"><text:span text:style-name="Strong_20_Emphasis"><text:span text:style-name="T3">Step-by-step explanation:</text:span></text:span></text:p>
      <text:list text:style-name="L2">
        <text:list-item>
          <text:p text:style-name="P126">For each trading day t, check each stock’s high price and determine if it is the highest high in the past 52 weeks (252 trading days).</text:p>
        </text:list-item>
        <text:list-item>
          <text:p text:style-name="P126">Count how many stocks meet this criterion on day t.</text:p>
        </text:list-item>
        <text:list-item>
          <text:p text:style-name="P126">If count &gt; 100, output binary 1 for day t, else 0.</text:p>
        </text:list-item>
      </text:list>
      <text:p text:style-name="P53"><text:span text:style-name="T3">Variable name in basic_calculation output file: timeframe</text:span>_52-week high</text:p>
      <text:p text:style-name="P1"/>
      <text:h text:style-name="P2" text:outline-level="2"><text:bookmark text:name="example-pseudocode-for-both"/>Example pseudocode for both</text:h>
      <text:p text:style-name="P3">python</text:p>
      <text:p text:style-name="P56"><text:span text:style-name="Source_20_Text"><text:span text:style-name="T9">for</text:span></text:span><text:span text:style-name="Source_20_Text"><text:span text:style-name="T10"> each date t </text:span></text:span><text:span text:style-name="Source_20_Text"><text:span text:style-name="T9">in</text:span></text:span><text:span text:style-name="Source_20_Text"><text:span text:style-name="T10"> trading_days:</text:span></text:span></text:p>
      <text:p text:style-name="P56"><text:span text:style-name="Source_20_Text"><text:span text:style-name="T4"><text:s text:c="4"/></text:span></text:span><text:span text:style-name="Source_20_Text"><text:span text:style-name="T11"># 10-Day Successful New Highs</text:span></text:span></text:p>
      <text:p text:style-name="P56"><text:span text:style-name="Source_20_Text"><text:span text:style-name="T4"><text:s text:c="4"/></text:span></text:span><text:span text:style-name="Source_20_Text"><text:span text:style-name="T10">stocks_high_10_days_ago = [stock </text:span></text:span><text:span text:style-name="Source_20_Text"><text:span text:style-name="T9">for</text:span></text:span><text:span text:style-name="Source_20_Text"><text:span text:style-name="T10"> stock </text:span></text:span><text:span text:style-name="Source_20_Text"><text:span text:style-name="T9">in</text:span></text:span><text:span text:style-name="Source_20_Text"><text:span text:style-name="T10"> universe </text:span></text:span><text:span text:style-name="Source_20_Text"><text:span text:style-name="T9">if</text:span></text:span><text:span text:style-name="Source_20_Text"><text:span text:style-name="T10"> stock.high_on(t-10) </text:span></text:span><text:span text:style-name="Source_20_Text"><text:span text:style-name="T9">is</text:span></text:span><text:span text:style-name="Source_20_Text"><text:span text:style-name="T10"> 52-week high]</text:span></text:span></text:p>
      <text:p text:style-name="P56"><text:span text:style-name="Source_20_Text"><text:span text:style-name="T4"><text:s text:c="4"/></text:span></text:span><text:span text:style-name="Source_20_Text"><text:span text:style-name="T10">count_successful = 0</text:span></text:span></text:p>
      <text:p text:style-name="P56"><text:span text:style-name="Source_20_Text"><text:span text:style-name="T4"><text:s text:c="4"/></text:span></text:span><text:span text:style-name="Source_20_Text"><text:span text:style-name="T9">for</text:span></text:span><text:span text:style-name="Source_20_Text"><text:span text:style-name="T10"> stock </text:span></text:span><text:span text:style-name="Source_20_Text"><text:span text:style-name="T9">in</text:span></text:span><text:span text:style-name="Source_20_Text"><text:span text:style-name="T10"> stocks_high_10_days_ago:</text:span></text:span></text:p>
      <text:p text:style-name="P56"><text:span text:style-name="Source_20_Text"><text:span text:style-name="T4"><text:s text:c="8"/></text:span></text:span><text:span text:style-name="Source_20_Text"><text:span text:style-name="T9">if</text:span></text:span><text:span text:style-name="Source_20_Text"><text:span text:style-name="T10"> stock.close_on(t) &gt; stock.close_on(t-10):</text:span></text:span></text:p>
      <text:p text:style-name="P56"><text:span text:style-name="Source_20_Text"><text:span text:style-name="T4"><text:s text:c="12"/></text:span></text:span><text:span text:style-name="Source_20_Text"><text:span text:style-name="T10">count_successful += 1</text:span></text:span></text:p>
      <text:p text:style-name="P56"><text:span text:style-name="Source_20_Text"><text:span text:style-name="T4"><text:s text:c="4"/></text:span></text:span><text:span text:style-name="Source_20_Text"><text:span text:style-name="T10">binary_10_day_success = 1 </text:span></text:span><text:span text:style-name="Source_20_Text"><text:span text:style-name="T9">if</text:span></text:span><text:span text:style-name="Source_20_Text"><text:span text:style-name="T10"> count_successful &gt; 100 </text:span></text:span><text:span text:style-name="Source_20_Text"><text:span text:style-name="T9">else</text:span></text:span><text:span text:style-name="Source_20_Text"><text:span text:style-name="T10"> 0</text:span></text:span></text:p>
      <text:p text:style-name="P4"/>
      <text:p text:style-name="P56"><text:span text:style-name="Source_20_Text"><text:span text:style-name="T4"><text:s text:c="4"/></text:span></text:span><text:span text:style-name="Source_20_Text"><text:span text:style-name="T11"># Daily New Highs</text:span></text:span></text:p>
      <text:p text:style-name="P56"><text:span text:style-name="Source_20_Text"><text:span text:style-name="T4"><text:s text:c="4"/></text:span></text:span><text:span text:style-name="Source_20_Text"><text:span text:style-name="T10">count_new_highs_today = 0</text:span></text:span></text:p>
      <text:p text:style-name="P56"><text:span text:style-name="Source_20_Text"><text:span text:style-name="T4"><text:s text:c="4"/></text:span></text:span><text:span text:style-name="Source_20_Text"><text:span text:style-name="T9">for</text:span></text:span><text:span text:style-name="Source_20_Text"><text:span text:style-name="T10"> stock </text:span></text:span><text:span text:style-name="Source_20_Text"><text:span text:style-name="T9">in</text:span></text:span><text:span text:style-name="Source_20_Text"><text:span text:style-name="T10"> universe:</text:span></text:span></text:p>
      <text:p text:style-name="P56"><text:span text:style-name="Source_20_Text"><text:span text:style-name="T4"><text:s text:c="8"/></text:span></text:span><text:span text:style-name="Source_20_Text"><text:span text:style-name="T9">if</text:span></text:span><text:span text:style-name="Source_20_Text"><text:span text:style-name="T10"> stock.high_on(t) </text:span></text:span><text:span text:style-name="Source_20_Text"><text:span text:style-name="T9">is</text:span></text:span><text:span text:style-name="Source_20_Text"><text:span text:style-name="T10"> 52-week high:</text:span></text:span></text:p>
      <text:p text:style-name="P56"><text:span text:style-name="Source_20_Text"><text:span text:style-name="T4"><text:s text:c="12"/></text:span></text:span><text:span text:style-name="Source_20_Text"><text:span text:style-name="T10">count_new_highs_today += 1</text:span></text:span></text:p>
      <text:p text:style-name="P57"><text:span text:style-name="Source_20_Text"><text:span text:style-name="T4"><text:s text:c="4"/></text:span></text:span><text:span text:style-name="Source_20_Text"><text:span text:style-name="T10">binary_daily_new_highs = 1 </text:span></text:span><text:span text:style-name="Source_20_Text"><text:span text:style-name="T9">if</text:span></text:span><text:span text:style-name="Source_20_Text"><text:span text:style-name="T10"> count_new_highs_today &gt; 100 </text:span></text:span><text:span text:style-name="Source_20_Text"><text:span text:style-name="T9">else</text:span></text:span><text:span text:style-name="Source_20_Text"><text:span text:style-name="T10"> 0</text:span></text:span></text:p>
      <text:p text:style-name="P1"/>
      <text:h text:style-name="P2" text:outline-level="2"><text:bookmark text:name="additional-notes-for-programmer"/>Additional Notes for Programmer</text:h>
      <text:list text:style-name="L3">
        <text:list-item>
          <text:p text:style-name="P127">To detect a 52-week high for a stock on a given day, compare that day’s high price against the highest high in the last 252 trading days (approximately 1 year).</text:p>
        </text:list-item>
        <text:list-item>
          <text:p text:style-name="P127"><text:soft-page-break/>Ideally, precompute rolling 52-week highs in a dataframe for faster calculation.</text:p>
        </text:list-item>
        <text:list-item>
          <text:p text:style-name="P127">The <text:span text:style-name="T14">variables are stored in basic_calculation files; basic_calculation is read in gmi_calculator.py, </text:span><text:span text:style-name="T15">process and </text:span><text:span text:style-name="T14">the counts are </text:span>fed into the GMI scoring as components.</text:p>
        </text:list-item>
      </text:list>
      <text:p text:style-name="P5"/>
      <text:h text:style-name="P59" text:outline-level="2"><text:span text:style-name="Strong_20_Emphasis"><text:span text:style-name="T64">MARKET BREADTH</text:span></text:span></text:h>
      <text:p text:style-name="P72"><text:span text:style-name="Strong_20_Emphasis"/></text:p>
      <text:p text:style-name="P72"><text:span text:style-name="Strong_20_Emphasis"><text:span text:style-name="T66">1. create consolidated files</text:span></text:span></text:p>
      <text:p text:style-name="P26">2. The file output names must be:</text:p>
      <text:p text:style-name="P27">market_breadth_MARKET_BREADTH_universe<text:span text:style-name="T16">_ticker_choice_timeframe_date.csv;</text:span></text:p>
      <text:p text:style-name="P27">market_breadth_MARKET_BREADTH_univers<text:span text:style-name="T16">e – this is correct</text:span></text:p>
      <text:p text:style-name="P26">change the rest: date is “date” is latest date in “date” column in your file, not the date of file creation</text:p>
      <text:p text:style-name="P28">3. change name of variable</text:p>
      <text:p text:style-name="P26"><text:span text:style-name="T60">def </text:span>calculate_new_highs_lows_indicators <text:span text:style-name="T60">in market_breadth_calculation.py</text:span></text:p>
      <text:p text:style-name="P29">can we change name of function and of variables that derive from it to def calculate_52week_new_highs_lows_ etc</text:p>
      <text:p text:style-name="P29">“_new_highs” becomes “52week_new_highs”</text:p>
      <text:p text:style-name="P29">“_new_lows” becomes “52week_new_lows”</text:p>
      <text:p text:style-name="P30">“new highs/lows indicators" <text:span text:style-name="T61">becomes “52week </text:span>new highs/lows indicators" <text:span text:style-name="T61">becomes”</text:span></text:p>
      <text:p text:style-name="P29"/>
      <text:p text:style-name="P31">columns in output files:<text:span text:style-name="T56">“market_breadth_daily_new_highs_gt_100” becomes “market_breadth_daily_52week_new_highs_gt_100” etc </text:span></text:p>
      <text:p text:style-name="Standard"/>
      <text:p text:style-name="P23"/>
      <text:p text:style-name="P32">3. in market breadth output file:</text:p>
      <text:list text:style-name="L4">
        <text:list-item>
          <text:p text:style-name="P128"><text:span text:style-name="T5">remove column </text:span><text:span text:style-name="T49">market_breadth_calculation_date</text:span></text:p>
        </text:list-item>
        <text:list-item>
          <text:p text:style-name="P129">add colume name “timeframe”: can be daily, weekly, monthly depending on timeframe of calculation</text:p>
        </text:list-item>
        <text:list-item>
          <text:p text:style-name="P115"><text:span text:style-name="T5">with exception of “date”, and “timeframe” change column names to timeframe_current_name, i.e. </text:span><text:span text:style-name="T49">market_breadth_total_stocks </text:span><text:span text:style-name="T50">becomes daily_market_breadth_total_stocks</text:span></text:p>
          <text:p text:style-name="P114"><text:span text:style-name="T19"/></text:p>
        </text:list-item>
      </text:list>
      <text:p text:style-name="P25"><text:span text:style-name="T62">4</text:span>. test market_breadth for several indexes, <text:span text:style-name="T63">combied indexes; SP500+NASDAQ100, ALL ETC</text:span></text:p>
      <text:p text:style-name="P12"/>
      <text:p text:style-name="P12"/>
      <text:p text:style-name="P117" loext:marker-style-name="T48"><text:soft-page-break/></text:p>
      <text:p text:style-name="P11"/>
      <text:p text:style-name="P118" loext:marker-style-name="T48"><text:span text:style-name="T17"># </text:span><text:span text:style-name="T55">MARKET BREADTH ANALYSIS CONFIGURATION</text:span></text:p>
      <text:p text:style-name="P24"/>
      <text:p text:style-name="P24"/>
      <text:p text:style-name="P24"/>
      <text:p text:style-name="P60"/>
      <text:p text:style-name="P24"/>
      <table:table table:name="Table5" table:style-name="Table5">
        <table:table-column table:style-name="Table5.A"/>
        <table:table-column table:style-name="Table5.B"/>
        <table:table-column table:style-name="Table5.C"/>
        <table:table-row>
          <table:table-cell table:style-name="Table5.A1" office:value-type="string">
            <text:p text:style-name="P69">MARKET_BREADTH_enable</text:p>
          </table:table-cell>
          <table:table-cell table:style-name="Table5.A1" office:value-type="string">
            <text:p text:style-name="P69">TRUE</text:p>
          </table:table-cell>
          <table:table-cell table:style-name="Table5.A1" office:value-type="string">
            <text:p text:style-name="P67"/>
          </table:table-cell>
        </table:table-row>
        <table:table-row>
          <table:table-cell table:style-name="Table5.A1" office:value-type="string">
            <text:p text:style-name="P69">MARKET_BREADTH_universe</text:p>
          </table:table-cell>
          <table:table-cell table:style-name="Table5.A1" office:value-type="string">
            <text:p text:style-name="P69">SP500</text:p>
          </table:table-cell>
          <table:table-cell table:style-name="Table5.A1" office:value-type="string">
            <text:p text:style-name="P67"/>
          </table:table-cell>
        </table:table-row>
        <table:table-row>
          <table:table-cell table:style-name="Table5.A1" office:value-type="string">
            <text:p text:style-name="P61"><text:span text:style-name="T56">MARKET_BREADTH_</text:span><text:span text:style-name="T58">daily</text:span></text:p>
          </table:table-cell>
          <table:table-cell table:style-name="Table5.A1" office:value-type="string">
            <text:p text:style-name="P66">TRUE</text:p>
          </table:table-cell>
          <table:table-cell table:style-name="Table5.A1" office:value-type="string">
            <text:p text:style-name="P67"/>
          </table:table-cell>
        </table:table-row>
        <table:table-row>
          <table:table-cell table:style-name="Table5.A1" office:value-type="string">
            <text:p text:style-name="P63">daily_new_high_lows</text:p>
          </table:table-cell>
          <table:table-cell table:style-name="Table5.A1" office:value-type="string">
            <text:p text:style-name="P63">20d; 52w</text:p>
          </table:table-cell>
          <table:table-cell table:style-name="Table5.A1" office:value-type="string">
            <text:p text:style-name="P67"/>
          </table:table-cell>
        </table:table-row>
        <table:table-row>
          <table:table-cell table:style-name="Table5.A5" office:value-type="string">
            <text:p text:style-name="P61"><text:span text:style-name="T58">daily</text:span><text:span text:style-name="T56">_ma_periods</text:span></text:p>
          </table:table-cell>
          <table:table-cell table:style-name="Table5.A5" office:value-type="string">
            <text:p text:style-name="P69">20;50;200</text:p>
          </table:table-cell>
          <table:table-cell table:style-name="Table5.A1" office:value-type="string">
            <text:p text:style-name="P67"/>
          </table:table-cell>
        </table:table-row>
        <table:table-row>
          <table:table-cell table:style-name="Table5.A5" office:value-type="string">
            <text:p text:style-name="P61"><text:span text:style-name="T56">daily_new_</text:span><text:span text:style-name="T58">52week_</text:span><text:span text:style-name="T56">highs_threshold</text:span></text:p>
          </table:table-cell>
          <table:table-cell table:style-name="Table5.B6" office:value-type="float" office:value="100">
            <text:p text:style-name="P68">100</text:p>
          </table:table-cell>
          <table:table-cell table:style-name="Table5.A1" office:value-type="string">
            <text:p text:style-name="P67"/>
          </table:table-cell>
        </table:table-row>
        <table:table-row>
          <table:table-cell table:style-name="Table5.A1" office:value-type="string">
            <text:p text:style-name="P65">daily_new_10days_high_threshold</text:p>
          </table:table-cell>
          <table:table-cell table:style-name="Table5.B7" office:value-type="float" office:value="100">
            <text:p text:style-name="P64">100</text:p>
          </table:table-cell>
          <table:table-cell table:style-name="Table5.A1" office:value-type="string">
            <text:p text:style-name="P67"/>
          </table:table-cell>
        </table:table-row>
        <table:table-row>
          <table:table-cell table:style-name="Table5.A1" office:value-type="string">
            <text:p text:style-name="P69">ten_day_success_threshold</text:p>
          </table:table-cell>
          <table:table-cell table:style-name="Table5.B8" office:value-type="float" office:value="5">
            <text:p text:style-name="P68">5</text:p>
          </table:table-cell>
          <table:table-cell table:style-name="Table5.A1" office:value-type="string">
            <text:p text:style-name="P67"/>
          </table:table-cell>
        </table:table-row>
        <table:table-row>
          <table:table-cell table:style-name="Table5.A1" office:value-type="string">
            <text:p text:style-name="P69">strong_ad_ratio_threshold</text:p>
          </table:table-cell>
          <table:table-cell table:style-name="Table5.B9" office:value-type="float" office:value="2">
            <text:p text:style-name="P68">2</text:p>
          </table:table-cell>
          <table:table-cell table:style-name="Table5.A1" office:value-type="string">
            <text:p text:style-name="P67"/>
          </table:table-cell>
        </table:table-row>
        <table:table-row>
          <table:table-cell table:style-name="Table5.A1" office:value-type="string">
            <text:p text:style-name="P69">weak_ad_ratio_threshold</text:p>
          </table:table-cell>
          <table:table-cell table:style-name="Table5.B10" office:value-type="float" office:value="0.5">
            <text:p text:style-name="P68">0.5</text:p>
          </table:table-cell>
          <table:table-cell table:style-name="Table5.A1" office:value-type="string">
            <text:p text:style-name="P67"/>
          </table:table-cell>
        </table:table-row>
        <table:table-row>
          <table:table-cell table:style-name="Table5.A1" office:value-type="string">
            <text:p text:style-name="P69">strong_advance_threshold</text:p>
          </table:table-cell>
          <table:table-cell table:style-name="Table5.B11" office:value-type="float" office:value="70">
            <text:p text:style-name="P68">70</text:p>
          </table:table-cell>
          <table:table-cell table:style-name="Table5.A1" office:value-type="string">
            <text:p text:style-name="P67"/>
          </table:table-cell>
        </table:table-row>
        <table:table-row>
          <table:table-cell table:style-name="Table5.A1" office:value-type="string">
            <text:p text:style-name="P69">weak_advance_threshold</text:p>
          </table:table-cell>
          <table:table-cell table:style-name="Table5.B12" office:value-type="float" office:value="30">
            <text:p text:style-name="P68">30</text:p>
          </table:table-cell>
          <table:table-cell table:style-name="Table5.A1" office:value-type="string">
            <text:p text:style-name="P67"/>
          </table:table-cell>
        </table:table-row>
        <table:table-row>
          <table:table-cell table:style-name="Table5.A1" office:value-type="string">
            <text:p text:style-name="P69">strong_ma_breadth_threshold</text:p>
          </table:table-cell>
          <table:table-cell table:style-name="Table5.B13" office:value-type="float" office:value="80">
            <text:p text:style-name="P68">80</text:p>
          </table:table-cell>
          <table:table-cell table:style-name="Table5.A1" office:value-type="string">
            <text:p text:style-name="P67"/>
          </table:table-cell>
        </table:table-row>
        <table:table-row>
          <table:table-cell table:style-name="Table5.A1" office:value-type="string">
            <text:p text:style-name="P69">weak_ma_breadth_threshold</text:p>
          </table:table-cell>
          <table:table-cell table:style-name="Table5.B14" office:value-type="float" office:value="20">
            <text:p text:style-name="P68">20</text:p>
          </table:table-cell>
          <table:table-cell table:style-name="Table5.A1" office:value-type="string">
            <text:p text:style-name="P67"/>
          </table:table-cell>
        </table:table-row>
        <table:table-row>
          <table:table-cell table:style-name="Table5.A1" office:value-type="string">
            <text:p text:style-name="P61"/>
          </table:table-cell>
          <table:table-cell table:style-name="Table5.A1" office:value-type="string">
            <text:p text:style-name="P62"/>
          </table:table-cell>
          <table:table-cell table:style-name="Table5.A1" office:value-type="string">
            <text:p text:style-name="P67"/>
          </table:table-cell>
        </table:table-row>
        <table:table-row>
          <table:table-cell table:style-name="Table5.A1" office:value-type="string">
            <text:p text:style-name="P61"/>
          </table:table-cell>
          <table:table-cell table:style-name="Table5.A1" office:value-type="string">
            <text:p text:style-name="P62"/>
          </table:table-cell>
          <table:table-cell table:style-name="Table5.A1" office:value-type="string">
            <text:p text:style-name="P67"/>
          </table:table-cell>
        </table:table-row>
      </table:table>
      <text:p text:style-name="P24"/>
      <text:p text:style-name="P11"/>
      <text:p text:style-name="P11"/>
      <text:p text:style-name="P11"/>
      <text:p text:style-name="P11"/>
      <text:p text:style-name="P33">5. columns to add <text:span text:style-name="T60">“</text:span>20days<text:span text:style-name="T60">_new_highs”, “</text:span>20days_new_lows”</text:p>
      <text:p text:style-name="P22"/>
      <text:p text:style-name="P36">modify 52weeks <text:s/>to 252 days-ago <text:span text:style-name="T69">(how is in code calculated with days?)</text:span></text:p>
      <text:p text:style-name="P36">calculate also 63 days</text:p>
      <text:p text:style-name="P38"><text:span text:style-name="T62">1</text:span>.<text:span text:style-name="T67"> in user_data.csv introduce the possibility to calculate market </text:span><text:span text:style-name="T68">pulse</text:span><text:span text:style-name="T67"> for a specific time frame</text:span></text:p>
      <text:p text:style-name="P116" loext:marker-style-name="T48"><text:span text:style-name="T53">MARKET_PULSE_gmi_enable</text:span><text:span text:style-name="T54">_daily, MARKET_PULSE_gmi_enable_weekly, MARKET_PULSE_gmi_enable_monthly</text:span></text:p>
      <text:p text:style-name="P119" loext:marker-style-name="T48"><text:span text:style-name="T18"/></text:p>
      <text:p text:style-name="P119" loext:marker-style-name="T48"><text:span text:style-name="T18"/></text:p>
      <text:p text:style-name="P119" loext:marker-style-name="T48"><text:span text:style-name="T18"/></text:p>
      <text:p text:style-name="P119" loext:marker-style-name="T48"><text:span text:style-name="T18"/></text:p>
      <text:p text:style-name="P119" loext:marker-style-name="T48"><text:span text:style-name="T18"/></text:p>
      <text:p text:style-name="P121" loext:marker-style-name="T48"><text:span text:style-name="T17">Create:</text:span></text:p>
      <text:p text:style-name="P119" loext:marker-style-name="T48"><text:span text:style-name="T18"/></text:p>
      <table:table table:name="Table1" table:style-name="Table1">
        <table:table-column table:style-name="Table1.A"/>
        <table:table-column table:style-name="Table1.B"/>
        <table:table-row table:style-name="Table1.1">
          <table:table-cell table:style-name="Table1.A1" office:value-type="string">
            <text:p text:style-name="P73">MARKET_PULSE_gmi_short_term_sma_daily</text:p>
          </table:table-cell>
          <table:table-cell table:style-name="Table1.A1" office:value-type="string">
            <text:p text:style-name="P85">50</text:p>
          </table:table-cell>
        </table:table-row>
        <table:table-row table:style-name="Table1.1">
          <table:table-cell table:style-name="Table1.A1" office:value-type="string">
            <text:p text:style-name="P50"><text:span text:style-name="T56">MARKET_PULSE_gmi_long_term_sma</text:span><text:span text:style-name="T57">_daily</text:span></text:p>
          </table:table-cell>
          <table:table-cell table:style-name="Table1.A1" office:value-type="string">
            <text:p text:style-name="P85">150</text:p>
          </table:table-cell>
        </table:table-row>
      </table:table>
      <text:p text:style-name="Standard"/>
      <table:table table:name="Table2" table:style-name="Table2">
        <table:table-column table:style-name="Table2.A"/>
        <table:table-row table:style-name="Table2.1">
          <table:table-cell table:style-name="Table2.A1" office:value-type="string">
            <text:p text:style-name="P74">MARKET_PULSE_gmi_short_term_sma_daily</text:p>
          </table:table-cell>
        </table:table-row>
        <table:table-row table:style-name="Table2.1">
          <table:table-cell table:style-name="Table2.A1" office:value-type="string">
            <text:p text:style-name="P51"><text:span text:style-name="T56">MARKET_PULSE_gmi_long_term_sma</text:span><text:span text:style-name="T57">_daily</text:span></text:p>
          </table:table-cell>
        </table:table-row>
      </table:table>
      <text:p text:style-name="P119" loext:marker-style-name="T48"><text:span text:style-name="T18"/></text:p>
      <table:table table:name="Table3" table:style-name="Table3">
        <table:table-column table:style-name="Table3.A"/>
        <table:table-row table:style-name="Table3.1">
          <table:table-cell table:style-name="Table3.A1" office:value-type="string">
            <text:p text:style-name="P74">MARKET_PULSE_gmi_short_term_sma_daily</text:p>
          </table:table-cell>
        </table:table-row>
        <text:soft-page-break/>
        <table:table-row table:style-name="Table3.1">
          <table:table-cell table:style-name="Table3.A1" office:value-type="string">
            <text:p text:style-name="P51"><text:span text:style-name="T56">MARKET_PULSE_gmi_long_term_sma</text:span><text:span text:style-name="T57">_daily</text:span></text:p>
          </table:table-cell>
        </table:table-row>
      </table:table>
      <text:p text:style-name="P119" loext:marker-style-name="T48"><text:span text:style-name="T18"/></text:p>
      <text:p text:style-name="P119" loext:marker-style-name="T48"><text:span text:style-name="T18"/></text:p>
      <text:p text:style-name="P123" loext:marker-style-name="T48"><text:span text:style-name="T18">MARKET_PULSE_gmi_MF_ma_period change to MARKET_PULSE_gmi_MF_ma_period change</text:span></text:p>
      <text:p text:style-name="P123" loext:marker-style-name="T48"><text:span text:style-name="T18"/></text:p>
      <text:p text:style-name="P122" loext:marker-style-name="T48"><text:span text:style-name="T17">create:</text:span></text:p>
      <text:p text:style-name="P123" loext:marker-style-name="T48"><text:span text:style-name="T17">MARKET_PULSE_gmi_MF_</text:span><text:span text:style-name="T18">s</text:span><text:span text:style-name="T17">ma_period</text:span><text:span text:style-name="T18">_daily</text:span></text:p>
      <text:p text:style-name="P123" loext:marker-style-name="T48"><text:span text:style-name="T18">MARKET_PULSE_gmi_MF_sma_period_weekly</text:span></text:p>
      <text:p text:style-name="P123" loext:marker-style-name="T48"><text:span text:style-name="T18">MARKET_PULSE_gmi_MF_sma_period_monthly</text:span></text:p>
      <text:p text:style-name="P119" loext:marker-style-name="T48"><text:span text:style-name="T18"/></text:p>
      <text:p text:style-name="P119" loext:marker-style-name="T48"><text:span text:style-name="T18"/></text:p>
      <text:p text:style-name="P13"/>
      <text:p text:style-name="P13"/>
      <text:p text:style-name="P14">6. <text:span text:style-name="T65">in gmi_calculator.py we already loaded MF_index at line 77, why do we try to reload it in def _load_and_merge_mf_data(self, main_df: pd.DataFrame) -&gt; pd.DataFrame:</text:span></text:p>
      <text:p text:style-name="P35"><text:s text:c="8"/>"""Load MF (Mutual Fund) data and merge with main dataframe"""</text:p>
      <text:p text:style-name="P35"><text:s text:c="8"/>try:</text:p>
      <text:p text:style-name="P35"><text:s text:c="12"/>mf_file_path = os.path.join(</text:p>
      <text:p text:style-name="P35"><text:s text:c="16"/>self.paths.get('source_market_data', ''),</text:p>
      <text:p text:style-name="P35"><text:s text:c="16"/>f"{self.mf_index}.csv"</text:p>
      <text:p text:style-name="P35"><text:s text:c="12"/>)</text:p>
      <text:p text:style-name="P35">isnt this obsolete now?</text:p>
      <text:p text:style-name="P13">------------------------------------------<text:span text:style-name="T60"> </text:span></text:p>
      <text:p text:style-name="P70"><text:span text:style-name="T6">add gmi P8 </text:span><text:span text:style-name="T7">condition check </text:span><text:span text:style-name="T6">: <text:s/></text:span><text:span text:style-name="T7">from file filename add </text:span><text:span text:style-name="T6"><text:s/></text:span><text:span text:style-name="T7">column name “</text:span><text:span text:style-name="T49">market_breadth_10day_successful_new_highs_gt_100”: </text:span><text:span text:style-name="T51">for latest “date” </text:span><text:span text:style-name="T52">available in file/date in name of file</text:span></text:p>
      <text:p text:style-name="P34"/>
      <text:p text:style-name="P35">add gmi P9: Count how many stocks made a new 52-week high on the current trading day t. Return 1 if count &gt; 100, else 0.</text:p>
      <text:p text:style-name="P41">GMI: DR WISH IMPLEMENTATION</text:p>
      <text:p text:style-name="P21">Requirements: 6</text:p>
      <text:p text:style-name="P39">R1: 10 Day 232days new highs &gt; 100 <text:span text:style-name="T77">(all universe)</text:span> (1POINT)</text:p>
      <text:p text:style-name="P39">R2: daily new highs &gt; 100 <text:s/><text:span text:style-name="T77">(all universe) </text:span>(1POINT)</text:p>
      <text:p text:style-name="P40">R1, R2 requirements can be taken form external files; add later</text:p>
      <text:p text:style-name="P93"><text:span text:style-name="T70">R</text:span>3: Daily <text:span text:style-name="T76">SPY </text:span>Index <text:span text:style-name="T77">p</text:span>ositive <text:span text:style-name="T70">(base on 50sma and momentum) (0.5 point for sma and 0.5 point for momentum)</text:span></text:p>
      <text:p text:style-name="P92"><text:span text:style-name="T72">R4:</text:span><text:span text:style-name="T71"> Daily </text:span><text:span text:style-name="T73">QQQ</text:span><text:span text:style-name="T71"> Index </text:span><text:span text:style-name="T74">p</text:span><text:span text:style-name="T71">ositive </text:span><text:span text:style-name="T72">(base on 50sma and momentum) (0.5 point for sma and 0.5 point for momentum)</text:span></text:p>
      <text:p text:style-name="P93"><text:span text:style-name="T70">R</text:span>5: <text:s/><text:span text:style-name="T70">W</text:span>eekly <text:span text:style-name="T75">QQQ</text:span> <text:span text:style-name="T70">index positive (base on 150sma and momentum) (1 point) – </text:span><text:span text:style-name="T77">no wekly SPY considered</text:span></text:p>
      <text:p text:style-name="P93"><text:soft-page-break/><text:span text:style-name="T70">R6: Mutual fund MF price &gt; 50sma</text:span> <text:span text:style-name="T70">(1 point)</text:span></text:p>
      <text:p text:style-name="P17"/>
      <text:p text:style-name="P94"><text:span text:style-name="T8">in user_data.csv: <text:s/></text:span><text:span text:style-name="T17">MARKET_PULSE_gmi_target_index</text:span><text:span text:style-name="T20">es to be replaced by <text:s/>MARKET_PULSE_gmi_index1 and MARKET_PULSE_gmi_index2. IN our case <text:s/>MARKET_PULSE_gmi_index1 is used for R3 <text:s/>MARKET_PULSE_gmi_index2 are used for R</text:span><text:span text:style-name="T21">4</text:span><text:span text:style-name="T20"> </text:span><text:span text:style-name="T21">and R5</text:span></text:p>
      <text:p text:style-name="P54"><text:span text:style-name="T43">D</text:span><text:span text:style-name="T42">ATA NEEDED:</text:span><text:span text:style-name="T44">()</text:span></text:p>
      <text:p text:style-name="P87"><text:span text:style-name="T17">- history price of <text:s/></text:span><text:span text:style-name="T20">MARKET_PULSE_gmi_index</text:span><text:span text:style-name="T17">1, </text:span><text:span text:style-name="T20">MARKET_PULSE_gmi_index</text:span><text:span text:style-name="T17">2, </text:span><text:span text:style-name="T21">MARKET_PULSE_gmi_MF</text:span></text:p>
      <text:p text:style-name="P54"><text:span text:style-name="T43">F</text:span><text:span text:style-name="T42">ILE NEEDED</text:span></text:p>
      <text:p text:style-name="P76">- market breadth files</text:p>
      <text:p text:style-name="P87"><text:span text:style-name="T17">- </text:span><text:span text:style-name="T29">path/name of file to look for (core name, date, timeframe)</text:span></text:p>
      <text:p text:style-name="P87"><text:span text:style-name="T29"><text:s/>results/market_breadth/market_breadth_all_</text:span><text:span text:style-name="T30">{user_choice}_timeframe_date (date is latest date in column date)</text:span><text:span text:style-name="T29"> <text:s text:c="2"/></text:span></text:p>
      <text:p text:style-name="P78">- variables to retrive:</text:p>
      <text:p text:style-name="P104"><text:span text:style-name="T30">timeframe</text:span><text:span text:style-name="T29">_daily_mb_10day_successful_252day_new_highs_gt_100</text:span></text:p>
      <text:p text:style-name="P120" loext:marker-style-name="T48"><text:span text:style-name="T30">I ma not sure what is meant</text:span><text:span text:style-name="T12"> </text:span><text:span text:style-name="T13">with daily new (252day??) highs &gt; 100: </text:span><text:span text:style-name="T30">timeframe</text:span><text:span text:style-name="T29">_mb_252day_new_highs &gt;</text:span><text:span text:style-name="T30">100 or timeframe</text:span><text:span text:style-name="T29">_mb_net_advances &gt;</text:span><text:span text:style-name="T30">100</text:span></text:p>
      <text:p text:style-name="P89"><text:span text:style-name="T29"/></text:p>
      <text:p text:style-name="P90"><text:span text:style-name="T29"/></text:p>
      <text:p text:style-name="P86"><text:span text:style-name="T29"/></text:p>
      <text:p text:style-name="P90"><text:span text:style-name="T41">CALCULATE</text:span><text:span text:style-name="T22"> </text:span></text:p>
      <text:p text:style-name="P90"><text:span text:style-name="T22">- MARKET_PULSE_gmi_short_term_sma for </text:span><text:span text:style-name="T20">MARKET_PULSE_gmi_index</text:span><text:span text:style-name="T22">1, </text:span><text:span text:style-name="T20">MARKET_PULSE_gmi_index</text:span><text:span text:style-name="T22">2</text:span></text:p>
      <text:p text:style-name="P90"><text:span text:style-name="T20">-</text:span><text:span text:style-name="T22"> MARKET_PULSE_gmi_long_term_sma for </text:span><text:span text:style-name="T20">MARKET_PULSE_gmi_index</text:span><text:span text:style-name="T22">2 </text:span></text:p>
      <text:p text:style-name="P90"><text:span text:style-name="T20"/></text:p>
      <text:p text:style-name="P94"><text:span text:style-name="T41">REQUIREMENTS</text:span><text:span text:style-name="T21"> (Total: 0-6 points): <text:s text:c="94"/></text:span></text:p>
      <text:p text:style-name="P90"><text:span text:style-name="T21">- R1: 10-day success rate of 252-day new highs &gt; 100 (1 point) - from market breadth </text:span><text:span text:style-name="T22">file</text:span></text:p>
      <text:p text:style-name="P90"><text:span text:style-name="T21">- R2: Daily new highs &gt; 100 (1 point) - from market breadth <text:s/></text:span><text:span text:style-name="T22">filename</text:span></text:p>
      <text:p text:style-name="P90"><text:span text:style-name="T22">For this stage create the functions R1 AND R2, but return value 0</text:span><text:span text:style-name="T21"> <text:s text:c="65"/></text:span></text:p>
      <text:p text:style-name="P79">- R3: </text:p>
      <text:p text:style-name="P90"><text:span text:style-name="T23">gmi_r3_short term momentum: if </text:span><text:span text:style-name="T22">price </text:span><text:span text:style-name="T23">o</text:span><text:span text:style-name="T22">f </text:span><text:span text:style-name="T20">MARKET_PULSE_gmi_index1 &gt; </text:span><text:span text:style-name="T22">MARKET_PULSE_gmi_short_term_sma <text:s/></text:span><text:span text:style-name="T23">award 0.5 points else 0</text:span></text:p>
      <text:p text:style-name="P80">gmi_r3_short term trend: if positive 0.5 points else 0</text:p>
      <text:p text:style-name="P80">- R4:</text:p>
      <text:p text:style-name="P95"><text:span text:style-name="T23">gmi_r4_short term momentum: if </text:span><text:span text:style-name="T22">price </text:span><text:span text:style-name="T23">o</text:span><text:span text:style-name="T22">f </text:span><text:span text:style-name="T20">MARKET_PULSE_gmi_index</text:span><text:span text:style-name="T23">2</text:span><text:span text:style-name="T20"> &gt; </text:span><text:span text:style-name="T22">MARKET_PULSE_gmi_short_term_sma <text:s/></text:span><text:span text:style-name="T23">award 0.5 points else 0</text:span></text:p>
      <text:p text:style-name="P80">gmi_r4_short term trend: if positive 0.5 points else 0</text:p>
      <text:p text:style-name="P80">- R5:</text:p>
      <text:p text:style-name="P95"><text:span text:style-name="T23">gmi_r5_short term momentum: if </text:span><text:span text:style-name="T22">price </text:span><text:span text:style-name="T23">o</text:span><text:span text:style-name="T22">f </text:span><text:span text:style-name="T20">MARKET_PULSE_gmi_index</text:span><text:span text:style-name="T23">2</text:span><text:span text:style-name="T20"> &gt; </text:span><text:span text:style-name="T22">MARKET_PULSE_gmi_</text:span><text:span text:style-name="T23">long</text:span><text:span text:style-name="T22">_term_sma <text:s/></text:span><text:span text:style-name="T23">award 0.5 points else 0</text:span></text:p>
      <text:p text:style-name="P95"><text:soft-page-break/><text:span text:style-name="T23">gmi_r5_long term trend: if positive 0.5 points else 0</text:span></text:p>
      <text:p text:style-name="P80">- R6:</text:p>
      <text:p text:style-name="P95"><text:span text:style-name="T23">gmi_r6_short term momentum: if </text:span><text:span text:style-name="T22">price </text:span><text:span text:style-name="T23">o</text:span><text:span text:style-name="T22">f </text:span><text:span text:style-name="T20">MARKET_PULSE_</text:span><text:span text:style-name="T23">MF</text:span><text:span text:style-name="T20">_index &gt; </text:span><text:span text:style-name="T22">MARKET_PULSE_gmi_short_term_sma <text:s/></text:span><text:span text:style-name="T23">award 0.5 points else 0</text:span></text:p>
      <text:p text:style-name="P90"><text:span text:style-name="T20"/></text:p>
      <text:p text:style-name="P96"><text:span text:style-name="T21">O</text:span><text:span text:style-name="T31">utput:</text:span></text:p>
      <text:p text:style-name="P81">columns names:</text:p>
      <text:p text:style-name="P81">index, date, timeframe, {timeframe}_gmi_signal, {timeframe}_gmi_score, {timeframe}_max_score, {timeframe}_threshold, {timeframe}_confirmation_days, {timeframe}_R1, {timeframe}_R2, {timeframe}_R3, {timeframe}_R4, {timeframe}_R5, {timeframe}_R6</text:p>
      <text:p text:style-name="P90"><text:span text:style-name="T21"/></text:p>
      <text:p text:style-name="P90"><text:span text:style-name="T21"/></text:p>
      <text:p text:style-name="P15"/>
      <text:p text:style-name="P13">------------------------------------------</text:p>
      <text:h text:style-name="P6" text:outline-level="2"><text:bookmark text:name="gmi2-rules"/>GMI2 Rules</text:h>
      <text:list text:style-name="L5">
        <text:list-item>
          <text:p text:style-name="P130"><text:span text:style-name="Strong_20_Emphasis">More US new highs than lows today</text:span></text:p>
        </text:list-item>
        <text:list-item>
          <text:p text:style-name="P130"><text:span text:style-name="Strong_20_Emphasis">QQQ closed above 10-week average </text:span><text:span text:style-name="Strong_20_Emphasis"><text:span text:style-name="T59">(value in user_data.csv)</text:span></text:span></text:p>
        </text:list-item>
        <text:list-item>
          <text:p text:style-name="P131"><text:span text:style-name="Strong_20_Emphasis">QQQ closed above 4-week average </text:span><text:span text:style-name="Strong_20_Emphasis"><text:span text:style-name="T59">(value in user_data.csv)</text:span></text:span></text:p>
        </text:list-item>
        <text:list-item>
          <text:p text:style-name="P131"><text:span text:style-name="Strong_20_Emphasis">QQQ closed above 10-day average </text:span><text:span text:style-name="Strong_20_Emphasis"><text:span text:style-name="T59">(value in user_data.csv)</text:span></text:span></text:p>
        </text:list-item>
        <text:list-item>
          <text:p text:style-name="P130"><text:span text:style-name="Strong_20_Emphasis">QQQ 4-week average &gt; 10-week average &gt; 30-week average</text:span></text:p>
        </text:list-item>
        <text:list-item>
          <text:p text:style-name="P131"><text:span text:style-name="Strong_20_Emphasis">QQQ daily 10.4 stochastic &lt; 20 </text:span><text:span text:style-name="Strong_20_Emphasis"><text:span text:style-name="T59">(value in user_data.csv)</text:span></text:span></text:p>
        </text:list-item>
        <text:list-item>
          <text:p text:style-name="P131"><text:span text:style-name="Strong_20_Emphasis">QQQ daily 12/26/9 MACD histogram rising last 2 days or value &gt; 0 </text:span><text:span text:style-name="Strong_20_Emphasis"><text:span text:style-name="T59">(value in user_data.csv)</text:span></text:span></text:p>
        </text:list-item>
        <text:list-item>
          <text:p text:style-name="P131"><text:span text:style-name="Strong_20_Emphasis">QQQ 10.4.4 daily stochastic (fast) &gt; slow or above 80 </text:span><text:span text:style-name="Strong_20_Emphasis"><text:span text:style-name="T59">(value in user_data.csv)</text:span></text:span></text:p>
        </text:list-item>
        <text:list-item>
          <text:p text:style-name="P131"><text:span text:style-name="Strong_20_Emphasis">QQQ daily 10.1 stochastic ≤ 20 </text:span><text:span text:style-name="Strong_20_Emphasis"><text:span text:style-name="T59">(value in user_data.csv)</text:span></text:span></text:p>
        </text:list-item>
      </text:list>
      <text:p text:style-name="P91"><text:span text:style-name="Strong_20_Emphasis"/></text:p>
      <text:p text:style-name="P103"><text:span text:style-name="Strong_20_Emphasis"><text:span text:style-name="T79">Based on gmi_calculator.py, create a new calculator gmi2_calculator.py that works in principle in same way:</text:span></text:span></text:p>
      <text:p text:style-name="P97"><text:span text:style-name="Strong_20_Emphasis"><text:span text:style-name="T78">user_data.csv</text:span></text:span></text:p>
      <text:p text:style-name="P88"><text:span text:style-name="Strong_20_Emphasis"><text:span text:style-name="T20">MARKET_PULSE_gmi</text:span></text:span><text:span text:style-name="Strong_20_Emphasis"><text:span text:style-name="T24">2</text:span></text:span><text:span text:style-name="Strong_20_Emphasis"><text:span text:style-name="T20">_index</text:span></text:span><text:span text:style-name="Strong_20_Emphasis"><text:span text:style-name="T17"> <text:s/></text:span></text:span><text:span text:style-name="Strong_20_Emphasis"><text:span text:style-name="T24">SPY;QQQ </text:span></text:span><text:span text:style-name="Strong_20_Emphasis"><text:span text:style-name="T26">(alow multiple choices)</text:span></text:span></text:p>
      <text:p text:style-name="P88"><text:span text:style-name="Strong_20_Emphasis"><text:span text:style-name="T20">MARKET_PULSE_gmi</text:span></text:span><text:span text:style-name="Strong_20_Emphasis"><text:span text:style-name="T24">2</text:span></text:span><text:span text:style-name="Strong_20_Emphasis"><text:span text:style-name="T20">_</text:span></text:span><text:span text:style-name="Strong_20_Emphasis"><text:span text:style-name="T25">s</text:span></text:span><text:span text:style-name="Strong_20_Emphasis"><text:span text:style-name="T24">ma: 10;20;50;150 (expects 4)</text:span></text:span></text:p>
      <text:p text:style-name="P106"><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1_thresholds =20</text:span></text:span></text:p>
      <text:p text:style-name="P106"><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1_lookback = 10</text:span></text:span></text:p>
      <text:p text:style-name="P106"><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1_smmothness = 4</text:span></text:span></text:p>
      <text:p text:style-name="P106"><text:soft-page-break/><text:span text:style-name="Strong_20_Emphasis"><text:span text:style-name="T40">g</text:span></text:span><text:span text:style-name="Strong_20_Emphasis"><text:span text:style-name="T37">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2_thresholds =20</text:span></text:span></text:p>
      <text:p text:style-name="P106"><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2_lookback = 10</text:span></text:span></text:p>
      <text:p text:style-name="P106"><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2_smmothness = 4</text:span></text:span></text:p>
      <text:p text:style-name="P106"><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3_thresholds =20</text:span></text:span></text:p>
      <text:p text:style-name="P106"><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3_lookback = 10</text:span></text:span></text:p>
      <text:p text:style-name="P106"><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3_smmothness = 4</text:span></text:span></text:p>
      <text:p text:style-name="P106"><text:span text:style-name="Strong_20_Emphasis"><text:span text:style-name="T40"/></text:span></text:p>
      <text:p text:style-name="P55"><text:span text:style-name="T43">D</text:span><text:span text:style-name="T42">ATA NEEDED:</text:span></text:p>
      <text:p text:style-name="P88"><text:span text:style-name="T17">- history price of <text:s/></text:span><text:span text:style-name="T20">MARKET_PULSE_gmi</text:span><text:span text:style-name="T24">2</text:span><text:span text:style-name="T20">_index</text:span><text:span text:style-name="T17"> </text:span></text:p>
      <text:p text:style-name="P55"><text:span text:style-name="T43">F</text:span><text:span text:style-name="T42">ILE NEEDED</text:span></text:p>
      <text:p text:style-name="P77">- market breadth files</text:p>
      <text:p text:style-name="P97"><text:span text:style-name="T41">CALCULATE</text:span><text:span text:style-name="T22"> </text:span></text:p>
      <text:p text:style-name="P99"><text:span text:style-name="T22">- </text:span><text:span text:style-name="T20"><text:s/></text:span><text:span text:style-name="T25">order the </text:span><text:span text:style-name="Strong_20_Emphasis"><text:span text:style-name="T20">MARKET_PULSE_gmi</text:span></text:span><text:span text:style-name="Strong_20_Emphasis"><text:span text:style-name="T24">2</text:span></text:span><text:span text:style-name="Strong_20_Emphasis"><text:span text:style-name="T20">_</text:span></text:span><text:span text:style-name="Strong_20_Emphasis"><text:span text:style-name="T24">ma </text:span></text:span><text:span text:style-name="Strong_20_Emphasis"><text:span text:style-name="T25">in ascending order and use:</text:span></text:span></text:p>
      <text:p text:style-name="P99"><text:span text:style-name="Strong_20_Emphasis"><text:span text:style-name="T25">sma1, sm2, sma3, sma4. In your example it becomes: sma1= 10, sma2 = 20, sma3 = 50, sma4= 150</text:span></text:span></text:p>
      <text:p text:style-name="P100"><text:span text:style-name="Strong_20_Emphasis"><text:span text:style-name="T25">- calculate simple moving average for sma1, sma2, sma3, sma4 </text:span></text:span><text:span text:style-name="Strong_20_Emphasis"><text:span text:style-name="T26">values for </text:span></text:span><text:span text:style-name="Strong_20_Emphasis"><text:span text:style-name="T20">MARKET_PULSE_gmi</text:span></text:span><text:span text:style-name="Strong_20_Emphasis"><text:span text:style-name="T24">2</text:span></text:span><text:span text:style-name="Strong_20_Emphasis"><text:span text:style-name="T20">_index</text:span></text:span></text:p>
      <text:p text:style-name="P99"><text:span text:style-name="Strong_20_Emphasis"><text:span text:style-name="T25"/></text:span></text:p>
      <text:p text:style-name="P97"><text:span text:style-name="T41">REQUIREMENTS</text:span><text:span text:style-name="T21">: <text:s text:c="94"/></text:span></text:p>
      <text:p text:style-name="P98"><text:span text:style-name="T21">- R1: <text:s/>Daily new highs &gt; 100 (1 point) –</text:span><text:span text:style-name="T22"> </text:span><text:span text:style-name="T26">from market breadth file, return 0 for the moment</text:span></text:p>
      <text:p text:style-name="P105"><text:span text:style-name="T26"><text:s text:c="8"/>-</text:span><text:span text:style-name="T32"> </text:span><text:span text:style-name="T30"><text:s/>timeframe</text:span><text:span text:style-name="T29">_mb_252day_new_highs &gt;</text:span><text:span text:style-name="T33">0 <text:s/>OR </text:span><text:span text:style-name="T30">timeframe</text:span><text:span text:style-name="T29">_mb_net_advances &gt;</text:span><text:span text:style-name="T33">0</text:span></text:p>
      <text:p text:style-name="P100"><text:span text:style-name="T21">- R2: </text:span><text:span text:style-name="T23"><text:s/>if </text:span><text:span text:style-name="T22">price </text:span><text:span text:style-name="T23">o</text:span><text:span text:style-name="T22">f </text:span><text:span text:style-name="T20">MARKET_PULSE_gmi</text:span><text:span text:style-name="T26">2</text:span><text:span text:style-name="T20">_index &gt; </text:span><text:span text:style-name="T22">MARKET_PULSE_gmi</text:span><text:span text:style-name="T26">2</text:span><text:span text:style-name="T22">_</text:span><text:span text:style-name="T26">sma3</text:span></text:p>
      <text:p text:style-name="P100"><text:span text:style-name="T26"><text:s text:c="9"/>- take into account trend (0.5 points), momentum (0.5 points)</text:span><text:span text:style-name="T21"> <text:s text:c="58"/></text:span></text:p>
      <text:p text:style-name="P100"><text:span text:style-name="T21">- R3: </text:span><text:span text:style-name="T23">if </text:span><text:span text:style-name="T22">price </text:span><text:span text:style-name="T23">o</text:span><text:span text:style-name="T22">f </text:span><text:span text:style-name="T20">MARKET_PULSE_gmi</text:span><text:span text:style-name="T26">2</text:span><text:span text:style-name="T20">_index &gt; </text:span><text:span text:style-name="T22">MARKET_PULSE_gmi</text:span><text:span text:style-name="T26">2</text:span><text:span text:style-name="T22">_</text:span><text:span text:style-name="T26">sma2</text:span></text:p>
      <text:p text:style-name="P100"><text:span text:style-name="T26"><text:tab/>- take into account trend (0.5 points), momentum (0.5 points)</text:span><text:span text:style-name="T21"/></text:p>
      <text:p text:style-name="P100"><text:span text:style-name="T21">- R</text:span><text:span text:style-name="T26">4</text:span><text:span text:style-name="T21">: </text:span><text:span text:style-name="T23">if </text:span><text:span text:style-name="T22">price </text:span><text:span text:style-name="T23">o</text:span><text:span text:style-name="T22">f </text:span><text:span text:style-name="T20">MARKET_PULSE_gmi</text:span><text:span text:style-name="T26">2</text:span><text:span text:style-name="T20">_index &gt; </text:span><text:span text:style-name="T22">MARKET_PULSE_gmi</text:span><text:span text:style-name="T26">2</text:span><text:span text:style-name="T22">_</text:span><text:span text:style-name="T26">sma1</text:span></text:p>
      <text:p text:style-name="P100"><text:span text:style-name="T26"><text:tab/>- take into account trend (0.5 points), momentum (0.5 points)</text:span><text:span text:style-name="T21"/></text:p>
      <text:p text:style-name="P100"><text:span text:style-name="T21">- R</text:span><text:span text:style-name="T26">4</text:span><text:span text:style-name="T21">: </text:span><text:span text:style-name="T23">if </text:span><text:span text:style-name="T22">price </text:span><text:span text:style-name="T23">o</text:span><text:span text:style-name="T22">f </text:span><text:span text:style-name="T20">MARKET_PULSE_gmi</text:span><text:span text:style-name="T26">2</text:span><text:span text:style-name="T20">_index &gt; </text:span><text:span text:style-name="T22">MARKET_PULSE_gmi</text:span><text:span text:style-name="T26">2</text:span><text:span text:style-name="T22">_</text:span><text:span text:style-name="T26">sma1</text:span></text:p>
      <text:p text:style-name="P82"><text:tab/>- take into account trend (0.5 points), momentum (0.5 points)</text:p>
      <text:p text:style-name="P101"><text:span text:style-name="T21">- R</text:span><text:span text:style-name="T27">5</text:span><text:span text:style-name="T21">:</text:span><text:span text:style-name="T26"> <text:s/></text:span><text:span text:style-name="T27">if sma2 &gt; sma3 &gt;sma4: take into account momentum only (1 point)</text:span></text:p>
      <text:p text:style-name="P109"><text:span text:style-name="T27">- </text:span><text:span text:style-name="T28">R6: </text:span><text:span text:style-name="Strong_20_Emphasis"><text:span text:style-name="T20">MARKET_PULSE_gmi</text:span></text:span><text:span text:style-name="Strong_20_Emphasis"><text:span text:style-name="T24">2</text:span></text:span><text:span text:style-name="Strong_20_Emphasis"><text:span text:style-name="T20">_index </text:span></text:span><text:span text:style-name="Strong_20_Emphasis"><text:span text:style-name="T45">10.4 &gt; </text:span></text:span><text:span text:style-name="Strong_20_Emphasis"><text:span text:style-name="T47">20</text:span></text:span></text:p>
      <text:p text:style-name="P102"><text:span text:style-name="T28">- R7: </text:span><text:span text:style-name="T35">MACD</text:span></text:p>
      <text:p text:style-name="P83">- R8:</text:p>
      <text:p text:style-name="P107"><text:span text:style-name="Strong_20_Emphasis"><text:span text:style-name="T20">MARKET_PULSE_gmi</text:span></text:span><text:span text:style-name="Strong_20_Emphasis"><text:span text:style-name="T24">2</text:span></text:span><text:span text:style-name="Strong_20_Emphasis"><text:span text:style-name="T20">_index </text:span></text:span><text:span text:style-name="Strong_20_Emphasis"><text:span text:style-name="T45">10.4.4 daily stochastic (fast) &gt; </text:span></text:span><text:span text:style-name="Strong_20_Emphasis"><text:span text:style-name="T20">MARKET_PULSE_gmi</text:span></text:span><text:span text:style-name="Strong_20_Emphasis"><text:span text:style-name="T24">2</text:span></text:span><text:span text:style-name="Strong_20_Emphasis"><text:span text:style-name="T20">_index </text:span></text:span><text:span text:style-name="Strong_20_Emphasis"><text:span text:style-name="T45">10.4 <text:s/>or </text:span></text:span><text:span text:style-name="Strong_20_Emphasis"><text:span text:style-name="T20">MARKET_PULSE_gmi</text:span></text:span><text:span text:style-name="Strong_20_Emphasis"><text:span text:style-name="T24">2</text:span></text:span><text:span text:style-name="Strong_20_Emphasis"><text:span text:style-name="T20">_index </text:span></text:span><text:span text:style-name="Strong_20_Emphasis"><text:span text:style-name="T45">10.4.4 daily stochastic (fast) <text:s/>&gt; 80 </text:span></text:span></text:p>
      <text:p text:style-name="P108"><text:span text:style-name="T28">- R9: </text:span><text:span text:style-name="Strong_20_Emphasis"><text:span text:style-name="T20">MARKET_PULSE_gmi</text:span></text:span><text:span text:style-name="Strong_20_Emphasis"><text:span text:style-name="T24">2</text:span></text:span><text:span text:style-name="Strong_20_Emphasis"><text:span text:style-name="T20">_index</text:span></text:span><text:span text:style-name="Strong_20_Emphasis"><text:span text:style-name="T45"> daily 10.1 stochastic ≤ 20, </text:span></text:span><text:span text:style-name="Strong_20_Emphasis"><text:span text:style-name="T46">if true award 1 point</text:span></text:span></text:p>
      <text:p text:style-name="P100"><text:span text:style-name="T21"/></text:p>
      <text:p text:style-name="P97"><text:soft-page-break/><text:span text:style-name="T21"/></text:p>
      <text:p text:style-name="P16"/>
      <text:p text:style-name="P42">------------------------------------------</text:p>
      <text:h text:style-name="Heading_20_1" text:outline-level="1"><text:span text:style-name="Strong_20_Emphasis">CHILLAX_MA.PY</text:span></text:h>
      <text:p text:style-name="P71"><text:span text:style-name="Strong_20_Emphasis"/></text:p>
      <text:p text:style-name="P72"><text:span text:style-name="T34"/></text:p>
      <text:h text:style-name="P75" text:outline-level="2"><text:bookmark text:name="workflow-for-chillax-ma-analysis-with-risk-zone-co"/>Workflow for Chillax MA Analysis with Risk Zone Coloring</text:h>
      <text:h text:style-name="Heading_20_2" text:outline-level="2">1. Data Loading and Preparation</text:h>
      <text:list text:style-name="L6">
        <text:list-item>
          <text:p text:style-name="P132">Input: Ticker symbol or index identifier (e.g., "SPY", "NASDAQ").</text:p>
        </text:list-item>
        <text:list-item>
          <text:p text:style-name="P132">Load historical price data (OHLC: Open, High, Low, Close) for that index.</text:p>
        </text:list-item>
        <text:list-item>
          <text:p text:style-name="P132">Restrict data to the latest 3 months (e.g., last ~63 trading days for daily data).</text:p>
        </text:list-item>
        <text:list-item>
          <text:p text:style-name="P132">Ensure data is sorted by date ascending.</text:p>
        </text:list-item>
      </text:list>
      <text:h text:style-name="Heading_20_2" text:outline-level="2">2. Calculate Moving Averages</text:h>
      <text:list text:style-name="L7">
        <text:list-item>
          <text:p text:style-name="P133">Calculate 10-period simple moving average (SMA_10) on Close prices.</text:p>
        </text:list-item>
        <text:list-item>
          <text:p text:style-name="P133">Calculate 20-period simple moving average (SMA_20) on Close prices.</text:p>
        </text:list-item>
      </text:list>
      <text:h text:style-name="Heading_20_2" text:outline-level="2">3. Determine Trend and Risk Signals</text:h>
      <text:list text:style-name="L8">
        <text:list-item>
          <text:p text:style-name="P134">Compare current SMA_10 to SMA_20 to check if SMA_10 is above SMA_20 (bullish condition).</text:p>
        </text:list-item>
        <text:list-item>
          <text:p text:style-name="P134">Determine trend direction by comparing current SMA values to values 5 trading days ago:</text:p>
          <text:list>
            <text:list-item>
              <text:p text:style-name="P134">SMA_10 trending up if SMA_10 &gt; SMA_10 shifted by 5 days.</text:p>
            </text:list-item>
            <text:list-item>
              <text:p text:style-name="P134">SMA_20 trending up if SMA_20 &gt; SMA_20 shifted by 5 days.</text:p>
            </text:list-item>
          </text:list>
        </text:list-item>
        <text:list-item>
          <text:p text:style-name="P134">Define risk on/off zones based on these conditions:</text:p>
          <text:list>
            <text:list-item>
              <text:p text:style-name="P134"><text:span text:style-name="Strong_20_Emphasis">Risk-On (Light Green Zone):</text:span> SMA_10 above SMA_20 and both trending up or SMA_10 trending up alone.</text:p>
            </text:list-item>
            <text:list-item>
              <text:p text:style-name="P134"><text:span text:style-name="Strong_20_Emphasis">Risk-Off (Light Red Zone):</text:span> SMA_10 below SMA_20 or weakening trend.</text:p>
            </text:list-item>
          </text:list>
        </text:list-item>
      </text:list>
      <text:h text:style-name="Heading_20_2" text:outline-level="2">4. Visualization</text:h>
      <text:list text:style-name="L9">
        <text:list-item>
          <text:p text:style-name="P135">Plot a candlestick chart for the index over the 3-month period.</text:p>
        </text:list-item>
        <text:list-item>
          <text:p text:style-name="P135">Overlay the 10-day and 20-day SMAs on the price chart.</text:p>
        </text:list-item>
        <text:list-item>
          <text:p text:style-name="P135">Color the background zones (or chart area) dynamically:</text:p>
          <text:list>
            <text:list-item>
              <text:p text:style-name="P135"><text:soft-page-break/>Light green where risk-on conditions hold.</text:p>
            </text:list-item>
            <text:list-item>
              <text:p text:style-name="P135">Light red where risk-off conditions hold.</text:p>
            </text:list-item>
          </text:list>
        </text:list-item>
        <text:list-item>
          <text:p text:style-name="P135">Optionally display the latest MA values and trend statuses as text or labels on the chart.</text:p>
        </text:list-item>
      </text:list>
      <text:p text:style-name="P84">In user_data.csv add:</text:p>
      <text:p text:style-name="P84">chillax_mas_indexes: SY; QQQ, IWM (combination of indexes not possible)</text:p>
      <text:p text:style-name="P84">chillax_mas_sma: 10, </text:p>
      <text:p text:style-name="P84">chillax_mas_charts: SPY; QQQ (if nothing given just creates charts for all chillax_mas_indexes)</text:p>
      <text:p text:style-name="P84">chillax_mas_charts_timeframe: 150 <text:s/>(on daily this represents 150:5 = 30 week</text:p>
      <text:p text:style-name="P110"><text:span text:style-name="T17"/></text:p>
      <text:p text:style-name="P111"><text:span text:style-name="T17">Output file names follow the patterns: </text:span><text:span text:style-name="T36">chillax_mas</text:span><text:span text:style-name="T17">_c</text:span><text:span text:style-name="T36">hillax_mas_indexes</text:span><text:span text:style-name="T17">_user-choice_timeframe_date.*, where date is the latest date availabe in our loaded data, not the date of file creation. Look in </text:span></text:p>
      <text:p text:style-name="P110"><text:span text:style-name="T17"/></text:p>
      <text:h text:style-name="Heading_20_1" text:outline-level="1">Moving Average Cycles</text:h>
      <text:p text:style-name="P110"><text:span text:style-name="T17"/></text:p>
      <text:p text:style-name="P84">Similary to the Chillax MA Analysis implementation, implement ma_cycles_analyzer. I have a pine of the indicator in <text:s text:c="12"/>│</text:p>
      <text:p text:style-name="P84">│ <text:s text:c="2"/>tradingview'/home/imagda/_invest2024/python/metaData_v1/src/market_pulse/indicators/ma_cycles_analyzer.pine'. I would like to <text:s text:c="2"/>│</text:p>
      <text:p text:style-name="P84">│ <text:s text:c="2"/>create same chart as chillax but also end the MA cycles and a table overview right bottom. The image is provided here: <text:s text:c="9"/>│</text:p>
      <text:p text:style-name="P84">│ <text:s text:c="2"/>https://www.tradingview.com/script/R8bMY2Il-Moving-Average-Cycles/ </text:p>
      <text:p text:style-name="P72"><text:span text:style-name="T34"/></text:p>
      <text:p text:style-name="P72"><text:span text:style-name="T34"/></text:p>
      <text:p text:style-name="P72"><text:span text:style-name="T34"/></text:p>
      <text:p text:style-name="P72"><text:span text:style-name="T34"/></text:p>
      <text:p text:style-name="P72"><text:a xlink:type="simple" xlink:href="https://de.tradingview.com/script/8u44VK7x/" text:style-name="Internet_20_link" text:visited-style-name="Visited_20_Internet_20_Link"><text:span text:style-name="T34">https://de.tradingview.com/script/8u44VK7x/</text:span></text:a></text:p>
      <text:p text:style-name="P72"><text:span text:style-name="T34"/></text:p>
      <text:p text:style-name="P72"><text:span text:style-name="T34"/></text:p>
      <text:p text:style-name="P72"><text:span text:style-name="T34"/></text:p>
      <text:p text:style-name="P19">at <text:s/>level: </text:p>
      <text:p text:style-name="P9">├── <text:span text:style-name="T81">pp_main.py</text:span></text:p>
      <text:p text:style-name="P7">├── __init__.py</text:p>
      <text:p text:style-name="P18"><text:s/>|----- pp_market_pulse.py</text:p>
      <text:p text:style-name="P7">├── pp_<text:span text:style-name="T82">market_pulse</text:span>/</text:p>
      <text:p text:style-name="P7">│ <text:s text:c="2"/>├── __init__.py</text:p>
      <text:p text:style-name="P7">│ <text:s text:c="2"/>├── pp_<text:span text:style-name="T82">gmi+gmi2.py (load file_1+file_2, produce outout template1)</text:span></text:p>
      <text:p text:style-name="P10">│ <text:s text:c="2"/>├── pp_<text:span text:style-name="T82">chillmax.py (load file_x+file_y, produce outout template2)</text:span></text:p>
      <text:p text:style-name="P10"><text:soft-page-break/>│ <text:s text:c="2"/>├── pp_base_rs_per.py <text:span text:style-name="T82">(load file_a+file_b, produce outout template3)</text:span></text:p>
      <text:p text:style-name="P7">│ <text:s text:c="2"/>├── pp_base_market_pulse.py</text:p>
      <text:p text:style-name="P8">├── p<text:span text:style-name="T80">p</text:span>_charts.<text:span text:style-name="T82">py</text:span></text:p>
      <text:p text:style-name="P7">├── pp_charts/</text:p>
      <text:p text:style-name="P7">│ <text:s text:c="2"/>├── __init__.py</text:p>
      <text:p text:style-name="P7">│ <text:s text:c="2"/>├── pp_charts_type1.py</text:p>
      <text:p text:style-name="P7">│ <text:s text:c="2"/>├── pp_charts_type2.py</text:p>
      <text:p text:style-name="P7"/>
      <text:p text:style-name="P7"/>
      <text:p text:style-name="P7"/>
      <text:p text:style-name="P47">main()</text:p>
      <text:p text:style-name="P48"><text:s text:c="2"/>├── Universe Generation (once, all tickers)</text:p>
      <text:p text:style-name="P48"><text:s text:c="2"/>├── RS Analysis (once, all tickers)</text:p>
      <text:p text:style-name="P48"><text:s text:c="2"/>├── PER Analysis (once, all tickers)</text:p>
      <text:p text:style-name="P48"><text:s text:c="2"/>├── For each timeframe ('daily', 'weekly', 'monthly'):</text:p>
      <text:p text:style-name="P48"><text:s text:c="2"/>│ <text:s text:c="2"/>└── process_timeframe_batches():</text:p>
      <text:p text:style-name="P48"><text:s text:c="2"/>│ <text:s text:c="6"/>├── Batch 1: Tickers 1-100 → _run_batch_operations():</text:p>
      <text:p text:style-name="P48"><text:s text:c="2"/>│ <text:s text:c="6"/>│ <text:s text:c="2"/>├── 1. Basic Calculations (line 188)</text:p>
      <text:p text:style-name="P48"><text:s text:c="2"/>│ <text:s text:c="6"/>│ <text:s text:c="2"/>├── 2. Stage Analysis (line 196)</text:p>
      <text:p text:style-name="P48"><text:s text:c="2"/>│ <text:s text:c="6"/>│ <text:s text:c="2"/>├── 3. Screeners (line 213) ← ✅ CLEAN (no market pulse)</text:p>
      <text:p text:style-name="P48"><text:s text:c="2"/>│ <text:s text:c="6"/>│ <text:s text:c="2"/>├── 4. Technical Indicators (line 218)</text:p>
      <text:p text:style-name="P48"><text:s text:c="2"/>│ <text:s text:c="6"/>│ <text:s text:c="2"/>└── 5. Models (line 222)</text:p>
      <text:p text:style-name="P48"><text:s text:c="2"/>│ <text:s text:c="6"/>├── Batch 2: Tickers 101-200 → _run_batch_operations() [same steps]</text:p>
      <text:p text:style-name="P48"><text:s text:c="2"/>│ <text:s text:c="6"/>└── ... (continue until all tickers processed)</text:p>
      <text:p text:style-name="P48"><text:s text:c="2"/>├── Save Basic Calculations Matrix (after each timeframe)</text:p>
      <text:p text:style-name="P48"><text:s text:c="2"/>├── Stage Analysis Processing Summary (line 485)</text:p>
      <text:p text:style-name="P48"><text:s text:c="2"/>├── 🟢 MARKET PULSE ANALYSIS (line 490) ← NEW PIPELINE POSITION</text:p>
      <text:p text:style-name="P48"><text:s text:c="2"/>│ <text:s text:c="2"/>└── For each timeframe ['daily', 'weekly', 'monthly']:</text:p>
      <text:p text:style-name="P48"><text:s text:c="2"/>│ <text:s text:c="6"/>├── MarketPulseManager.run_complete_analysis()</text:p>
      <text:p text:style-name="P48"><text:s text:c="2"/>│ <text:s text:c="6"/>├── GMI Calculator (SPY, QQQ, IWM, ^DJI)</text:p>
      <text:p text:style-name="P48"><text:s text:c="2"/>│ <text:s text:c="6"/>├── FTD/DD Analyzer (Follow-Through/Distribution Days)</text:p>
      <text:p text:style-name="P48"><text:s text:c="2"/>│ <text:s text:c="6"/>├── Moving Average Analyzer (Chillax MA &amp; Cycles)</text:p>
      <text:p text:style-name="P48"><text:s text:c="2"/>│ <text:s text:c="6"/>├── Breadth Analyzer (Net Highs/Lows, Universe filtered)</text:p>
      <text:p text:style-name="P48"><text:s text:c="2"/>│ <text:s text:c="6"/>├── Generate market summary &amp; alerts</text:p>
      <text:p text:style-name="P48"><text:s text:c="2"/>│ <text:s text:c="6"/>└── Save results: market_pulse_summary_{user_choice}_{timeframe}_{date}.csv</text:p>
      <text:p text:style-name="P48"><text:soft-page-break/><text:s text:c="2"/>├── Index Overview Generation (line 550) ← MOVED DOWN</text:p>
      <text:p text:style-name="P48"><text:s text:c="2"/>│ <text:s text:c="2"/>└── For each timeframe ['daily', 'weekly', 'monthly']:</text:p>
      <text:p text:style-name="P48"><text:s text:c="2"/>│ <text:s text:c="6"/>└── create_index_overview() - loads ALL tickers again</text:p>
      <text:p text:style-name="P48"><text:s text:c="2"/>├── Dashboard Generation (line 620+) ← SHIFTED DOWN</text:p>
      <text:p text:style-name="P48"><text:s text:c="2"/>└── Report Generation (line 670+) ← SHIFTED DOWN</text:p>
      <text:p text:style-name="P48"/>
      <text:p text:style-name="P48"/>
      <text:p text:style-name="P47">main()</text:p>
      <text:p text:style-name="P48"><text:s text:c="2"/>├── Universe Generation (once, all tickers)</text:p>
      <text:p text:style-name="P48"><text:s text:c="2"/>├── RS Analysis (once, all tickers)</text:p>
      <text:p text:style-name="P48"><text:s text:c="2"/>├── PER Analysis (once, all tickers)</text:p>
      <text:p text:style-name="P48"><text:s text:c="2"/>├── For each timeframe ('daily', 'weekly', 'monthly'):</text:p>
      <text:p text:style-name="P48"><text:s text:c="2"/>│ <text:s text:c="2"/>└── process_timeframe_batches():</text:p>
      <text:p text:style-name="P48"><text:s text:c="2"/>│ <text:s text:c="6"/>├── <text:span text:style-name="T83">run all timeframes all batches, </text:span></text:p>
      <text:p text:style-name="P48"><text:s text:c="2"/>│ <text:s text:c="6"/>│ <text:s text:c="2"/>├── 1. Basic Calculations (line 188)</text:p>
      <text:p text:style-name="P48"><text:s text:c="3"/>│ <text:s text:c="6"/>├── <text:span text:style-name="T83">run all batches, all timeframes</text:span> <text:s text:c="6"/></text:p>
      <text:p text:style-name="P48"><text:s text:c="2"/>│ <text:s text:c="6"/>│ <text:s text:c="2"/>├── 2. Stage Analysis (line 196)</text:p>
      <text:p text:style-name="P48"><text:s text:c="2"/>│ <text:s text:c="6"/>│ <text:s text:c="2"/>├── 3. Screeners (line 213) ←</text:p>
      <text:p text:style-name="P48"><text:s text:c="2"/>│ <text:s text:c="12"/>├── <text:span text:style-name="T83">run all timeframes all batches, </text:span></text:p>
      <text:p text:style-name="P48"><text:s text:c="29"/><text:span text:style-name="T83">screener 1</text:span></text:p>
      <text:p text:style-name="P48"><text:s text:c="29"/><text:span text:style-name="T83">screener 2</text:span></text:p>
      <text:p text:style-name="P48"><text:s/><text:span text:style-name="T83">etc </text:span></text:p>
      <text:p text:style-name="P48"><text:s text:c="2"/>├── 🟢 MARKET PULSE ANALYSIS (line 490) ← NEW PIPELINE POSITION</text:p>
      <text:p text:style-name="P48"><text:s text:c="2"/>│ <text:s text:c="2"/>└── For each timeframe ['daily', 'weekly', 'monthly']:</text:p>
      <text:p text:style-name="P48"><text:s text:c="2"/>│ <text:s text:c="6"/>├── MarketPulseManager.run_complete_analysis()</text:p>
      <text:p text:style-name="P48"><text:s text:c="2"/>│ <text:s text:c="6"/>├── GMI Calculator (SPY, QQQ, IWM, ^DJI)</text:p>
      <text:p text:style-name="P48"><text:s text:c="2"/>│ <text:s text:c="6"/>├── FTD/DD Analyzer (Follow-Through/Distribution Days)</text:p>
      <text:p text:style-name="P48"><text:s text:c="2"/>│ <text:s text:c="6"/>├── Moving Average Analyzer (Chillax MA &amp; Cycles)</text:p>
      <text:p text:style-name="P48"><text:s text:c="2"/>│ <text:s text:c="6"/>├── Breadth Analyzer (Net Highs/Lows, Universe filtered)</text:p>
      <text:p text:style-name="P48"><text:s text:c="2"/>│ <text:s text:c="6"/>├── Generate market summary &amp; alerts</text:p>
      <text:p text:style-name="P48"><text:s text:c="2"/>│ <text:s text:c="6"/>└── Save results: market_pulse_summary_{user_choice}_{timeframe}_{date}.csv</text:p>
      <text:p text:style-name="P48"><text:soft-page-break/><text:s text:c="2"/>├── Index Overview Generation (line 550) ← MOVED DOWN</text:p>
      <text:p text:style-name="P48"><text:s text:c="2"/>│ <text:s text:c="2"/>└── For each timeframe ['daily', 'weekly', 'monthly']:</text:p>
      <text:p text:style-name="P48"><text:s text:c="2"/>│ <text:s text:c="6"/>└── create_index_overview() - loads ALL tickers again</text:p>
      <text:p text:style-name="P48"><text:s text:c="2"/>├── Dashboard Generation (line 620+) ← SHIFTED DOWN</text:p>
      <text:p text:style-name="P48"><text:s text:c="2"/>└── Report Generation (line 670+) ← SHIFTED DOWN</text:p>
      <text:p text:style-name="P48"/>
      <text:p text:style-name="P48">Excellent! The save_basic_calculations_matrix function already returns a dictionary with the actual data_date. Now I need to</text:p>
      <text:p text:style-name="P48"><text:s text:c="2"/>modify main.py to capture this returned data_date and store it in the main.data_dates dictionary instead of hardcoding</text:p>
      <text:p text:style-name="P48"><text:s text:c="2"/>"calculated".</text:p>
      <text:p text:style-name="P48"/>
      <text:p text:style-name="P48">Looking at the output, I can see that:</text:p>
      <text:p text:style-name="P48"/>
      <text:p text:style-name="P48"><text:s text:c="2"/>1. Market Pulse Analysis now shows proper dates:</text:p>
      <text:p text:style-name="P48"><text:s text:c="4"/>- Daily: 📅 Using centralized data date: 2025-09-05</text:p>
      <text:p text:style-name="P48"><text:s text:c="4"/>- Weekly: 📅 Using centralized data date: 2025-09-01</text:p>
      <text:p text:style-name="P48"><text:s text:c="4"/>- Monthly: 📅 Using centralized data date: 2025-09-05</text:p>
      <text:p text:style-name="P48"><text:s text:c="2"/>2. Index Overview Generation uses proper dates:</text:p>
      <text:p text:style-name="P48"><text:s text:c="4"/>- 📅 Using centralized data date for daily overview: 2025-09-05</text:p>
      <text:p text:style-name="P48"><text:s text:c="4"/>- 📅 Using centralized data date for weekly overview: 2025-09-01</text:p>
      <text:p text:style-name="P48"><text:s text:c="4"/>- 📅 Using centralized data date for monthly overview: 2025-09-05</text:p>
      <text:p text:style-name="P48"><text:s text:c="2"/>3. Report Generation shows proper data_dates:</text:p>
      <text:p text:style-name="P48"><text:s text:c="4"/>- 'daily': {'data_date': '20250905', 'formatted_date': '2025-09-05', 'output_file': '...'}</text:p>
      <text:p text:style-name="P48"><text:s text:c="4"/>- Similar structure for weekly and monthly</text:p>
      <text:p text:style-name="P48">4. No more "calculated" errors: The system is no longer looking for files with "calculated" in the filename.</text:p>
      <text:p text:style-name="P48"/>
      <text:p text:style-name="P48"/>
      <text:p text:style-name="P48">Expected Memory Savings</text:p>
      <text:p text:style-name="P48"/>
      <text:p text:style-name="P48"><text:s text:c="2"/>Combined Impact:</text:p>
      <text:p text:style-name="P48"><text:soft-page-break/><text:s text:c="2"/>1. Streaming writes: 90% reduction (no accumulation)</text:p>
      <text:p text:style-name="P48"><text:s text:c="2"/>2. Data type optimization: 50% reduction (float32 vs float64)</text:p>
      <text:p text:style-name="P48"><text:s text:c="2"/>3. Explicit cleanup: 20% reduction (immediate garbage collection)</text:p>
      <text:p text:style-name="P48"><text:s text:c="2"/>4. Efficient loading: 30% reduction (targeted column loading)</text:p>
      <text:p text:style-name="P48"/>
      <text:p text:style-name="P48"><text:s text:c="2"/>Total Expected Savings: 95%+ memory reduction</text:p>
      <text:p text:style-name="P48"/>
      <text:p text:style-name="P48"><text:s text:c="2"/>Example:</text:p>
      <text:p text:style-name="P48"><text:s text:c="2"/>- Before: 1000 tickers × 1000 days × 8 bytes = 8GB memory</text:p>
      <text:p text:style-name="P48"><text:s text:c="2"/>- After: 100 tickers × 1000 days × 4 bytes = 400MB memory (per batch)</text:p>
      <text:p text:style-name="P48"/>
      <text:p text:style-name="P48"><text:s text:c="2"/>You're right - the complete solution requires all three components:</text:p>
      <text:p text:style-name="P48"><text:s text:c="2"/>1. ✅ Streaming writes (write after each batch)</text:p>
      <text:p text:style-name="P48"><text:s text:c="2"/>2. ✅ Memory cleanup (explicit del + gc.collect())</text:p>
      <text:p text:style-name="P48">3. ✅ Data type optimization (float32, int32, int16, int8)</text:p>
      <text:p text:style-name="P48"/>
      <text:p text:style-name="P48"><text:s/>Complete Memory Optimization Plan</text:p>
      <text:p text:style-name="P48"/>
      <text:p text:style-name="P48"><text:s text:c="2"/>Phase 1: Streaming Write + Memory Cleanup</text:p>
      <text:p text:style-name="P48"/>
      <text:p text:style-name="P48"><text:s text:c="2"/>Core Pattern:</text:p>
      <text:p text:style-name="P48"><text:s text:c="2"/>def process_batch_streaming(self, batch_data, timeframe, choice):</text:p>
      <text:p text:style-name="P48"><text:s text:c="6"/>batch_results = self.calculate_batch(batch_data)</text:p>
      <text:p text:style-name="P48"><text:s text:c="6"/>self.append_to_output_file(batch_results, timeframe, choice)</text:p>
      <text:p text:style-name="P48"/>
      <text:p text:style-name="P48"><text:s text:c="6"/># EXPLICIT MEMORY CLEANUP</text:p>
      <text:p text:style-name="P48"><text:s text:c="6"/>del batch_results</text:p>
      <text:p text:style-name="P48"><text:s text:c="6"/>del batch_data <text:s/># Clear input data too</text:p>
      <text:p text:style-name="P48"><text:s text:c="6"/>gc.collect() <text:s text:c="3"/># Force garbage collection</text:p>
      <text:p text:style-name="P48"/>
      <text:p text:style-name="P48"><text:s text:c="6"/>return len(batch_data)</text:p>
      <text:p text:style-name="P48"><text:soft-page-break/></text:p>
      <text:p text:style-name="P48"><text:s text:c="2"/>Why explicit cleanup matters:</text:p>
      <text:p text:style-name="P48"><text:s text:c="2"/>- Python doesn't immediately free memory</text:p>
      <text:p text:style-name="P48"><text:s text:c="2"/>- Large DataFrames can linger in memory</text:p>
      <text:p text:style-name="P48"><text:s text:c="2"/>- gc.collect() forces immediate cleanup</text:p>
      <text:p text:style-name="P48"/>
      <text:p text:style-name="P48"><text:s text:c="2"/>Phase 2: Data Type Optimization</text:p>
      <text:p text:style-name="P48"/>
      <text:p text:style-name="P48"><text:s text:c="2"/>Current (wasteful):</text:p>
      <text:p text:style-name="P48"><text:s text:c="2"/># Default pandas dtypes (memory heavy)</text:p>
      <text:p text:style-name="P48"><text:s text:c="2"/>df['price'] = float64 <text:s text:c="3"/># 8 bytes per value</text:p>
      <text:p text:style-name="P48"><text:s text:c="2"/>df['volume'] = int64 <text:s text:c="4"/># 8 bytes per value <text:s/></text:p>
      <text:p text:style-name="P48"><text:s text:c="2"/>df['count'] = int64 <text:s text:c="5"/># 8 bytes per value</text:p>
      <text:p text:style-name="P48"/>
      <text:p text:style-name="P48"><text:s text:c="2"/>Optimized:Optimized:</text:p>
      <text:p text:style-name="P48"><text:s text:c="2"/># Efficient dtypes (50% memory savings)</text:p>
      <text:p text:style-name="P48"><text:s text:c="2"/>dtype_mapping = {</text:p>
      <text:p text:style-name="P48"><text:s text:c="6"/>'price': 'float32', <text:s text:c="5"/># 4 bytes (sufficient precision for prices)</text:p>
      <text:p text:style-name="P48"><text:s text:c="6"/>'volume': 'int32', <text:s text:c="6"/># 4 bytes (handles up to 2B volume)</text:p>
      <text:p text:style-name="P48"><text:s text:c="6"/>'returns': 'float32', <text:s text:c="3"/># 4 bytes (sufficient for percentage returns)</text:p>
      <text:p text:style-name="P48"><text:s text:c="6"/>'rs_score': 'float32', <text:s text:c="2"/># 4 bytes (sufficient for RS calculations)</text:p>
      <text:p text:style-name="P48"><text:s text:c="6"/>'rank': 'int16', <text:s text:c="8"/># 2 bytes (handles ranks up to 32K)</text:p>
      <text:p text:style-name="P48"><text:s text:c="6"/>'signal': 'int8' <text:s text:c="8"/># 1 byte (for binary signals: 0/1)</text:p>
      <text:p text:style-name="P48"><text:s text:c="2"/>}</text:p>
      <text:p text:style-name="P48"/>
      <text:p text:style-name="P48"><text:s text:c="2"/># Apply during data loading</text:p>
      <text:p text:style-name="P48"><text:s text:c="2"/>df = pd.read_csv(file, dtype=dtype_mapping)</text:p>
      <text:p text:style-name="P48"/>
      <text:p text:style-name="P48"><text:s text:c="2"/>Phase 3: Advanced Memory Management</text:p>
      <text:p text:style-name="P48"/>
      <text:p text:style-name="P48"><text:s text:c="2"/>Memory-Efficient Data Loading:</text:p>
      <text:p text:style-name="P48"><text:soft-page-break/><text:s text:c="2"/>def load_batch_efficiently(self, ticker_list):</text:p>
      <text:p text:style-name="P48"><text:s text:c="6"/>batch_data = {}</text:p>
      <text:p text:style-name="P48"><text:s text:c="6"/>for ticker in ticker_list:</text:p>
      <text:p text:style-name="P48"><text:s text:c="10"/># Load with optimized dtypes</text:p>
      <text:p text:style-name="P48"><text:s text:c="10"/>df = pd.read_csv(</text:p>
      <text:p text:style-name="P48"><text:s text:c="14"/>ticker_file,</text:p>
      <text:p text:style-name="P48"><text:s text:c="14"/>dtype={</text:p>
      <text:p text:style-name="P48"><text:s text:c="18"/>'Open': 'float32',</text:p>
      <text:p text:style-name="P48"><text:s text:c="18"/>'High': 'float32',</text:p>
      <text:p text:style-name="P48"><text:s text:c="18"/>'Low': 'float32',</text:p>
      <text:p text:style-name="P48"><text:s text:c="18"/>'Close': 'float32',</text:p>
      <text:p text:style-name="P48"><text:s text:c="18"/>'Volume': 'int32'</text:p>
      <text:p text:style-name="P48"><text:s text:c="14"/>},</text:p>
      <text:p text:style-name="P48"><text:s text:c="12"/>parse_dates=['Date'] <text:s/># Only parse what's needed</text:p>
      <text:p text:style-name="P48"><text:s text:c="10"/>)</text:p>
      <text:p text:style-name="P48"><text:s text:c="10"/>batch_data[ticker] = df</text:p>
      <text:p text:style-name="P48"><text:s text:c="6"/>return batch_data</text:p>
      <text:p text:style-name="P48"/>
      <text:p text:style-name="P48"><text:s text:c="2"/>Chunked File Reading (for large files):</text:p>
      <text:p text:style-name="P48"><text:s text:c="2"/>def read_large_file_chunked(self, file_path, chunk_size=10000):</text:p>
      <text:p text:style-name="P48"><text:s text:c="6"/># For very large historical files</text:p>
      <text:p text:style-name="P48"><text:s text:c="6"/>chunks = pd.read_csv(file_path, chunksize=chunk_size, dtype=dtype_mapping)</text:p>
      <text:p text:style-name="P48"/>
      <text:p text:style-name="P48"><text:s text:c="6"/>for chunk in chunks:</text:p>
      <text:p text:style-name="P48"><text:s text:c="10"/>processed_chunk = self.process_chunk(chunk)</text:p>
      <text:p text:style-name="P48"><text:s text:c="10"/>yield processed_chunk <text:s/># Generator pattern - low memory</text:p>
      <text:p text:style-name="P48"><text:s text:c="10"/>del chunk <text:s/># Clean up immediately</text:p>
      <text:p text:style-name="P48"/>
      <text:p text:style-name="P48"><text:s text:c="2"/>Phase 4: Complete Implementation Pattern</text:p>
      <text:p text:style-name="P48"/>
      <text:p text:style-name="P48"><text:s text:c="2"/>import gc</text:p>
      <text:p text:style-name="P48"><text:soft-page-break/><text:s text:c="2"/>from typing import Dict, Generator</text:p>
      <text:p text:style-name="P48"/>
      <text:p text:style-name="P48"><text:s text:c="2"/>class MemoryEfficientProcessor:</text:p>
      <text:p text:style-name="P48"><text:s text:c="6"/>def __init__(self):</text:p>
      <text:p text:style-name="P48"><text:s text:c="10"/># Define optimal dtypes for all common columns</text:p>
      <text:p text:style-name="P48"><text:s text:c="10"/>self.dtype_mapping = {</text:p>
      <text:p text:style-name="P48"><text:s text:c="14"/>'Open': 'float32', 'High': 'float32', 'Low': 'float32', 'Close': 'float32',</text:p>
      <text:p text:style-name="P48"><text:s text:c="14"/>'Volume': 'int32', 'Returns': 'float32', 'RS_Score': 'float32',</text:p>
      <text:p text:style-name="P48"><text:s text:c="14"/>'Rank': 'int16', 'Signal': 'int8', 'Count': 'int32'</text:p>
      <text:p text:style-name="P48"><text:s text:c="10"/>}</text:p>
      <text:p text:style-name="P48"/>
      <text:p text:style-name="P48"><text:s text:c="6"/>def process_batch_optimized(self, batch_data: Dict, timeframe: str, choice: int):</text:p>
      <text:p text:style-name="P48"><text:s text:c="10"/># Process with memory-efficient calculations</text:p>
      <text:p text:style-name="P48"><text:s text:c="10"/>batch_results = []</text:p>
      <text:p text:style-name="P48"/>
      <text:p text:style-name="P48"><text:s text:c="10"/>for ticker, df in batch_data.items():</text:p>
      <text:p text:style-name="P48"><text:s text:c="14"/># Convert to efficient dtypes if not already done</text:p>
      <text:p text:style-name="P48"><text:s text:c="14"/>df = df.astype(self.dtype_mapping, errors='ignore')</text:p>
      <text:p text:style-name="P48"/>
      <text:p text:style-name="P48"><text:s text:c="14"/># Calculate results</text:p>
      <text:p text:style-name="P48"><text:s text:c="14"/>result = self.calculate_single_ticker(df)</text:p>
      <text:p text:style-name="P48"><text:s text:c="14"/>batch_results.append(result)</text:p>
      <text:p text:style-name="P48"/>
      <text:p text:style-name="P48"><text:s text:c="14"/># Clean up individual ticker data immediately</text:p>
      <text:p text:style-name="P48"><text:s text:c="14"/>del df</text:p>
      <text:p text:style-name="P48"/>
      <text:p text:style-name="P48"><text:s text:c="10"/># Write to file immediately</text:p>
      <text:p text:style-name="P48"><text:s text:c="10"/>self.append_to_output_file(batch_results, timeframe, choice)</text:p>
      <text:p text:style-name="P48"/>
      <text:p text:style-name="P48"><text:s text:c="10"/># COMPREHENSIVE MEMORY CLEANUP</text:p>
      <text:p text:style-name="P48"><text:s text:c="10"/>del batch_results</text:p>
      <text:p text:style-name="P48"><text:soft-page-break/><text:s text:c="10"/>del batch_data</text:p>
      <text:p text:style-name="P48"><text:s text:c="10"/>gc.collect() <text:s/># Force garbage collection</text:p>
      <text:p text:style-name="P48"/>
      <text:p text:style-name="P48"><text:s text:c="10"/>return len(batch_data)</text:p>
      <text:p text:style-name="P48"/>
      <text:p text:style-name="P48"><text:s text:c="6"/>def load_batch_with_dtypes(self, ticker_list: list) -&gt; Dict:</text:p>
      <text:p text:style-name="P48"><text:s text:c="10"/>batch_data = {}</text:p>
      <text:p text:style-name="P48"><text:s text:c="10"/>for ticker in ticker_list:</text:p>
      <text:p text:style-name="P48"><text:s text:c="14"/>df = pd.read_csv(</text:p>
      <text:p text:style-name="P48"><text:s text:c="18"/>f"data/market_data/daily/{ticker}.csv",</text:p>
      <text:p text:style-name="P48"><text:s text:c="18"/>dtype=self.dtype_mapping,</text:p>
      <text:p text:style-name="P48"><text:s text:c="18"/>parse_dates=['Date']</text:p>
      <text:p text:style-name="P48"><text:s text:c="14"/>)</text:p>
      <text:p text:style-name="P48"><text:s text:c="14"/>batch_data[ticker] = df</text:p>
      <text:p text:style-name="P48"><text:s text:c="10"/>return batch_data</text:p>
      <text:p text:style-name="P48"><text:s text:c="2"/>Phase 5: Memory Monitoring</text:p>
      <text:p text:style-name="P48"/>
      <text:p text:style-name="P48"><text:s text:c="2"/>import psutil</text:p>
      <text:p text:style-name="P48"><text:s text:c="2"/>import os</text:p>
      <text:p text:style-name="P48"/>
      <text:p text:style-name="P48"><text:s text:c="2"/>def monitor_memory_usage():</text:p>
      <text:p text:style-name="P48"><text:s text:c="6"/>process = psutil.Process(os.getpid())</text:p>
      <text:p text:style-name="P48"><text:s text:c="6"/>memory_mb = process.memory_info().rss / 1024 / 1024</text:p>
      <text:p text:style-name="P48"><text:s text:c="6"/>return f"Memory usage: {memory_mb:.1f} MB"</text:p>
      <text:p text:style-name="P48"/>
      <text:p text:style-name="P48"><text:s text:c="2"/>def process_with_monitoring(self, batches):</text:p>
      <text:p text:style-name="P48"><text:s text:c="6"/>print(f"Starting: {monitor_memory_usage()}")</text:p>
      <text:p text:style-name="P48"/>
      <text:p text:style-name="P48"><text:s text:c="6"/>for i, batch in enumerate(batches):</text:p>
      <text:p text:style-name="P48"><text:s text:c="10"/>self.process_batch_optimized(batch, timeframe, choice)</text:p>
      <text:p text:style-name="P48"/>
      <text:p text:style-name="P48"><text:soft-page-break/><text:s text:c="10"/>if i % 5 == 0: <text:s/># Monitor every 5 batches</text:p>
      <text:p text:style-name="P48"><text:s text:c="14"/>print(f"After batch {i}: {monitor_memory_usage()}")</text:p>
      <text:p text:style-name="P48"/>
      <text:p text:style-name="P48"><text:s text:c="6"/>print(f"Completed: {monitor_memory_usag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Complete Memory Optimization Plan - Revised</text:p>
      <text:p text:style-name="P48"/>
      <text:p text:style-name="P48"><text:s text:c="2"/>Architecture Analysis: Batchable vs Non-Batchable</text:p>
      <text:p text:style-name="P48"/>
      <text:p text:style-name="P48"><text:s text:c="2"/>✅ BATCHABLE CALCULATIONS (Can use streaming writes)</text:p>
      <text:p text:style-name="P48"/>
      <text:p text:style-name="P48"><text:s text:c="2"/>No cross-ticker dependencies - process independently:</text:p>
      <text:p text:style-name="P48"><text:s text:c="2"/>- Basic Calculations - Independent ticker analysis</text:p>
      <text:p text:style-name="P48"><text:s text:c="2"/>- Stage Analysis - Individual ticker stage classification</text:p>
      <text:p text:style-name="P48"><text:s text:c="2"/>- All Screeners - Independent signal generation</text:p>
      <text:p text:style-name="P48"><text:s text:c="4"/>- PVB Screener</text:p>
      <text:p text:style-name="P48"><text:s text:c="4"/>- ATR1 Screener</text:p>
      <text:p text:style-name="P48"><text:s text:c="4"/>- Minervini Screener</text:p>
      <text:p text:style-name="P48"><text:s text:c="4"/>- Giusti Screener</text:p>
      <text:p text:style-name="P48"/>
      <text:p text:style-name="P48"><text:s text:c="2"/>❌ NON-BATCHABLE CALCULATIONS (Need complete universe)</text:p>
      <text:p text:style-name="P48"><text:soft-page-break/></text:p>
      <text:p text:style-name="P48"><text:s text:c="2"/>Require cross-ticker comparisons:</text:p>
      <text:p text:style-name="P48"><text:s text:c="2"/>- PER Calculations - Percentile rankings across universe</text:p>
      <text:p text:style-name="P48"><text:s text:c="2"/>- RS Calculations - Relative strength vs benchmarks (all tickers)</text:p>
      <text:p text:style-name="P48"><text:s text:c="2"/>- Market Breadth - Cross-market analysis</text:p>
      <text:p text:style-name="P48"><text:s text:c="2"/>- Composite Indices - Sector/industry aggregations</text:p>
      <text:p text:style-name="P48"/>
      <text:p text:style-name="P48"><text:s text:c="2"/>---</text:p>
      <text:p text:style-name="P48"><text:s text:c="2"/>Phase 1: Implement Streaming Solution for Batchable Calculations</text:p>
      <text:p text:style-name="P48"/>
      <text:p text:style-name="P48"><text:s text:c="2"/>Core Streaming Pattern</text:p>
      <text:p text:style-name="P48"/>
      <text:p text:style-name="P48"><text:s text:c="2"/>class StreamingProcessor:</text:p>
      <text:p text:style-name="P48"><text:s text:c="6"/>def __init__(self):</text:p>
      <text:p text:style-name="P48"><text:s text:c="10"/>self.dtype_mapping = {</text:p>
      <text:p text:style-name="P48"><text:s text:c="14"/>'price': 'float32', <text:s text:c="3"/># 4 bytes vs 8 bytes</text:p>
      <text:p text:style-name="P48"><text:s text:c="14"/>'volume': 'int32', <text:s text:c="4"/># 4 bytes vs 8 bytes <text:s/></text:p>
      <text:p text:style-name="P48"><text:s text:c="14"/>'returns': 'float32', <text:s/># 4 bytes vs 8 bytes</text:p>
      <text:p text:style-name="P48"><text:s text:c="14"/>'signals': 'int8', <text:s text:c="4"/># 1 byte vs 8 bytes</text:p>
      <text:p text:style-name="P48"><text:s text:c="14"/>'ranks': 'int16' <text:s text:c="6"/># 2 bytes vs 8 bytes</text:p>
      <text:p text:style-name="P48"><text:s text:c="10"/>}</text:p>
      <text:p text:style-name="P48"/>
      <text:p text:style-name="P48"><text:s text:c="6"/>def process_batch_streaming(self, batch_data, timeframe, choice):</text:p>
      <text:p text:style-name="P48"><text:s text:c="10"/># Process batch with optimized dtypes</text:p>
      <text:p text:style-name="P48"><text:s text:c="10"/>batch_results = []</text:p>
      <text:p text:style-name="P48"><text:s text:c="10"/>for ticker, df in batch_data.items():</text:p>
      <text:p text:style-name="P48"><text:s text:c="14"/>df = df.astype(self.dtype_mapping, errors='ignore')</text:p>
      <text:p text:style-name="P48"><text:s text:c="14"/>result = self.calculate_single_ticker(df)</text:p>
      <text:p text:style-name="P48"><text:s text:c="14"/>batch_results.append(result)</text:p>
      <text:p text:style-name="P48"><text:s text:c="14"/>del df <text:s/># Immediate cleanup</text:p>
      <text:p text:style-name="P48"/>
      <text:p text:style-name="P48"><text:soft-page-break/><text:s text:c="10"/># Write immediately - NO accumulation</text:p>
      <text:p text:style-name="P48"><text:s text:c="10"/>self.append_to_file(batch_results, timeframe, choice)</text:p>
      <text:p text:style-name="P48"/>
      <text:p text:style-name="P48"><text:s text:c="10"/># COMPREHENSIVE CLEANUP</text:p>
      <text:p text:style-name="P48"><text:s text:c="10"/>del batch_results</text:p>
      <text:p text:style-name="P48"><text:s text:c="10"/>del batch_data</text:p>
      <text:p text:style-name="P48"><text:s text:c="10"/>gc.collect()</text:p>
      <text:p text:style-name="P48"/>
      <text:p text:style-name="P48"><text:s text:c="10"/>return len(batch_data)</text:p>
      <text:p text:style-name="P48"/>
      <text:p text:style-name="P48"><text:s text:c="2"/>File Management Strategy</text:p>
      <text:p text:style-name="P48"/>
      <text:p text:style-name="P48"><text:s text:c="2"/>def process_all_batches_streaming(self, batches, timeframe, choice):</text:p>
      <text:p text:style-name="P48"><text:s text:c="6"/># Determine filename from first batch</text:p>
      <text:p text:style-name="P48"><text:s text:c="6"/>first_batch_results = self.process_batch(batches[0])</text:p>
      <text:p text:style-name="P48"><text:s text:c="6"/>filename = self.get_filename_from_data(first_batch_results, timeframe, choice)</text:p>
      <text:p text:style-name="P48"/>
      <text:p text:style-name="P48"><text:s text:c="6"/># Initialize file with headers</text:p>
      <text:p text:style-name="P48"><text:s text:c="6"/>self.write_csv_header(filename)</text:p>
      <text:p text:style-name="P48"><text:s text:c="6"/>self.append_results_to_csv(filename, first_batch_results)</text:p>
      <text:p text:style-name="P48"/>
      <text:p text:style-name="P48"><text:s text:c="6"/># Stream remaining batches</text:p>
      <text:p text:style-name="P48"><text:s text:c="6"/>for batch in batches[1:]:</text:p>
      <text:p text:style-name="P48"><text:s text:c="10"/>batch_results = self.process_batch_streaming(batch, timeframe, choice)</text:p>
      <text:p text:style-name="P48"><text:s text:c="10"/>self.append_results_to_csv(filename, batch_results)</text:p>
      <text:p text:style-name="P48"/>
      <text:p text:style-name="P48"><text:s text:c="6"/>return filename</text:p>
      <text:p text:style-name="P48"/>
      <text:p text:style-name="P48"><text:s text:c="2"/>---</text:p>
      <text:p text:style-name="P48"><text:s text:c="2"/>Phase 2: Special Handling for RS Calculations</text:p>
      <text:p text:style-name="P48"/>
      <text:p text:style-name="P48"><text:soft-page-break/><text:s text:c="2"/>RS Batch Processing with Complete Output</text:p>
      <text:p text:style-name="P48"/>
      <text:p text:style-name="P48"><text:s text:c="2"/>class RSStreamingProcessor:</text:p>
      <text:p text:style-name="P48"><text:s text:c="6"/>def process_rs_streaming(self, batches, timeframe, choice):</text:p>
      <text:p text:style-name="P48"><text:s text:c="10"/># RS can be calculated in batches...</text:p>
      <text:p text:style-name="P48"><text:s text:c="10"/>for batch in batches:</text:p>
      <text:p text:style-name="P48"><text:s text:c="14"/>batch_rs_results = self.calculate_rs_batch(batch)</text:p>
      <text:p text:style-name="P48"><text:s text:c="14"/>self.append_to_rs_file(batch_rs_results, timeframe, choice)</text:p>
      <text:p text:style-name="P48"><text:s text:c="14"/>del batch_rs_results</text:p>
      <text:p text:style-name="P48"><text:s text:c="14"/>gc.collect()</text:p>
      <text:p text:style-name="P48"/>
      <text:p text:style-name="P48"><text:s text:c="10"/># ...but outputs complete file for PER dependency</text:p>
      <text:p text:style-name="P48"><text:s text:c="10"/>complete_rs_file = f"rs_ibd_stocks_{timeframe}_{choice}_{date}.csv"</text:p>
      <text:p text:style-name="P48"><text:s text:c="10"/>return complete_rs_file <text:s/># PER can use this</text:p>
      <text:p text:style-name="P48"/>
      <text:p text:style-name="P48"><text:s text:c="2"/>Memory Benefits for RS:</text:p>
      <text:p text:style-name="P48"><text:s text:c="2"/>- Process in 100-ticker batches instead of 1000+ universe</text:p>
      <text:p text:style-name="P48"><text:s text:c="2"/>- 90% memory reduction during calculation</text:p>
      <text:p text:style-name="P48"><text:s text:c="2"/>- Same final output format for PER compatibility</text:p>
      <text:p text:style-name="P48"/>
      <text:p text:style-name="P48"><text:s text:c="2"/>---</text:p>
      <text:p text:style-name="P48"><text:s text:c="2"/>Phase 3: Keep Non-Batchable As-Is (Optimized)</text:p>
      <text:p text:style-name="P48"/>
      <text:p text:style-name="P48"><text:s text:c="2"/>PER Calculations</text:p>
      <text:p text:style-name="P48"/>
      <text:p text:style-name="P48"><text:s text:c="2"/># Keep current approach but optimize data loading</text:p>
      <text:p text:style-name="P48"><text:s text:c="2"/>def process_per_optimized(self, complete_rs_file):</text:p>
      <text:p text:style-name="P48"><text:s text:c="6"/># Load RS results with efficient dtypes</text:p>
      <text:p text:style-name="P48"><text:s text:c="6"/>rs_df = pd.read_csv(</text:p>
      <text:p text:style-name="P48"><text:s text:c="10"/>complete_rs_file,</text:p>
      <text:p text:style-name="P48"><text:s text:c="10"/>dtype={'rs_score': 'float32', 'rank': 'int16'}</text:p>
      <text:p text:style-name="P48"><text:soft-page-break/><text:s text:c="6"/>)</text:p>
      <text:p text:style-name="P48"/>
      <text:p text:style-name="P48"><text:s text:c="6"/># Process universes efficiently</text:p>
      <text:p text:style-name="P48"><text:s text:c="6"/>per_results = self.calculate_percentiles(rs_df)</text:p>
      <text:p text:style-name="P48"/>
      <text:p text:style-name="P48"><text:s text:c="6"/># Clean up immediately</text:p>
      <text:p text:style-name="P48"><text:s text:c="6"/>del rs_df</text:p>
      <text:p text:style-name="P48"><text:s text:c="6"/>gc.collect()</text:p>
      <text:p text:style-name="P48"/>
      <text:p text:style-name="P48"><text:s text:c="6"/>return per_results</text:p>
      <text:p text:style-name="P48"/>
      <text:p text:style-name="P48"><text:s text:c="2"/>Market Breadth &amp; Composites</text:p>
      <text:p text:style-name="P48"/>
      <text:p text:style-name="P48"><text:s text:c="2"/>- Keep current universe-wide processing</text:p>
      <text:p text:style-name="P48"><text:s text:c="2"/>- Optimize with better data types</text:p>
      <text:p text:style-name="P48"><text:s text:c="2"/>- Add memory cleanup between major operations</text:p>
      <text:p text:style-name="P48"/>
      <text:p text:style-name="P48"><text:s text:c="2"/>---</text:p>
      <text:p text:style-name="P48"><text:s text:c="2"/>Phase 4: Implementation Priority</text:p>
      <text:p text:style-name="P48"/>
      <text:p text:style-name="P48"><text:s text:c="2"/>HIGH IMPACT - Implement First</text:p>
      <text:p text:style-name="P48"/>
      <text:p text:style-name="P48"><text:s text:c="2"/>1. ✅ Basic Calculations Streaming</text:p>
      <text:p text:style-name="P48"><text:s text:c="4"/>- Biggest memory user currently</text:p>
      <text:p text:style-name="P48"><text:s text:c="4"/>- Easy to implement (no dependencies)</text:p>
      <text:p text:style-name="P48"><text:s text:c="4"/>- Immediate 90% memory reduction</text:p>
      <text:p text:style-name="P48"><text:s text:c="2"/>2. ✅ Stage Analysis Streaming</text:p>
      <text:p text:style-name="P48"><text:s text:c="4"/>- Second biggest memory user</text:p>
      <text:p text:style-name="P48"><text:s text:c="4"/>- Independent calculations</text:p>
      <text:p text:style-name="P48"><text:s text:c="4"/>- Large performance gain</text:p>
      <text:p text:style-name="P48"><text:s text:c="2"/>3. ✅ All Screeners Streaming</text:p>
      <text:p text:style-name="P48"><text:soft-page-break/><text:s text:c="4"/>- PVB, ATR1, Minervini, Giusti</text:p>
      <text:p text:style-name="P48"><text:s text:c="4"/>- Follow same pattern as above</text:p>
      <text:p text:style-name="P48"><text:s text:c="4"/>- Consistent architecture</text:p>
      <text:p text:style-name="P48"/>
      <text:p text:style-name="P48"><text:s text:c="2"/>MEDIUM IMPACT - Implement Second</text:p>
      <text:p text:style-name="P48"/>
      <text:p text:style-name="P48"><text:s text:c="2"/>1. ✅ RS Batch Processing</text:p>
      <text:p text:style-name="P48"><text:s text:c="4"/>- More complex due to benchmark calculations</text:p>
      <text:p text:style-name="P48"><text:s text:c="4"/>- Still batchable with careful implementation</text:p>
      <text:p text:style-name="P48"><text:s text:c="4"/>- Maintains PER compatibility</text:p>
      <text:p text:style-name="P48"/>
      <text:p text:style-name="P48"><text:s text:c="2"/>LOW IMPACT - Optimize Later</text:p>
      <text:p text:style-name="P48"/>
      <text:p text:style-name="P48"><text:s text:c="2"/>1. ✅ Data Type Optimization</text:p>
      <text:p text:style-name="P48"><text:s text:c="4"/>- Apply float32, int32, int16, int8 throughout</text:p>
      <text:p text:style-name="P48"><text:s text:c="4"/>- 50% additional memory savings</text:p>
      <text:p text:style-name="P48"><text:s text:c="4"/>- Easy to implement incrementally</text:p>
      <text:p text:style-name="P48"/>
      <text:p text:style-name="P48"><text:s text:c="2"/>---</text:p>
      <text:p text:style-name="P48"><text:s text:c="2"/>Phase 5: Complete Implementation Pattern</text:p>
      <text:p text:style-name="P48"/>
      <text:p text:style-name="P48"><text:s text:c="2"/>Unified Streaming Base Class</text:p>
      <text:p text:style-name="P48"/>
      <text:p text:style-name="P48"><text:s text:c="2"/>class StreamingCalculationBase:</text:p>
      <text:p text:style-name="P48"><text:s text:c="6"/>def __init__(self):</text:p>
      <text:p text:style-name="P48"><text:s text:c="10"/>self.setup_efficient_dtypes()</text:p>
      <text:p text:style-name="P48"/>
      <text:p text:style-name="P48"><text:s text:c="6"/>def process_timeframe_streaming(self, batches, timeframe, choice):</text:p>
      <text:p text:style-name="P48"><text:s text:c="10"/>total_processed = 0</text:p>
      <text:p text:style-name="P48"/>
      <text:p text:style-name="P48"><text:s text:c="10"/># Process first batch to establish filename</text:p>
      <text:p text:style-name="P48"><text:soft-page-break/><text:s text:c="10"/>filename = self.initialize_output_file(batches[0], timeframe, choice)</text:p>
      <text:p text:style-name="P48"><text:s text:c="10"/>total_processed += len(batches[0])</text:p>
      <text:p text:style-name="P48"/>
      <text:p text:style-name="P48"><text:s text:c="10"/># Stream remaining batches</text:p>
      <text:p text:style-name="P48"><text:s text:c="10"/>for batch in batches[1:]:</text:p>
      <text:p text:style-name="P48"><text:s text:c="14"/>count = self.process_batch_streaming(batch, timeframe, choice, filename)</text:p>
      <text:p text:style-name="P48"><text:s text:c="14"/>total_processed += count</text:p>
      <text:p text:style-name="P48"/>
      <text:p text:style-name="P48"><text:s text:c="14"/># Memory monitoring (optional)</text:p>
      <text:p text:style-name="P48"><text:s text:c="14"/>if batch_num % 10 == 0:</text:p>
      <text:p text:style-name="P48"><text:s text:c="18"/>self.log_memory_usage(f"After batch {batch_num}")</text:p>
      <text:p text:style-name="P48"/>
      <text:p text:style-name="P48"><text:s text:c="10"/>return {'file': filename, 'processed': total_processed}</text:p>
      <text:p text:style-name="P48"/>
      <text:p text:style-name="P48"><text:s text:c="2"/># Apply to all batchable processors:</text:p>
      <text:p text:style-name="P48"><text:s text:c="2"/>class BasicCalculationsStreaming(StreamingCalculationBase): pass</text:p>
      <text:p text:style-name="P48"><text:s text:c="2"/>class StageAnalysisStreaming(StreamingCalculationBase): pass</text:p>
      <text:p text:style-name="P48"><text:s text:c="2"/>class PVBScreenerStreaming(StreamingCalculationBase): pass</text:p>
      <text:p text:style-name="P48"><text:s text:c="2"/>class ATR1ScreenerStreaming(StreamingCalculationBase): pass</text:p>
      <text:p text:style-name="P48"/>
      <text:p text:style-name="P48"><text:s text:c="2"/>---</text:p>
      <text:p text:style-name="P48"><text:s text:c="2"/>Expected Performance Results</text:p>
      <text:p text:style-name="P48"/>
      <text:p text:style-name="P48"><text:s text:c="2"/>Memory Usage</text:p>
      <text:p text:style-name="P48"/>
      <text:p text:style-name="P48"><text:s text:c="2"/>- Before: 8GB peak memory (1000 tickers × accumulation)</text:p>
      <text:p text:style-name="P48"><text:s text:c="2"/>- After: 400MB constant memory (100 ticker batches)</text:p>
      <text:p text:style-name="P48"><text:s text:c="2"/>- Reduction: 95% memory savings</text:p>
      <text:p text:style-name="P48"/>
      <text:p text:style-name="P48"><text:s text:c="2"/>Processing Speed</text:p>
      <text:p text:style-name="P48"/>
      <text:p text:style-name="P48"><text:soft-page-break/><text:s text:c="2"/>- Before: Slow due to swapping/paging</text:p>
      <text:p text:style-name="P48"><text:s text:c="2"/>- After: 30-50% faster processing</text:p>
      <text:p text:style-name="P48"><text:s text:c="2"/>- Scaling: Can handle 10,000+ ticker universes</text:p>
      <text:p text:style-name="P48"/>
      <text:p text:style-name="P48"><text:s text:c="2"/>System Requirements</text:p>
      <text:p text:style-name="P48"/>
      <text:p text:style-name="P48"><text:s text:c="2"/>- Before: 16GB+ RAM recommended</text:p>
      <text:p text:style-name="P48"><text:s text:c="2"/>- After: 4GB RAM sufficient for large universes</text:p>
      <text:p text:style-name="P48"/>
      <text:p text:style-name="P48"><text:s text:c="2"/>---</text:p>
      <text:p text:style-name="P48"><text:s text:c="2"/>Implementation Steps</text:p>
      <text:p text:style-name="P48"/>
      <text:p text:style-name="P48"><text:s text:c="2"/>Week 1: Core Streaming Infrastructure</text:p>
      <text:p text:style-name="P48"/>
      <text:p text:style-name="P48"><text:s text:c="2"/>1. Create StreamingCalculationBase class</text:p>
      <text:p text:style-name="P48"><text:s text:c="2"/>2. Implement file management utilities</text:p>
      <text:p text:style-name="P48"><text:s text:c="2"/>3. Add memory monitoring tools</text:p>
      <text:p text:style-name="P48"/>
      <text:p text:style-name="P48"><text:s text:c="2"/>Week 2: Basic Calculations Migration</text:p>
      <text:p text:style-name="P48"/>
      <text:p text:style-name="P48"><text:s text:c="2"/>1. Convert basic_calculations to streaming</text:p>
      <text:p text:style-name="P48"><text:s text:c="2"/>2. Test with current universes</text:p>
      <text:p text:style-name="P48"><text:s text:c="2"/>3. Validate output file accuracy</text:p>
      <text:p text:style-name="P48"/>
      <text:p text:style-name="P48"><text:s text:c="2"/>Week 3: Extend to All Batchable</text:p>
      <text:p text:style-name="P48"/>
      <text:p text:style-name="P48"><text:s text:c="2"/>1. Migrate stage_analysis to streaming</text:p>
      <text:p text:style-name="P48"><text:s text:c="2"/>2. Migrate all screeners to streaming</text:p>
      <text:p text:style-name="P48"><text:s text:c="2"/>3. Performance testing and optimization</text:p>
      <text:p text:style-name="P48"/>
      <text:p text:style-name="P48"><text:s text:c="2"/>Week 4: RS Special Implementation</text:p>
      <text:p text:style-name="P48"><text:soft-page-break/></text:p>
      <text:p text:style-name="P48"><text:s text:c="2"/>1. Implement RS batch processing</text:p>
      <text:p text:style-name="P48"><text:s text:c="2"/>2. Ensure PER compatibility maintained</text:p>
      <text:p text:style-name="P48"><text:s text:c="2"/>3. Full system integration testing</text:p>
      <text:p text:style-name="P48"/>
      <text:p text:style-name="P48"><text:s text:c="2"/>---</text:p>
      <text:p text:style-name="P48"><text:s text:c="2"/>Success Criteria</text:p>
      <text:p text:style-name="P48"/>
      <text:p text:style-name="P48"><text:s text:c="2"/>Technical Metrics:</text:p>
      <text:p text:style-name="P48"><text:s text:c="2"/>- ✅ 95% memory reduction for batchable calculations</text:p>
      <text:p text:style-name="P48"><text:s text:c="2"/>- ✅ 30%+ speed improvement overall</text:p>
      <text:p text:style-name="P48"><text:s text:c="2"/>- ✅ Identical output files to current system</text:p>
      <text:p text:style-name="P48"><text:s text:c="2"/>- ✅ No functionality regression</text:p>
      <text:p text:style-name="P48"/>
      <text:p text:style-name="P48"><text:s text:c="2"/>Operational Benefits:</text:p>
      <text:p text:style-name="P48"><text:s text:c="2"/>- ✅ Handle 10x larger universes</text:p>
      <text:p text:style-name="P48"><text:s text:c="2"/>- ✅ Run on lower-spec machines</text:p>
      <text:p text:style-name="P48"><text:s text:c="2"/>- ✅ Improved reliability (no memory crashes)</text:p>
      <text:p text:style-name="P48"><text:s text:c="2"/>- ✅ Consistent performance regardless of universe size</text:p>
      <text:p text:style-name="P48"/>
      <text:p text:style-name="P48"><text:s text:c="2"/>This plan provides maximum memory efficiency while respecting the mathematical constraints of cross-ticker dependent</text:p>
      <text:p text:style-name="P48"><text:s text:c="2"/>calculations like PER.</text:p>
      <text:p text:style-name="P48"/>
      <text:p text:style-name="P48">I'll create the individual DRWISH streaming implementation following the exact same pattern as PVB and ATR1.</text:p>
      <text:p text:style-name="P48"/>
      <text:p text:style-name="P48"/>
      <text:p text:style-name="P48">Implementation Summary:</text:p>
      <text:p text:style-name="P48"/>
      <text:p text:style-name="P48"><text:s text:c="2"/>1. Mapping System Working:</text:p>
      <text:p text:style-name="P48"><text:soft-page-break/></text:p>
      <text:p text:style-name="P48"><text:s text:c="2"/>- ✅ mapping_tickers.csv loaded correctly: {'SP500': 'SPY', 'NASDAQ100': 'QQQ', 'RUSSELL1000': 'IWM'}</text:p>
      <text:p text:style-name="P48"><text:s text:c="2"/>- ✅ Universe to Index Symbol: SP500 → SPY, NASDAQ100 → QQQ</text:p>
      <text:p text:style-name="P48"><text:s text:c="2"/>- ✅ Automatic Detection: Charts automatically find correct benchmark ETF</text:p>
      <text:p text:style-name="P48"/>
      <text:p text:style-name="P48"><text:s text:c="2"/>2. Price Data Lookup Enhanced:</text:p>
      <text:p text:style-name="P48"/>
      <text:p text:style-name="P48"><text:s text:c="2"/>- ✅ Primary Path: Checks config DAILY_DATA_DIR first</text:p>
      <text:p text:style-name="P48"><text:s text:c="2"/>- ✅ Fallback Path: Automatically finds downloadData_v1 directory</text:p>
      <text:p text:style-name="P48"><text:s text:c="2"/>- ✅ Real OHLCV Data: SPY/QQQ price data loaded (421 records each)</text:p>
      <text:p text:style-name="P48"/>
      <text:p text:style-name="P48"><text:s text:c="2"/>3. Complete Chart Pipeline:</text:p>
      <text:p text:style-name="P48"/>
      <text:p text:style-name="P48"><text:s text:c="2"/>- ✅ Top Panel: Real SPY price data (not synthetic)</text:p>
      <text:p text:style-name="P48"><text:s text:c="2"/>- ✅ Middle Panel: MA breadth percentages (combined_pct_above_ma*)</text:p>
      <text:p text:style-name="P48"><text:s text:c="2"/>- ✅ Bottom Panel: New highs/lows data (new_52week_*)</text:p>
      <text:p text:style-name="P48"/>
      <text:p text:style-name="P48"><text:s text:c="2"/>📊 Results:</text:p>
      <text:p text:style-name="P48"/>
      <text:p text:style-name="P48"><text:s text:c="2"/>All three chart panels now display correctly:</text:p>
      <text:p text:style-name="P48"><text:s text:c="2"/>1. Candlestick Chart: Real SPY price data with OHLCV</text:p>
      <text:p text:style-name="P48"><text:s text:c="2"/>2. Breadth Analysis: MA percentage lines (20, 50, 200)</text:p>
      <text:p text:style-name="P48"><text:s text:c="2"/>3. Highs/Lows Histogram: Long-term new highs vs lows</text:p>
      <text:p text:style-name="P48"/>
      <text:p text:style-name="P48"><text:s text:c="2"/>🎉 Complete Architecture Success:</text:p>
      <text:p text:style-name="P48"/>
      <text:p text:style-name="P48"><text:s text:c="2"/>mapping_tickers.csv → Universe (SP500) → Index (SPY) → Price Data → Chart</text:p>
      <text:p text:style-name="P48"><text:s text:c="2"/>market_breadth_*.csv → Column Mapping → Chart Expected Format → Chart</text:p>
      <text:p text:style-name="P48"/>
      <text:p text:style-name="P48"><text:s text:c="2"/>The breadth charts now work exactly as intended:</text:p>
      <text:p text:style-name="P48"><text:soft-page-break/><text:s text:c="2"/>- ✅ Real benchmark price data in top panel</text:p>
      <text:p text:style-name="P48"><text:s text:c="2"/>- ✅ Market breadth metrics in middle panel</text:p>
      <text:p text:style-name="P48"><text:s text:c="2"/>- ✅ New highs/lows analysis in bottom panel</text:p>
      <text:p text:style-name="P48"><text:s text:c="2"/>- ✅ Proper filename matching (CSV → PNG)</text:p>
      <text:p text:style-name="P48"><text:s text:c="2"/>- ✅ Single universe approach (no complex combining needed)</text:p>
      <text:p text:style-name="P48"/>
      <text:p text:style-name="P48"><text:s text:c="2"/>The entire market breadth visualization system is now working end-to-end! 🎊</text:p>
      <text:p text:style-name="P48"/>
      <text:p text:style-name="P48">&gt; no, i dont agree with this statement The current config sets DAILY_DATA_DIR to point to the local data/market_data/daily </text:p>
      <text:p text:style-name="P48"><text:s text:c="2"/>directory under</text:p>
      <text:p text:style-name="P48"><text:s text:c="4"/>metaData_v1, but the actual price data is in the downloadData_v1 directory. Let me update the MarketBreadthVisualizer to also</text:p>
      <text:p text:style-name="P48"><text:s text:c="4"/>check the downloadData_v1 location as a fallback:</text:p>
      <text:p text:style-name="P48"><text:s text:c="2"/>. in user_data.csv we have # ENVIRONMENT DETECTION AND PATH CONFIGURATION <text:s text:c="7"/></text:p>
      <text:p text:style-name="P48"><text:s text:c="2"/># ---------------------------------------------- <text:s text:c="7"/></text:p>
      <text:p text:style-name="P48"><text:s text:c="2"/>auto_detect_environment <text:s text:c="3"/>FALSE <text:s text:c="3"/>Automatically detect and use appropriate paths (local vs Colab)</text:p>
      <text:p text:style-name="P48"><text:s text:c="2"/>manual_environment_override <text:s text:c="3"/>local <text:s text:c="3"/>Manual override: local | colab | (empty for auto detection)</text:p>
      <text:p text:style-name="P48"><text:s text:c="10"/></text:p>
      <text:p text:style-name="P48"><text:s text:c="2"/># LOCAL ENVIRONMENT PATHS <text:s text:c="7"/></text:p>
      <text:p text:style-name="P48"><text:s text:c="2"/># ------------------------ <text:s text:c="7"/></text:p>
      <text:p text:style-name="P48"><text:s text:c="2"/>YF_daily_data_files_local <text:s text:c="3"/>../downloadData_v1/data/market_data/daily/ <text:s text:c="3"/>Local: Folder with daily (1d) historical data files</text:p>
      <text:p text:style-name="P48"><text:s text:c="2"/>YF_weekly_data_files_local <text:s text:c="3"/>../downloadData_v1/data/market_data/weekly/ <text:s text:c="3"/>Local: Folder with weekly (1wk) historical data </text:p>
      <text:p text:style-name="P48"><text:s text:c="2"/>files</text:p>
      <text:p text:style-name="P48"><text:s text:c="2"/>YF_monthly_data_files_local <text:s text:c="3"/>../downloadData_v1/data/market_data/monthly/ <text:s text:c="3"/>Local: Folder with monthly (1mo) historical data </text:p>
      <text:p text:style-name="P48"><text:s text:c="2"/>files</text:p>
      <text:p text:style-name="P48"><text:s text:c="2"/>TW_intraday_folder_local <text:s text:c="3"/>data/intraday/ <text:s text:c="3"/>Local: Folder for TradingView intraday data</text:p>
      <text:p text:style-name="P48"><text:soft-page-break/><text:s text:c="10"/></text:p>
      <text:p text:style-name="P48"><text:s text:c="2"/># COLAB ENVIRONMENT PATHS <text:s text:c="7"/></text:p>
      <text:p text:style-name="P48"><text:s text:c="2"/># ------------------------ <text:s text:c="7"/></text:p>
      <text:p text:style-name="P48"><text:s text:c="2"/>YF_daily_data_files_colab <text:s text:c="3"/>/content/drive/MyDrive/_invest2024/run_python/downloadData_v1/data/market_data/daily/ <text:s text:c="3"/>Colab: </text:p>
      <text:p text:style-name="P48"><text:s text:c="2"/>Folder with daily (1d) historical data files</text:p>
      <text:p text:style-name="P48"><text:s text:c="2"/>YF_weekly_data_files_colab <text:s text:c="3"/>/content/drive/MyDrive/_invest2024/run_python/downloadData_v1/data/market_data/weekly/ <text:s text:c="3"/>Colab: </text:p>
      <text:p text:style-name="P48"><text:s text:c="2"/>Folder with weekly (1wk) historical data files</text:p>
      <text:p text:style-name="P48"><text:s text:c="2"/>YF_monthly_data_files_colab <text:s text:c="3"/>/content/drive/MyDrive/_invest2024/run_python/downloadData_v1/data/market_data/monthly/ <text:s text:c="3"/>Colab: </text:p>
      <text:p text:style-name="P48"><text:s text:c="2"/>Folder with monthly (1mo) historical data files</text:p>
      <text:p text:style-name="P48"><text:s text:c="2"/>TW_intraday_folder_colab <text:s text:c="3"/>/content/drive/MyDrive/_invest2024/run_python/metaData_v1/data/intraday/ <text:s text:c="3"/>Colab: Folder for </text:p>
      <text:p text:style-name="P48"><text:s text:c="2"/>TradingView intraday data</text:p>
      <text:p text:style-name="P48"><text:s text:c="2"/>. The location is clear, and no is not metaData_v1</text:p>
      <text:p text:style-name="P48"/>
      <text:p text:style-name="P48">● You are absolutely correct! I apologize for the confusion. The user_data.csv clearly defines that the price data location</text:p>
      <text:p text:style-name="P48"><text:s text:c="2"/>should be ../downloadData_v1/data/market_data/daily/ for local environment, not the metaData_v1 directory.</text:p>
      <text:p text:style-name="P48"/>
      <text:p text:style-name="P48">● You're right - the config should be using the paths defined in user_data.csv. Let me check how the config reads those</text:p>
      <text:p text:style-name="P48"><text:s text:c="2"/>YF_*_data_files_local paths:</text:p>
      <text:p text:style-name="P48"/>
      <text:p text:style-name="P48">● Search(pattern: "YF_daily_data_files|YF_weekly_data_files|YF_monthly_data_files", path: "src/config.py", output_mode: "content")</text:p>
      <text:p text:style-name="P48"><text:s text:c="2"/>⎿  Found 0 lines </text:p>
      <text:p text:style-name="P48"/>
      <text:p text:style-name="P48"><text:soft-page-break/>● Read(src/config.py)</text:p>
      <text:p text:style-name="P48"><text:s text:c="2"/>⎿  Read 50 lines (ctrl+o to expand)</text:p>
      <text:p text:style-name="P48"/>
      <text:p text:style-name="P48">● I can see the issue now. The config is hardcoded to use the local directory structure instead of reading the YF_*_data_files</text:p>
      <text:p text:style-name="P48"><text:s text:c="2"/>paths from user_data.csv. Let me check how the config should be reading the user-defined data paths:</text:p>
      <text:p text:style-name="P48"/>
      <text:p text:style-name="P48">● Read(src/user_defined_data.py)</text:p>
      <text:p text:style-name="P48"><text:s text:c="2"/>⎿  Read 50 lines (ctrl+o to expand)</text:p>
      <text:p text:style-name="P48"><text:s text:c="2"/>⎿  5-hour limit reached ∙ resets 4am</text:p>
      <text:p text:style-name="P48"><text:s text:c="5"/>/upgrade to increase your usage limit.</text:p>
      <text:p text:style-name="P48"/>
      <text:p text:style-name="P48"/>
      <text:p text:style-name="P48">Please generate a comprehensive market trends report using ReportLab. Use the data in /home/imagda/_invest2024/python/metaData_v1/results/basic_calculation/basic_calculation_2-5_daily_20250905.csv for analysis and charts. Carefully study all files in /home/imagda/_invest2024/python/metaData_v1/reportTEST to synthesize experimental results and literature. The report should include: charts, summary tables, insights, and figures to highlight short, medium, and long-term market trends. <text:s/><text:span text:style-name="T84">This should be created using post_process module architecture. Respect output filename generation rules. You can create as many as pdf or png templates you want. <text:s/>Inside /home/imagda/_invest2024/python/metaData_v1/src/post_process/pdf_templates, /home/imagda/_invest2024/python/metaData_v1/src/post_process/png_templates <text:s/>if needed can create basic_calculation to keep the files for this modules (if they are many). </text:span><text:span text:style-name="T85">Example: create a type of vizualization png or pdf for different situations: in user_data_pp.csv basic_calculation , , TRUE, top_performer and the filters. The idea is, the histriocal data are updated daily, so tomorrow I should be able to create an update form of the pdf/png.</text:span></text:p>
      <text:p text:style-name="P48"/>
      <text:p text:style-name="P48"/>
      <text:h text:style-name="P49" text:outline-level="2">Workflow for Market Trends Report Generation <text:s/><text:span text:style-name="T85">from basic_calculation module </text:span>Using ReportLab and post_process Module (for Claude AI)</text:h>
      <text:list text:style-name="L10">
        <text:list-header>
          <text:p text:style-name="P136"><text:span text:style-name="Source_20_Text">/home/imagda/_invest2024/python/metaData_v1/results/basic_calculation/basic_calculation_2-5_daily_20250905.csv</text:span></text:p>
        </text:list-header>
        <text:list-item>
          <text:p text:style-name="P137"><text:span text:style-name="T85">Read research, learn and study the appication of</text:span> all experimental results and literature files from directory:<text:line-break/><text:soft-page-break/><text:span text:style-name="Source_20_Text">/home/imagda/_invest2024/python/metaData_v1/reportTEST</text:span> (verify existence or request correct path)</text:p>
        </text:list-item>
        <text:list-item>
          <text:p text:style-name="P137"><text:span text:style-name="T85">For implementation of pdf/png </text:span>Use post_process module base directory and subdirectories:</text:p>
          <text:list>
            <text:list-item>
              <text:p text:style-name="P136">Post-process scripts directory: <text:span text:style-name="Source_20_Text">/home/imagda/_invest2024/python/metaData_v1/src/post_process</text:span></text:p>
            </text:list-item>
            <text:list-item>
              <text:p text:style-name="P136">PDF templates directory: <text:span text:style-name="Source_20_Text">/home/imagda/_invest2024/python/metaData_v1/src/post_process/pdf_templates</text:span></text:p>
            </text:list-item>
            <text:list-item>
              <text:p text:style-name="P136">PNG templates directory: <text:span text:style-name="Source_20_Text">/home/imagda/_invest2024/python/metaData_v1/src/post_process/png_templates</text:span></text:p>
            </text:list-item>
          </text:list>
          <text:p text:style-name="P136"/>
        </text:list-item>
      </text:list>
      <text:p text:style-name="Text_20_body"><text:span text:style-name="Strong_20_Emphasis">2. Data Processing &amp; Analysis</text:span></text:p>
      <text:list text:style-name="L11">
        <text:list-item>
          <text:p text:style-name="P138">Load and clean the CSV data for analysis</text:p>
        </text:list-item>
        <text:list-item>
          <text:p text:style-name="P138">Analyze data to detect:</text:p>
          <text:list>
            <text:list-item>
              <text:p text:style-name="P138">Short-term market trends</text:p>
            </text:list-item>
            <text:list-item>
              <text:p text:style-name="P138">Medium-term market trends</text:p>
            </text:list-item>
            <text:list-item>
              <text:p text:style-name="P138">Long-term market trends</text:p>
            </text:list-item>
          </text:list>
        </text:list-item>
        <text:list-item>
          <text:p text:style-name="P138">Compute summary statistics and generate summary tables</text:p>
        </text:list-item>
        <text:list-item>
          <text:p text:style-name="P138">Apply filters or segmentations such as top performers, user-defined filters, or specific KPI thresholds</text:p>
        </text:list-item>
      </text:list>
      <text:p text:style-name="Text_20_body"><text:span text:style-name="Strong_20_Emphasis">3. Experimental and Literature Synthesis</text:span></text:p>
      <text:list text:style-name="L12">
        <text:list-item>
          <text:p text:style-name="P139">Parse all files from the experimental/literature directory to extract relevant insights, results, and context</text:p>
        </text:list-item>
        <text:list-item>
          <text:p text:style-name="P139">Integrate experimental findings with calculated trends from CSV data</text:p>
        </text:list-item>
        <text:list-item>
          <text:p text:style-name="P139">Generate comprehensive insights combining data analytics and literature review</text:p>
        </text:list-item>
      </text:list>
      <text:p text:style-name="Text_20_body"><text:span text:style-name="Strong_20_Emphasis">4. Visualization Creation</text:span></text:p>
      <text:list text:style-name="L13">
        <text:list-item>
          <text:p text:style-name="P140">Using the post_process module, generate:</text:p>
          <text:list>
            <text:list-item>
              <text:p text:style-name="P140">Charts (line charts, bar charts, trend analysis, etc.) based on market data</text:p>
            </text:list-item>
            <text:list-item>
              <text:p text:style-name="P140">Figures to highlight critical market movement and KPI changes</text:p>
            </text:list-item>
            <text:list-item>
              <text:p text:style-name="P140">Summary tables to accompany visuals</text:p>
            </text:list-item>
          </text:list>
        </text:list-item>
        <text:list-item>
          <text:p text:style-name="P140">Save charts and figures as PNG templates for report embedding</text:p>
        </text:list-item>
      </text:list>
      <text:p text:style-name="Text_20_body"><text:soft-page-break/><text:span text:style-name="Strong_20_Emphasis">5. PDF Report Generation Using ReportLab</text:span></text:p>
      <text:list text:style-name="L14">
        <text:list-item>
          <text:p text:style-name="P141">Create well-structured multi-section PDF report from templates that incorporate:</text:p>
          <text:list>
            <text:list-item>
              <text:p text:style-name="P141">Introduction &amp; Data Overview</text:p>
            </text:list-item>
            <text:list-item>
              <text:p text:style-name="P141">Summary Tables and Key Statistics</text:p>
            </text:list-item>
            <text:list-item>
              <text:p text:style-name="P141">Short, Medium, Long-term Market Trends with supporting figures</text:p>
            </text:list-item>
            <text:list-item>
              <text:p text:style-name="P141">Composite insights from experimental data and literature</text:p>
            </text:list-item>
          </text:list>
        </text:list-item>
        <text:list-item>
          <text:p text:style-name="P141">Ensure dynamic content updating capability for next-day data refresh</text:p>
        </text:list-item>
      </text:list>
      <text:p text:style-name="Text_20_body"><text:span text:style-name="Strong_20_Emphasis">6. File Management and Output</text:span></text:p>
      <text:list text:style-name="L15">
        <text:list-item>
          <text:p text:style-name="P142">Automatically generate output filenames containing date and versioning info</text:p>
        </text:list-item>
        <text:list-item>
          <text:p text:style-name="P142">Store output PDFs and PNGs in appropriate subdirectories under the post_process template base paths</text:p>
        </text:list-item>
        <text:list-item>
          <text:p text:style-name="P142">Maintain clear folder structure for daily automated report regeneration</text:p>
        </text:list-item>
      </text:list>
      <text:p text:style-name="Text_20_body"><text:span text:style-name="Strong_20_Emphasis">7. Automation and Scalability</text:span></text:p>
      <text:list text:style-name="L16">
        <text:list-item>
          <text:p text:style-name="P143">Ensure all steps are modular within the post_process architecture</text:p>
        </text:list-item>
        <text:list-item>
          <text:p text:style-name="P143">Facilitate daily re-run with updated CSVs and experimental data prep for iterative report updates</text:p>
        </text:list-item>
        <text:list-item>
          <text:p text:style-name="P143">Provide mechanisms to add new visualization templates or report sections easily</text:p>
        </text:list-item>
      </text:list>
      <text:p text:style-name="Horizontal_20_Line"/>
      <text:p text:style-name="Text_20_body">This workflow ensures a scalable, automated pipeline aligned with your directory structure and use of ReportLab for PDF generation, complemented by PNG charts and tables for robust market trend reporting.</text:p>
      <text:p text:style-name="P48"/>
      <text:p text:style-name="P48"/>
      <text:p text:style-name="P48"/>
      <text:p text:style-name="P48"/>
      <text:p text:style-name="P48"/>
      <text:p text:style-name="P48">This update makes your system handle multiple files flexibly, with all filter and sort instructions dedicated per file inside the same configuration CSV. Adjust filenames in the config accordingly, and your script will process each</text:p>
      <text:p text:style-name="P48"/>
      <text:p text:style-name="P48"/>
      <text:p text:style-name="P48">/src/</text:p>
      <text:p text:style-name="P48"><text:s text:c="2"/>/post_process/</text:p>
      <text:p text:style-name="P48"><text:soft-page-break/><text:s text:c="4"/>return_file_info.py <text:s text:c="10"/># Maps logical names to dirs; finds latest file using filename pattern and YYYYMMDD date</text:p>
      <text:p text:style-name="P48"><text:s text:c="4"/>post_process_workflow.py <text:s text:c="5"/># Reads config, gets file paths, applies filters/sorts, saves CSVs, calls PDF generation</text:p>
      <text:p text:style-name="P48"><text:s text:c="4"/>generate_post_process_pdfs.py # Generates PDF reports from processed CSV files after filtering/sorting</text:p>
      <text:p text:style-name="P48"><text:s text:c="24"/># Entrypoint calling post_process workflow (kept clean)</text:p>
      <text:p text:style-name="P48"><text:s text:c="24"/></text:p>
      <text:p text:style-name="P48"><text:s/>Updated Workflow</text:p>
      <text:p text:style-name="P48"/>
      <text:p text:style-name="P48"><text:s text:c="4"/>The config file user_data_pp.csv uses logical filenames like basic_calculation.</text:p>
      <text:p text:style-name="P48"/>
      <text:p text:style-name="P48"><text:s text:c="4"/>Each logical name maps to an output directory (e.g., BASIC_CALCULATION_output_dir) in return_file_info.py.</text:p>
      <text:p text:style-name="P48"/>
      <text:p text:style-name="P48"><text:s text:c="4"/>To identify which file to process in that directory:</text:p>
      <text:p text:style-name="P48"/>
      <text:p text:style-name="P48"><text:s text:c="8"/>Files follow the pattern: filename_*_{timeframe}.csv</text:p>
      <text:p text:style-name="P48"/>
      <text:p text:style-name="P48"><text:s text:c="8"/>timeframe is in YYYYMMDD format (e.g., basic_calculation_report_20230915.csv)</text:p>
      <text:p text:style-name="P48"/>
      <text:p text:style-name="P48"><text:s text:c="8"/>The system identifies the latest file by finding the largest (most recent) date in the filename.</text:p>
      <text:p text:style-name="P48"/>
      <text:p text:style-name="P48"><text:s text:c="4"/>For each logical filename from config:</text:p>
      <text:p text:style-name="P48"/>
      <text:p text:style-name="P48"><text:s text:c="8"/>return_file_info.py finds and returns the latest file path.</text:p>
      <text:p text:style-name="P48"/>
      <text:p text:style-name="P48"><text:s text:c="4"/>post_process_workflow.py loops over the logical files, loads the actual files, applies filters/sorts from config, saves the results.</text:p>
      <text:p text:style-name="P48"/>
      <text:p text:style-name="P48"><text:s text:c="4"/>After processing, the module calls generate_post_process_pdfs.py to create PDFs reports for each processed file.</text:p>
      <text:p text:style-name="P48"><text:soft-page-break/></text:p>
      <text:p text:style-name="P48"><text:s text:c="3"/>Principles for File Identification in return_file_info.py:</text:p>
      <text:p text:style-name="P48"/>
      <text:p text:style-name="P48"><text:s text:c="4"/>List all files in the output directory.</text:p>
      <text:p text:style-name="P48"/>
      <text:p text:style-name="P48"><text:s text:c="4"/>Use regex or string parsing to extract YYYYMMDD date from file names matching pattern.</text:p>
      <text:p text:style-name="P48"/>
      <text:p text:style-name="P48"><text:s text:c="4"/>Convert YYYYMMDD string to date object for comparison.</text:p>
      <text:p text:style-name="P48"/>
      <text:p text:style-name="P48"><text:s text:c="4"/>Select the file with the latest date.</text:p>
      <text:p text:style-name="P48"/>
      <text:p text:style-name="P48"><text:s text:c="4"/>Return full path of that file or None if no matching file.</text:p>
      <text:p text:style-name="P48"/>
      <text:p text:style-name="P48"/>
      <text:p text:style-name="P48">I've designed a comprehensive market trends report generation system that leverages your existing post_process module</text:p>
      <text:p text:style-name="P48"><text:s text:c="2"/>architecture while adding sophisticated ReportLab-based reporting capabilities. The system will analyze basic_calculation CSV</text:p>
      <text:p text:style-name="P48"><text:s text:c="2"/>data to create automated PDF/PNG reports with short, medium, and long-term market trend analysis.</text:p>
      <text:p text:style-name="P48"/>
      <text:p text:style-name="P48"><text:s text:c="2"/>📊 Current Infrastructure Analysis</text:p>
      <text:p text:style-name="P48"/>
      <text:p text:style-name="P48"><text:s text:c="2"/>Available Data Sources:</text:p>
      <text:p text:style-name="P48"/>
      <text:p text:style-name="P48"><text:s text:c="2"/>- Basic Calculation CSV: 150+ columns with rich trend indicators</text:p>
      <text:p text:style-name="P48"><text:s text:c="2"/>- Post-Process Architecture: Mature workflow system with template registry</text:p>
      <text:p text:style-name="P48"><text:s text:c="2"/>- Experimental Research: /reportTEST/version1/ contains valuable RS analysis, momentum patterns, and sector rotation research</text:p>
      <text:p text:style-name="P48"><text:s text:c="2"/>- Configuration System: user_data_pp.csv supports multiple report variations</text:p>
      <text:p text:style-name="P48"/>
      <text:p text:style-name="P48"><text:soft-page-break/><text:s text:c="2"/>Trend Indicators Available:</text:p>
      <text:p text:style-name="P48"/>
      <text:p text:style-name="P48"><text:s text:c="2"/>- Short-term (1-5 days): daily_ema10/20, daily_rsi_14, daily_macd, daily_1d/3d/5d_pct_change</text:p>
      <text:p text:style-name="P48"><text:s text:c="2"/>- Medium-term (1-4 weeks): daily_sma50/200, daily_momentum_20, daily_7d/14d/22d_pct_change</text:p>
      <text:p text:style-name="P48"><text:s text:c="2"/>- Long-term (1-12 months): daily_sma250/350, daily_252d_pct_change, daily_price_position_52w</text:p>
      <text:p text:style-name="P48"/>
      <text:p text:style-name="P48"><text:s text:c="2"/>🏗️ Proposed Architecture</text:p>
      <text:p text:style-name="P48"/>
      <text:p text:style-name="P48"><text:s text:c="2"/>Template Structure:</text:p>
      <text:p text:style-name="P48"/>
      <text:p text:style-name="P48"><text:s text:c="2"/>src/post_process/pdf_templates/</text:p>
      <text:p text:style-name="P48"><text:s text:c="2"/>├── pdf_market_trends_template.py <text:s text:c="10"/># Main comprehensive report</text:p>
      <text:p text:style-name="P48"><text:s text:c="2"/>├── pdf_market_trends_detailed_template.py <text:s/># Deep-dive analysis</text:p>
      <text:p text:style-name="P48"><text:s text:c="2"/>└── pdf_market_trends_summary_template.py <text:s text:c="2"/># Executive summary</text:p>
      <text:p text:style-name="P48"/>
      <text:p text:style-name="P48"><text:s text:c="2"/>src/post_process/png_templates/</text:p>
      <text:p text:style-name="P48"><text:s text:c="2"/>├── trend_charts/</text:p>
      <text:p text:style-name="P48"><text:s text:c="2"/>│ <text:s text:c="2"/>├── short_term_momentum_chart.py <text:s text:c="7"/># 1-5 day trends</text:p>
      <text:p text:style-name="P48"><text:s text:c="2"/>│ <text:s text:c="2"/>├── medium_term_strength_chart.py <text:s text:c="6"/># 1-4 week trends</text:p>
      <text:p text:style-name="P48"><text:s text:c="2"/>│ <text:s text:c="2"/>├── long_term_positioning_chart.py <text:s text:c="5"/># 1-12 month trends</text:p>
      <text:p text:style-name="P48"><text:s text:c="2"/>│ <text:s text:c="2"/>├── sector_rotation_heatmap.py <text:s text:c="9"/># Industry analysis</text:p>
      <text:p text:style-name="P48"><text:s text:c="2"/>│ <text:s text:c="2"/>└── relative_strength_scatter.py <text:s text:c="7"/># RS percentile plots</text:p>
      <text:p text:style-name="P48"><text:s text:c="2"/>└── visualization_utils.py <text:s text:c="18"/># Chart generation utilities</text:p>
      <text:p text:style-name="P48"/>
      <text:p text:style-name="P48"><text:s text:c="2"/>Report Content Sections:</text:p>
      <text:p text:style-name="P48"/>
      <text:p text:style-name="P48"><text:s text:c="2"/>1. Executive Summary: Market overview, key signals, risk assessment</text:p>
      <text:p text:style-name="P48"><text:s text:c="2"/>2. Short-Term Trends: Momentum leaders, technical breakouts, volume surges</text:p>
      <text:p text:style-name="P48"><text:s text:c="2"/>3. Medium-Term Trends: SMA positioning, sector strength ranking, pattern recognition</text:p>
      <text:p text:style-name="P48"><text:soft-page-break/><text:s text:c="2"/>4. Long-Term Trends: Structural analysis, market positioning, secular trends</text:p>
      <text:p text:style-name="P48"><text:s text:c="2"/>5. Sector Analysis: Rotation signals, leadership transitions, defensive/aggressive stance</text:p>
      <text:p text:style-name="P48"/>
      <text:p text:style-name="P48"><text:s text:c="2"/>⚙️ Configuration Examples</text:p>
      <text:p text:style-name="P48"/>
      <text:p text:style-name="P48"><text:s text:c="2"/>user_data_pp.csv Integration:</text:p>
      <text:p text:style-name="P48"/>
      <text:p text:style-name="P48"><text:s text:c="2"/># Market trends report configurations</text:p>
      <text:p text:style-name="P48"><text:s text:c="2"/>Filename,Output_id,File_id,PDF_enable,PDF_type,Step,Action,Column,Condition,Value,Order,Logic</text:p>
      <text:p text:style-name="P48"><text:s text:c="2"/>basic_calculation,top_momentum,1,TRUE,market_trends,1,Filter,daily_momentum_20,greater_than,70,,</text:p>
      <text:p text:style-name="P48"><text:s text:c="2"/>basic_calculation,sector_leaders,2,TRUE,market_trends_detailed,1,Filter,daily_22d_pct_change,greater_than,5,,</text:p>
      <text:p text:style-name="P48"><text:s text:c="2"/>basic_calculation,long_term_trends,3,TRUE,market_trends_summary,1,Filter,daily_252d_pct_change,greater_than,10,,</text:p>
      <text:p text:style-name="P48"/>
      <text:p text:style-name="P48"><text:s text:c="2"/>📈 Advanced Analytics Integration</text:p>
      <text:p text:style-name="P48"/>
      <text:p text:style-name="P48"><text:s text:c="2"/>Leveraging Experimental Research:</text:p>
      <text:p text:style-name="P48"/>
      <text:p text:style-name="P48"><text:s text:c="2"/>- Relative Strength Engine: Multi-timeframe RS percentile calculations from research scripts</text:p>
      <text:p text:style-name="P48"><text:s text:c="2"/>- Momentum Pattern Analysis: Consistency metrics and volatility analysis</text:p>
      <text:p text:style-name="P48"><text:s text:c="2"/>- Sector Rotation Detection: Cross-sector momentum comparison and leadership transitions</text:p>
      <text:p text:style-name="P48"><text:s text:c="2"/>- Key Market Insights: Actionable trading signals and watch lists</text:p>
      <text:p text:style-name="P48"/>
      <text:p text:style-name="P48"><text:s text:c="2"/>Chart Generation Pipeline:</text:p>
      <text:p text:style-name="P48"/>
      <text:p text:style-name="P48"><text:s text:c="2"/>- Momentum Scatter Plots: Short vs medium-term momentum analysis</text:p>
      <text:p text:style-name="P48"><text:soft-page-break/><text:s text:c="2"/>- Sector Heatmaps: Performance visualization across timeframes</text:p>
      <text:p text:style-name="P48"><text:s text:c="2"/>- Trend Strength Charts: Multi-timeframe trend strength indicators</text:p>
      <text:p text:style-name="P48"><text:s text:c="2"/>- RS Distribution Plots: Percentile rankings and comparative analysis</text:p>
      <text:p text:style-name="P48"/>
      <text:p text:style-name="P48"><text:s text:c="2"/>🔄 Automation &amp; Scalability</text:p>
      <text:p text:style-name="P48"/>
      <text:p text:style-name="P48"><text:s text:c="2"/>Daily Report Generation:</text:p>
      <text:p text:style-name="P48"/>
      <text:p text:style-name="P48"><text:s text:c="2"/>- Automated Processing: Integrates with existing daily workflow</text:p>
      <text:p text:style-name="P48"><text:s text:c="2"/>- Multiple Universes: SP500, NASDAQ100, Russell1000 variants</text:p>
      <text:p text:style-name="P48"><text:s text:c="2"/>- Date Versioning: Consistent filename patterns with date stamps</text:p>
      <text:p text:style-name="P48"><text:s text:c="2"/>- Template Flexibility: Easy addition of new analysis types</text:p>
      <text:p text:style-name="P48"/>
      <text:p text:style-name="P48"><text:s text:c="2"/>Output Structure:</text:p>
      <text:p text:style-name="P48"/>
      <text:p text:style-name="P48"><text:s text:c="2"/>results/post_process/</text:p>
      <text:p text:style-name="P48"><text:s text:c="2"/>├── basic_calculation_pp_f1_market_trends_20250905.pdf <text:s text:c="4"/># Main report</text:p>
      <text:p text:style-name="P48"><text:s text:c="2"/>├── basic_calculation_pp_f2_sector_analysis_20250905.pdf <text:s text:c="2"/># Sector focus</text:p>
      <text:p text:style-name="P48"><text:s text:c="2"/>├── basic_calculation_pp_f3_momentum_leaders_20250905.pdf <text:s/># Top performers</text:p>
      <text:p text:style-name="P48"><text:s text:c="2"/>└── charts/</text:p>
      <text:p text:style-name="P48"><text:s text:c="6"/>├── momentum_scatter_20250905.png</text:p>
      <text:p text:style-name="P48"><text:s text:c="6"/>├── sector_heatmap_20250905.png</text:p>
      <text:p text:style-name="P48"><text:s text:c="6"/>└── trend_strength_20250905.png</text:p>
      <text:p text:style-name="P48"/>
      <text:p text:style-name="P48"><text:s text:c="2"/>🎨 Report Design Features</text:p>
      <text:p text:style-name="P48"/>
      <text:p text:style-name="P48"><text:s text:c="2"/>PDF Report Sections:</text:p>
      <text:p text:style-name="P48"/>
      <text:p text:style-name="P48"><text:s text:c="2"/>1. Title Page: Date, universe, data summary</text:p>
      <text:p text:style-name="P48"><text:s text:c="2"/>2. Executive Dashboard: Key metrics, alerts, recommendations</text:p>
      <text:p text:style-name="P48"><text:s text:c="2"/>3. Trend Analysis Pages: Short/medium/long-term with supporting charts</text:p>
      <text:p text:style-name="P48"><text:soft-page-break/><text:s text:c="2"/>4. Sector Deep-Dive: Industry rotation and leadership analysis</text:p>
      <text:p text:style-name="P48"><text:s text:c="2"/>5. Technical Appendix: Methodology, data sources, calculations</text:p>
      <text:p text:style-name="P48"/>
      <text:p text:style-name="P48"><text:s text:c="2"/>PNG Visualization Types:</text:p>
      <text:p text:style-name="P48"/>
      <text:p text:style-name="P48"><text:s text:c="2"/>- Time Series Charts: Price movements with trend overlays</text:p>
      <text:p text:style-name="P48"><text:s text:c="2"/>- Scatter Plots: Multi-dimensional momentum analysis</text:p>
      <text:p text:style-name="P48"><text:s text:c="2"/>- Heatmaps: Sector and timeframe performance matrices</text:p>
      <text:p text:style-name="P48"><text:s text:c="2"/>- Distribution Charts: RS percentiles and ranking visualizations</text:p>
      <text:p text:style-name="P48"><text:s text:c="2"/>- Correlation Matrices: Cross-asset and cross-timeframe relationships</text:p>
      <text:p text:style-name="P48"/>
      <text:p text:style-name="P48"><text:s text:c="2"/>🔧 Implementation Strategy</text:p>
      <text:p text:style-name="P48"/>
      <text:p text:style-name="P48"><text:s text:c="2"/>Phase 1: Core Infrastructure</text:p>
      <text:p text:style-name="P48"/>
      <text:p text:style-name="P48"><text:s text:c="2"/>- Basic market trends template with standard charts</text:p>
      <text:p text:style-name="P48"><text:s text:c="2"/>- Integration with existing post_process workflow</text:p>
      <text:p text:style-name="P48"><text:s text:c="2"/>- Configuration system setup</text:p>
      <text:p text:style-name="P48"/>
      <text:p text:style-name="P48"><text:s text:c="2"/>Phase 2: Advanced Analytics</text:p>
      <text:p text:style-name="P48"/>
      <text:p text:style-name="P48"><text:s text:c="2"/>- Research script integration (RS analysis, momentum patterns)</text:p>
      <text:p text:style-name="P48"><text:s text:c="2"/>- Sophisticated chart generation</text:p>
      <text:p text:style-name="P48"><text:s text:c="2"/>- Multi-timeframe correlation analysis</text:p>
      <text:p text:style-name="P48"/>
      <text:p text:style-name="P48"><text:s text:c="2"/>Phase 3: Enhanced Intelligence</text:p>
      <text:p text:style-name="P48"/>
      <text:p text:style-name="P48"><text:s text:c="2"/>- Sector rotation detection algorithms</text:p>
      <text:p text:style-name="P48"><text:s text:c="2"/>- Automated signal generation</text:p>
      <text:p text:style-name="P48"><text:s text:c="2"/>- Risk assessment integration</text:p>
      <text:p text:style-name="P48"/>
      <text:p text:style-name="P48"><text:soft-page-break/><text:s text:c="2"/>Phase 4: Optimization</text:p>
      <text:p text:style-name="P48"/>
      <text:p text:style-name="P48"><text:s text:c="2"/>- Performance tuning for large datasets</text:p>
      <text:p text:style-name="P48"><text:s text:c="2"/>- Additional universe support</text:p>
      <text:p text:style-name="P48"><text:s text:c="2"/>- Real-time insight generation</text:p>
      <text:p text:style-name="P48"/>
      <text:p text:style-name="P48"><text:s text:c="2"/>💡 Key Benefits</text:p>
      <text:p text:style-name="P48"/>
      <text:p text:style-name="P48"><text:s text:c="2"/>- Automated Intelligence: Daily market analysis without manual intervention</text:p>
      <text:p text:style-name="P48"><text:s text:c="2"/>- Multi-Timeframe Perspective: Comprehensive trend analysis from days to years</text:p>
      <text:p text:style-name="P48"><text:s text:c="2"/>- Research-Backed: Leverages experimental findings and proven methodologies</text:p>
      <text:p text:style-name="P48"><text:s text:c="2"/>- Scalable Design: Handles thousands of securities efficiently</text:p>
      <text:p text:style-name="P48"><text:s text:c="2"/>- Production Ready: Built on existing, proven architecture</text:p>
      <text:p text:style-name="P48"/>
      <text:p text:style-name="P48"><text:s text:c="2"/>This architecture provides a comprehensive foundation for generating sophisticated market trends reports while seamlessly</text:p>
      <text:p text:style-name="P48"><text:s text:c="2"/>integrating with your existing infrastructure and leveraging the valuable experimental research already available.</text:p>
      <text:p text:style-name="P48">arket Trends Report System - Research &amp; Design Plan</text:p>
      <text:p text:style-name="P48"/>
      <text:p text:style-name="P48"><text:s text:c="2"/>Research Summary</text:p>
      <text:p text:style-name="P48"/>
      <text:p text:style-name="P48"><text:s text:c="2"/>1. Basic_calculation Data Structure Analysis ✅</text:p>
      <text:p text:style-name="P48"/>
      <text:p text:style-name="P48"><text:s text:c="2"/>The basic_calculation CSV contains 150+ columns with rich percentage change and performance data:</text:p>
      <text:p text:style-name="P48"/>
      <text:p text:style-name="P48"><text:s text:c="2"/>Key Performance Metrics Available:</text:p>
      <text:p text:style-name="P48"><text:s text:c="2"/>- Multi-timeframe returns: daily_daily_daily_1d_pct_change, daily_5d_pct_change, daily_7d_pct_change, daily_22d_pct_change,</text:p>
      <text:p text:style-name="P48"><text:s text:c="2"/>daily_66d_pct_change, daily_252d_pct_change</text:p>
      <text:p text:style-name="P48"><text:soft-page-break/><text:s text:c="2"/>- Technical indicators: daily_rsi_14, daily_momentum_20, daily_macd, daily_price_position_52w</text:p>
      <text:p text:style-name="P48"><text:s text:c="2"/>- Risk metrics: atr_pct, daily_distance_from_ATH_pct, daily_distance_from_ATL_pct</text:p>
      <text:p text:style-name="P48"><text:s text:c="2"/>- Market structure: market_cap, sector, industry, exchange, analyst rating</text:p>
      <text:p text:style-name="P48"><text:s text:c="2"/>- Index membership: 45+ boolean columns for SP500, NASDAQ100, Russell indices, sector indices</text:p>
      <text:p text:style-name="P48"><text:s text:c="2"/>- Technical analysis: Moving average alignments, RSI, MACD, price position data</text:p>
      <text:p text:style-name="P48"/>
      <text:p text:style-name="P48"><text:s text:c="2"/>2. Post_process Architecture Analysis ✅</text:p>
      <text:p text:style-name="P48"/>
      <text:p text:style-name="P48"><text:s text:c="2"/>Existing proven architecture:</text:p>
      <text:p text:style-name="P48"><text:s text:c="2"/>- CSV-driven configuration system (user_data_pp.csv)</text:p>
      <text:p text:style-name="P48"><text:s text:c="2"/>- Filter/sort workflow with step-by-step processing</text:p>
      <text:p text:style-name="P48"><text:s text:c="2"/>- Template-based PDF generation with ReportLab</text:p>
      <text:p text:style-name="P48"><text:s text:c="2"/>- File naming conventions with auto-generated descriptive names</text:p>
      <text:p text:style-name="P48"><text:s text:c="2"/>- Modular template system in src/post_process/pdf_templates/</text:p>
      <text:p text:style-name="P48"/>
      <text:p text:style-name="P48"><text:s text:c="2"/>3. ReportTEST Experimental Patterns ✅</text:p>
      <text:p text:style-name="P48"/>
      <text:p text:style-name="P48"><text:s text:c="2"/>6 versions of experimental analysis showing evolution toward:</text:p>
      <text:p text:style-name="P48"><text:s text:c="2"/>- Sector performance analysis across timeframes</text:p>
      <text:p text:style-name="P48"><text:s text:c="2"/>- Risk/return scatter plots and correlations</text:p>
      <text:p text:style-name="P48"><text:s text:c="2"/>- Top performer identification by various criteria</text:p>
      <text:p text:style-name="P48"><text:s text:c="2"/>- Technical analysis by sector groupings</text:p>
      <text:p text:style-name="P48"><text:s text:c="2"/>- Index performance comparisons</text:p>
      <text:p text:style-name="P48"><text:s text:c="2"/>- Market cap performance analysis</text:p>
      <text:p text:style-name="P48"/>
      <text:p text:style-name="P48"><text:s text:c="2"/>---</text:p>
      <text:p text:style-name="P48"><text:s text:c="2"/>4. Configuration System Design for Filtering Complexity 🔄</text:p>
      <text:p text:style-name="P48"/>
      <text:p text:style-name="P48"><text:s text:c="2"/>The "Endless Possibilities" Challenge</text:p>
      <text:p text:style-name="P48"><text:soft-page-break/></text:p>
      <text:p text:style-name="P48"><text:s text:c="2"/>Your concern is valid - the combinations are truly extensive:</text:p>
      <text:p text:style-name="P48"><text:s text:c="2"/>- Universes: SP500, NASDAQ100, Russell1000, sectors (12+), industries (50+), exchanges (3), ratings (5)</text:p>
      <text:p text:style-name="P48"><text:s text:c="2"/>- Timeframes: 1d, 5d, 7d, 22d, 66d, 252d performance</text:p>
      <text:p text:style-name="P48"><text:s text:c="2"/>- Metrics: Top performers, sectors, technical indicators, risk metrics</text:p>
      <text:p text:style-name="P48"><text:s text:c="2"/>- Ranking criteria: Returns, momentum, volatility, market cap</text:p>
      <text:p text:style-name="P48"/>
      <text:p text:style-name="P48"><text:s text:c="2"/>→ Mathematical reality: 50+ universes × 6 timeframes × 10+ metrics = 3,000+ potential report variants</text:p>
      <text:p text:style-name="P48"/>
      <text:p text:style-name="P48"><text:s text:c="2"/>Solution: Hierarchical Configuration System</text:p>
      <text:p text:style-name="P48"/>
      <text:p text:style-name="P48"><text:s text:c="2"/>A. Base Configuration Structure (user_data_pp_basic_calculation.csv)</text:p>
      <text:p text:style-name="P48"><text:s text:c="2"/>Filename,File_id,Step,Action,Column,Condition,Value,Logic,PDF_enable,PDF_type,Output_id,Report_Category,Report_Subcategory</text:p>
      <text:p text:style-name="P48"><text:s text:c="2"/>basic_calculation,top_sp500_1d,1,filter,SP500,equals,TRUE,,TRUE,top_performers,top_sp500_1d_performers,universe_analysis,short_</text:p>
      <text:p text:style-name="P48"><text:s text:c="2"/>term</text:p>
      <text:p text:style-name="P48"><text:s text:c="2"/>basic_calculation,top_sp500_1d,2,sort,daily_daily_daily_1d_pct_change,desc,,,,,,,</text:p>
      <text:p text:style-name="P48"><text:s text:c="2"/>basic_calculation,top_sp500_1d,3,limit,rank,less_equal,10,,,,,</text:p>
      <text:p text:style-name="P48"/>
      <text:p text:style-name="P48"><text:s text:c="2"/>B. Report Category Taxonomy</text:p>
      <text:p text:style-name="P48"><text:s text:c="2"/>Report Categories:</text:p>
      <text:p text:style-name="P48"><text:s text:c="4"/>universe_analysis:</text:p>
      <text:p text:style-name="P48"><text:s text:c="6"/>- short_term: 1d, 5d performance focus</text:p>
      <text:p text:style-name="P48"><text:s text:c="6"/>- medium_term: 22d, 66d performance focus</text:p>
      <text:p text:style-name="P48"><text:s text:c="6"/>- long_term: 252d yearly performance focus</text:p>
      <text:p text:style-name="P48"/>
      <text:p text:style-name="P48"><text:s text:c="4"/>sector_analysis:</text:p>
      <text:p text:style-name="P48"><text:s text:c="6"/>- comparative: Cross-sector performance comparison</text:p>
      <text:p text:style-name="P48"><text:soft-page-break/><text:s text:c="6"/>- deep_dive: Single sector detailed analysis</text:p>
      <text:p text:style-name="P48"><text:s text:c="6"/>- rotation: Sector rotation patterns</text:p>
      <text:p text:style-name="P48"/>
      <text:p text:style-name="P48"><text:s text:c="4"/>risk_analysis:</text:p>
      <text:p text:style-name="P48"><text:s text:c="6"/>- risk_return: Risk/return scatter analysis</text:p>
      <text:p text:style-name="P48"><text:s text:c="6"/>- volatility: ATR and volatility analysis</text:p>
      <text:p text:style-name="P48"><text:s text:c="6"/>- drawdown: Distance from highs analysis</text:p>
      <text:p text:style-name="P48"/>
      <text:p text:style-name="P48"><text:s text:c="4"/>technical_analysis:</text:p>
      <text:p text:style-name="P48"><text:s text:c="6"/>- momentum: RSI, MACD, momentum indicators</text:p>
      <text:p text:style-name="P48"><text:s text:c="6"/>- trend: Moving average alignments</text:p>
      <text:p text:style-name="P48"><text:s text:c="6"/>- position: 52-week positioning analysis</text:p>
      <text:p text:style-name="P48"/>
      <text:p text:style-name="P48"><text:s text:c="2"/>---</text:p>
      <text:p text:style-name="P48"><text:s text:c="2"/>5. Template Architecture Plan 📋</text:p>
      <text:p text:style-name="P48"/>
      <text:p text:style-name="P48"><text:s text:c="2"/>A. Template Naming Convention</text:p>
      <text:p text:style-name="P48"/>
      <text:p text:style-name="P48"><text:s text:c="2"/>pdf_basic_calculation_[category]_[subcategory]_template.py</text:p>
      <text:p text:style-name="P48"><text:s text:c="2"/>pdf_basic_calculation_universe_short_term_template.py</text:p>
      <text:p text:style-name="P48"><text:s text:c="2"/>pdf_basic_calculation_sector_comparative_template.py</text:p>
      <text:p text:style-name="P48"><text:s text:c="2"/>pdf_basic_calculation_risk_return_template.py</text:p>
      <text:p text:style-name="P48"/>
      <text:p text:style-name="P48"><text:s text:c="2"/>B. Core Template Structure</text:p>
      <text:p text:style-name="P48"/>
      <text:p text:style-name="P48"><text:s text:c="2"/>Each template follows standardized pattern:</text:p>
      <text:p text:style-name="P48"><text:s text:c="2"/>def generate_pdf(df: pd.DataFrame, pdf_path: str, metadata: dict) -&gt; bool:</text:p>
      <text:p text:style-name="P48"><text:s text:c="6"/>"""</text:p>
      <text:p text:style-name="P48"><text:s text:c="6"/>Generate market trends PDF from basic_calculation data</text:p>
      <text:p text:style-name="P48"><text:s text:c="6"/></text:p>
      <text:p text:style-name="P48"><text:s text:c="6"/>Args:</text:p>
      <text:p text:style-name="P48"><text:soft-page-break/><text:s text:c="10"/>df: Filtered DataFrame from post_process workflow</text:p>
      <text:p text:style-name="P48"><text:s text:c="10"/>pdf_path: Output PDF file path</text:p>
      <text:p text:style-name="P48"><text:s text:c="10"/>metadata: Rich context including filters, universe, timeframe</text:p>
      <text:p text:style-name="P48"><text:s text:c="6"/>"""</text:p>
      <text:p text:style-name="P48"><text:s text:c="6"/># 1. Extract report parameters from metadata</text:p>
      <text:p text:style-name="P48"><text:s text:c="6"/># 2. Generate category-specific charts</text:p>
      <text:p text:style-name="P48"><text:s text:c="6"/># 3. Create summary tables <text:s/></text:p>
      <text:p text:style-name="P48"><text:s text:c="6"/># 4. Build PDF with ReportLab</text:p>
      <text:p text:style-name="P48"><text:s text:c="6"/># 5. Return success status</text:p>
      <text:p text:style-name="P48"/>
      <text:p text:style-name="P48"><text:s text:c="2"/>C. Chart Generation Modules</text:p>
      <text:p text:style-name="P48"/>
      <text:p text:style-name="P48"><text:s text:c="2"/>Create modular chart generators in src/post_process/png_templates/basic_calculation/:</text:p>
      <text:p text:style-name="P48"><text:s text:c="2"/>- top_performers_chart.py - Top N performers bar charts</text:p>
      <text:p text:style-name="P48"><text:s text:c="2"/>- sector_heatmap_chart.py - Sector performance heatmaps</text:p>
      <text:p text:style-name="P48"><text:s text:c="2"/>- risk_return_scatter.py - Risk/return scatter plots</text:p>
      <text:p text:style-name="P48"><text:s text:c="2"/>- timeframe_comparison.py - Multi-timeframe performance</text:p>
      <text:p text:style-name="P48"><text:s text:c="2"/>- technical_analysis_chart.py - RSI, momentum distributions</text:p>
      <text:p text:style-name="P48"><text:s text:c="2"/>- market_breadth_chart.py - Index membership analysis</text:p>
      <text:p text:style-name="P48"/>
      <text:p text:style-name="P48"><text:s text:c="2"/>D. Template Categories Design</text:p>
      <text:p text:style-name="P48"/>
      <text:p text:style-name="P48"><text:s text:c="2"/>1. Universe Analysis Templates</text:p>
      <text:p text:style-name="P48"><text:s text:c="2"/>- Short-term: Focus on 1d, 5d performance with momentum indicators</text:p>
      <text:p text:style-name="P48"><text:s text:c="2"/>- Medium-term: 22d, 66d performance with sector rotation</text:p>
      <text:p text:style-name="P48"><text:s text:c="2"/>- Long-term: 252d yearly performance with fundamental alignment</text:p>
      <text:p text:style-name="P48"/>
      <text:p text:style-name="P48"><text:s text:c="2"/>2. Sector Analysis Templates</text:p>
      <text:p text:style-name="P48"><text:s text:c="2"/>- Comparative: Cross-sector performance heatmaps and rankings</text:p>
      <text:p text:style-name="P48"><text:s text:c="2"/>- Deep-dive: Single sector with industry breakdown and top performers</text:p>
      <text:p text:style-name="P48"><text:s text:c="2"/>- Rotation: Sector rotation patterns and momentum shifts</text:p>
      <text:p text:style-name="P48"><text:soft-page-break/></text:p>
      <text:p text:style-name="P48"><text:s text:c="2"/>3. Risk Analysis Templates</text:p>
      <text:p text:style-name="P48"><text:s text:c="2"/>- Risk-return: Scatter plots with risk/return efficiency frontiers</text:p>
      <text:p text:style-name="P48"><text:s text:c="2"/>- Volatility: ATR analysis and volatility distributions</text:p>
      <text:p text:style-name="P48"><text:s text:c="2"/>- Drawdown: Distance from highs and recovery analysis</text:p>
      <text:p text:style-name="P48"/>
      <text:p text:style-name="P48"><text:s text:c="2"/>E. Configuration Management Strategy</text:p>
      <text:p text:style-name="P48"/>
      <text:p text:style-name="P48"><text:s text:c="2"/>Template Selection Logic:</text:p>
      <text:p text:style-name="P48"><text:s text:c="2"/>def get_basic_calculation_template(metadata: dict) -&gt; str:</text:p>
      <text:p text:style-name="P48"><text:s text:c="6"/>"""Determine template based on filter configuration"""</text:p>
      <text:p text:style-name="P48"/>
      <text:p text:style-name="P48"><text:s text:c="6"/># Extract universe type from boolean columns</text:p>
      <text:p text:style-name="P48"><text:s text:c="6"/>universe_type = detect_universe_type(metadata['filter_operations'])</text:p>
      <text:p text:style-name="P48"/>
      <text:p text:style-name="P48"><text:s text:c="6"/># Extract timeframe focus from performance columns <text:s/></text:p>
      <text:p text:style-name="P48"><text:s text:c="6"/>timeframe_focus = detect_timeframe_focus(metadata['sort_operations'])</text:p>
      <text:p text:style-name="P48"/>
      <text:p text:style-name="P48"><text:s text:c="6"/># Map to template</text:p>
      <text:p text:style-name="P48"><text:s text:c="6"/>return f"basic_calculation_{universe_type}_{timeframe_focus}"</text:p>
      <text:p text:style-name="P48"/>
      <text:p text:style-name="P48"><text:s text:c="2"/>---</text:p>
      <text:p text:style-name="P48"><text:s text:c="2"/>6. Scalable Implementation Strategy</text:p>
      <text:p text:style-name="P48"/>
      <text:p text:style-name="P48"><text:s text:c="2"/>A. Phased Approach</text:p>
      <text:p text:style-name="P48"/>
      <text:p text:style-name="P48"><text:s text:c="2"/>1. Phase 1: Implement 3 core templates (universe_short_term, sector_comparative, risk_return)</text:p>
      <text:p text:style-name="P48"><text:s text:c="2"/>2. Phase 2: Add medium/long-term variants</text:p>
      <text:p text:style-name="P48"><text:s text:c="2"/>3. Phase 3: Expand with technical analysis and specialized templates</text:p>
      <text:p text:style-name="P48"/>
      <text:p text:style-name="P48"><text:soft-page-break/><text:s text:c="2"/>B. Configuration Explosion Management</text:p>
      <text:p text:style-name="P48"/>
      <text:p text:style-name="P48"><text:s text:c="2"/># Master configuration with template auto-selection</text:p>
      <text:p text:style-name="P48"><text:s text:c="2"/>Filename,File_id,Step,Action,Column,Condition,Value,Template_Auto,Report_Title</text:p>
      <text:p text:style-name="P48"><text:s text:c="2"/>basic_calculation,SP500_daily,1,filter,SP500,equals,TRUE,TRUE,"S&amp;P 500 Daily Top Performers"</text:p>
      <text:p text:style-name="P48"><text:s text:c="2"/>basic_calculation,tech_weekly,1,filter,sector,equals,"Electronic technology",TRUE,"Technology Sector Weekly Analysis" <text:s/></text:p>
      <text:p text:style-name="P48"><text:s text:c="2"/>basic_calculation,risk_analysis,1,filter,current_price,greater_than,50,TRUE,"Market Risk-Return Analysis"</text:p>
      <text:p text:style-name="P48"/>
      <text:p text:style-name="P48"><text:s text:c="2"/>C. Dynamic Template Selection</text:p>
      <text:p text:style-name="P48"/>
      <text:p text:style-name="P48"><text:s text:c="2"/>Templates automatically chosen based on:</text:p>
      <text:p text:style-name="P48"><text:s text:c="2"/>- Primary filter: Universe detection (SP500 → universe template, sector filter → sector template)</text:p>
      <text:p text:style-name="P48"><text:s text:c="2"/>- Sort column: Performance timeframe detection (1d → short_term, 252d → long_term)</text:p>
      <text:p text:style-name="P48"><text:s text:c="2"/>- Secondary filters: Risk/technical indicators → specialized templates</text:p>
      <text:p text:style-name="P48"/>
      <text:p text:style-name="P48"><text:s text:c="2"/>D. Filename Generation Enhancement</text:p>
      <text:p text:style-name="P48"/>
      <text:p text:style-name="P48"><text:s text:c="2"/># Enhanced auto-generated naming with template context</text:p>
      <text:p text:style-name="P48"><text:s text:c="2"/># Examples:</text:p>
      <text:p text:style-name="P48"><text:s text:c="2"/>basic_calculation_2-5_daily_20250905_pp_f1_SP500_daily_top_performers.pdf</text:p>
      <text:p text:style-name="P48"><text:s text:c="2"/>basic_calculation_2-5_daily_20250905_pp_f2_tech_sector_weekly_analysis.pdf</text:p>
      <text:p text:style-name="P48"><text:s text:c="2"/>basic_calculation_2-5_daily_20250905_pp_f3_market_risk_return_analysis.pdf</text:p>
      <text:p text:style-name="P48"/>
      <text:p text:style-name="P48"><text:s text:c="2"/>---</text:p>
      <text:p text:style-name="P48"><text:s text:c="2"/>7. Next Steps</text:p>
      <text:p text:style-name="P48"/>
      <text:p text:style-name="P48">✻ Thinking…</text:p>
      <text:p text:style-name="P48"/>
      <text:p text:style-name="P48"><text:soft-page-break/><text:s text:c="2"/>I've completed a comprehensive research and design plan for the market trends report system. The key insights I've discovered:</text:p>
      <text:p text:style-name="P48"/>
      <text:p text:style-name="P48"><text:s text:c="2"/>1. The basic_calculation data is incredibly rich with 150+ columns and multiple timeframe performance data</text:p>
      <text:p text:style-name="P48"><text:s text:c="2"/>2. The existing post_process architecture provides a proven foundation with CSV-driven configuration</text:p>
      <text:p text:style-name="P48"><text:s text:c="2"/>3. The reportTEST experiments show various analysis patterns that can be systematized</text:p>
      <text:p text:style-name="P48"><text:s text:c="2"/>4. The "endless possibilities" challenge requires a hierarchical, template-driven approach with intelligent auto-selection</text:p>
      <text:p text:style-name="P48"/>
      <text:p text:style-name="P48"><text:s text:c="2"/>The design addresses the combinatorial complexity through:</text:p>
      <text:p text:style-name="P48"><text:s text:c="2"/>- Hierarchical configuration with report categories</text:p>
      <text:p text:style-name="P48"><text:s text:c="2"/>- Template auto-selection based on filter patterns <text:s/></text:p>
      <text:p text:style-name="P48"><text:s text:c="2"/>- Modular chart generation components</text:p>
      <text:p text:style-name="P48"><text:s text:c="2"/>- Scalable phased implementation</text:p>
      <text:p text:style-name="P48"/>
      <text:p text:style-name="P48"><text:s text:c="2"/>This provides a systematic way to handle the thousands of potential report variants while maintaining simplicity and avoiding the </text:p>
      <text:p text:style-name="P48"><text:s text:c="2"/>need to manually configure every possibility.</text:p>
      <text:p text:style-name="P48"/>
      <text:p text:style-name="P48">● This design addresses your "endless possibilities" concern through intelligent template auto-selection and hierarchical </text:p>
      <text:p text:style-name="P48"><text:s text:c="2"/>categorization rather than trying to manually configure thousands of variants.</text:p>
      <text:p text:style-name="P48"/>
      <text:p text:style-name="P48"><text:s text:c="2"/>Key Innovation: Templates are automatically chosen based on filter patterns:</text:p>
      <text:p text:style-name="P48"><text:s text:c="2"/>- Filter by SP500=TRUE → Universe analysis template</text:p>
      <text:p text:style-name="P48"><text:s text:c="2"/>- Filter by sector="Technology" → Sector analysis template</text:p>
      <text:p text:style-name="P48"><text:s text:c="2"/>- Sort by daily_252d_pct_change → Long-term focus</text:p>
      <text:p text:style-name="P48"><text:s text:c="2"/>- Sort by daily_1d_pct_change → Short-term focus</text:p>
      <text:p text:style-name="P48"/>
      <text:p text:style-name="P48"><text:s text:c="2"/>This eliminates the need to predefine every combination while providing systematic coverage of the most important analysis</text:p>
      <text:p text:style-name="P48"><text:soft-page-break/><text:s text:c="2"/>patterns discovered in your reportTEST experiments.</text:p>
      <text:p text:style-name="P48"/>
      <text:p text:style-name="P48"><text:s text:c="2"/>The system scales gracefully - tomorrow's updated data will automatically generate refreshed PDFs using the same intelligent</text:p>
      <text:p text:style-name="P48"><text:s text:c="2"/>template selection logic, addressing your requirement for daily updates.</text:p>
      <text:p text:style-name="P48"/>
      <text:p text:style-name="P48"/>
      <text:p text:style-name="P48"/>
      <text:p text:style-name="P48">Market Trends Report System - Research &amp; Design Plan</text:p>
      <text:p text:style-name="P48"/>
      <text:p text:style-name="P48"><text:s text:c="2"/>Research Summary</text:p>
      <text:p text:style-name="P48"/>
      <text:p text:style-name="P48"><text:s text:c="2"/>1. Basic_calculation Data Structure Analysis ✅</text:p>
      <text:p text:style-name="P48"/>
      <text:p text:style-name="P48"><text:s text:c="2"/>The basic_calculation CSV contains 150+ columns with rich percentage change and performance data:</text:p>
      <text:p text:style-name="P48"/>
      <text:p text:style-name="P48"><text:s text:c="2"/>Key Performance Metrics Available:</text:p>
      <text:p text:style-name="P48"><text:s text:c="2"/>- Multi-timeframe returns: daily_daily_daily_1d_pct_change, daily_5d_pct_change, daily_7d_pct_change, daily_22d_pct_change,</text:p>
      <text:p text:style-name="P48"><text:s text:c="2"/>daily_66d_pct_change, daily_252d_pct_change</text:p>
      <text:p text:style-name="P48"><text:s text:c="2"/>- Technical indicators: daily_rsi_14, daily_momentum_20, daily_macd, daily_price_position_52w</text:p>
      <text:p text:style-name="P48"><text:s text:c="2"/>- Risk metrics: atr_pct, daily_distance_from_ATH_pct, daily_distance_from_ATL_pct</text:p>
      <text:p text:style-name="P48"><text:s text:c="2"/>- Market structure: market_cap, sector, industry, exchange, analyst rating</text:p>
      <text:p text:style-name="P48"><text:s text:c="2"/>- Index membership: 45+ boolean columns for SP500, NASDAQ100, Russell indices, sector indices</text:p>
      <text:p text:style-name="P48"><text:s text:c="2"/>- Technical analysis: Moving average alignments, RSI, MACD, price position data</text:p>
      <text:p text:style-name="P48"/>
      <text:p text:style-name="P48"><text:s text:c="2"/>2. Post_process Architecture Analysis ✅</text:p>
      <text:p text:style-name="P48"/>
      <text:p text:style-name="P48"><text:s text:c="2"/>Existing proven architecture:</text:p>
      <text:p text:style-name="P48"><text:soft-page-break/><text:s text:c="2"/>- CSV-driven configuration system (user_data_pp.csv)</text:p>
      <text:p text:style-name="P48"><text:s text:c="2"/>- Filter/sort workflow with step-by-step processing</text:p>
      <text:p text:style-name="P48"><text:s text:c="2"/>- Template-based PDF generation with ReportLab</text:p>
      <text:p text:style-name="P48"><text:s text:c="2"/>- File naming conventions with auto-generated descriptive names</text:p>
      <text:p text:style-name="P48"><text:s text:c="2"/>- Modular template system in src/post_process/pdf_templates/</text:p>
      <text:p text:style-name="P48"/>
      <text:p text:style-name="P48"><text:s text:c="2"/>3. ReportTEST Experimental Patterns ✅</text:p>
      <text:p text:style-name="P48"/>
      <text:p text:style-name="P48"><text:s text:c="2"/>6 versions of experimental analysis showing evolution toward:</text:p>
      <text:p text:style-name="P48"><text:s text:c="2"/>- Sector performance analysis across timeframes</text:p>
      <text:p text:style-name="P48"><text:s text:c="2"/>- Risk/return scatter plots and correlations</text:p>
      <text:p text:style-name="P48"><text:s text:c="2"/>- Top performer identification by various criteria</text:p>
      <text:p text:style-name="P48"><text:s text:c="2"/>- Technical analysis by sector groupings</text:p>
      <text:p text:style-name="P48"><text:s text:c="2"/>- Index performance comparisons</text:p>
      <text:p text:style-name="P48"><text:s text:c="2"/>- Market cap performance analysis</text:p>
      <text:p text:style-name="P48"/>
      <text:p text:style-name="P48"><text:s text:c="2"/>---</text:p>
      <text:p text:style-name="P48"><text:s text:c="2"/>4. Configuration System Design for Filtering Complexity 🔄</text:p>
      <text:p text:style-name="P48"/>
      <text:p text:style-name="P48"><text:s text:c="2"/>The "Endless Possibilities" Challenge</text:p>
      <text:p text:style-name="P48"/>
      <text:p text:style-name="P48"><text:s text:c="2"/>Your concern is valid - the combinations are truly extensive:</text:p>
      <text:p text:style-name="P48"><text:s text:c="2"/>- Universes: SP500, NASDAQ100, Russell1000, sectors (12+), industries (50+), exchanges (3), ratings (5)</text:p>
      <text:p text:style-name="P48"><text:s text:c="2"/>- Timeframes: 1d, 5d, 7d, 22d, 66d, 252d performance</text:p>
      <text:p text:style-name="P48"><text:s text:c="2"/>- Metrics: Top performers, sectors, technical indicators, risk metrics</text:p>
      <text:p text:style-name="P48"><text:s text:c="2"/>- Ranking criteria: Returns, momentum, volatility, market cap</text:p>
      <text:p text:style-name="P48"/>
      <text:p text:style-name="P48"><text:s text:c="2"/>→ Mathematical reality: 50+ universes × 6 timeframes × 10+ metrics = 3,000+ potential report variants</text:p>
      <text:p text:style-name="P48"/>
      <text:p text:style-name="P48"><text:soft-page-break/><text:s text:c="2"/>Solution: Hierarchical Configuration System</text:p>
      <text:p text:style-name="P48"/>
      <text:p text:style-name="P48"><text:s text:c="2"/>A. Base Configuration Structure (user_data_pp_basic_calculation.csv)</text:p>
      <text:p text:style-name="P48"><text:s text:c="2"/>Filename,File_id,Step,Action,Column,Condition,Value,Logic,PDF_enable,PDF_type,Output_id,Report_Category,Report_Subcategory</text:p>
      <text:p text:style-name="P48"><text:s text:c="2"/>basic_calculation,top_sp500_1d,1,filter,SP500,equals,TRUE,,TRUE,top_performers,top_sp500_1d_performers,universe_analysis,short_</text:p>
      <text:p text:style-name="P48"><text:s text:c="2"/>term</text:p>
      <text:p text:style-name="P48"><text:s text:c="2"/>basic_calculation,top_sp500_1d,2,sort,daily_daily_daily_1d_pct_change,desc,,,,,,,</text:p>
      <text:p text:style-name="P48"><text:s text:c="2"/>basic_calculation,top_sp500_1d,3,limit,rank,less_equal,10,,,,,</text:p>
      <text:p text:style-name="P48"/>
      <text:p text:style-name="P48"><text:s text:c="2"/>B. Report Category Taxonomy</text:p>
      <text:p text:style-name="P48"><text:s text:c="2"/>Report Categories:</text:p>
      <text:p text:style-name="P48"><text:s text:c="4"/>universe_analysis:</text:p>
      <text:p text:style-name="P48"><text:s text:c="6"/>- short_term: 1d, 5d performance focus</text:p>
      <text:p text:style-name="P48"><text:s text:c="6"/>- medium_term: 22d, 66d performance focus</text:p>
      <text:p text:style-name="P48"><text:s text:c="6"/>- long_term: 252d yearly performance focus</text:p>
      <text:p text:style-name="P48"/>
      <text:p text:style-name="P48"><text:s text:c="4"/>sector_analysis:</text:p>
      <text:p text:style-name="P48"><text:s text:c="6"/>- comparative: Cross-sector performance comparison</text:p>
      <text:p text:style-name="P48"><text:s text:c="6"/>- deep_dive: Single sector detailed analysis</text:p>
      <text:p text:style-name="P48"><text:s text:c="6"/>- rotation: Sector rotation patterns</text:p>
      <text:p text:style-name="P48"/>
      <text:p text:style-name="P48"><text:s text:c="4"/>risk_analysis:</text:p>
      <text:p text:style-name="P48"><text:s text:c="6"/>- risk_return: Risk/return scatter analysis</text:p>
      <text:p text:style-name="P48"><text:s text:c="6"/>- volatility: ATR and volatility analysis</text:p>
      <text:p text:style-name="P48"><text:s text:c="6"/>- drawdown: Distance from highs analysis</text:p>
      <text:p text:style-name="P48"/>
      <text:p text:style-name="P48"><text:s text:c="4"/>technical_analysis:</text:p>
      <text:p text:style-name="P48"><text:s text:c="6"/>- momentum: RSI, MACD, momentum indicators</text:p>
      <text:p text:style-name="P48"><text:soft-page-break/><text:s text:c="6"/>- trend: Moving average alignments</text:p>
      <text:p text:style-name="P48"><text:s text:c="6"/>- position: 52-week positioning analysis</text:p>
      <text:p text:style-name="P48"/>
      <text:p text:style-name="P48"><text:s text:c="2"/>---</text:p>
      <text:p text:style-name="P48"><text:s text:c="2"/>5. Template Architecture Plan 📋</text:p>
      <text:p text:style-name="P48"/>
      <text:p text:style-name="P48"><text:s text:c="2"/>A. Template Naming Convention</text:p>
      <text:p text:style-name="P48"/>
      <text:p text:style-name="P48"><text:s text:c="2"/>pdf_basic_calculation_[category]_[subcategory]_template.py</text:p>
      <text:p text:style-name="P48"><text:s text:c="2"/>pdf_basic_calculation_universe_short_term_template.py</text:p>
      <text:p text:style-name="P48"><text:s text:c="2"/>pdf_basic_calculation_sector_comparative_template.py</text:p>
      <text:p text:style-name="P48"><text:s text:c="2"/>pdf_basic_calculation_risk_return_template.py</text:p>
      <text:p text:style-name="P48"/>
      <text:p text:style-name="P48"><text:s text:c="2"/>B. Core Template Structure</text:p>
      <text:p text:style-name="P48"/>
      <text:p text:style-name="P48"><text:s text:c="2"/>Each template follows standardized pattern:</text:p>
      <text:p text:style-name="P48"><text:s text:c="2"/>def generate_pdf(df: pd.DataFrame, pdf_path: str, metadata: dict) -&gt; bool:</text:p>
      <text:p text:style-name="P48"><text:s text:c="6"/>"""</text:p>
      <text:p text:style-name="P48"><text:s text:c="6"/>Generate market trends PDF from basic_calculation data</text:p>
      <text:p text:style-name="P48"><text:s text:c="6"/></text:p>
      <text:p text:style-name="P48"><text:s text:c="6"/>Args:</text:p>
      <text:p text:style-name="P48"><text:s text:c="10"/>df: Filtered DataFrame from post_process workflow</text:p>
      <text:p text:style-name="P48"><text:s text:c="10"/>pdf_path: Output PDF file path</text:p>
      <text:p text:style-name="P48"><text:s text:c="10"/>metadata: Rich context including filters, universe, timeframe</text:p>
      <text:p text:style-name="P48"><text:s text:c="6"/>"""</text:p>
      <text:p text:style-name="P48"><text:s text:c="6"/># 1. Extract report parameters from metadata</text:p>
      <text:p text:style-name="P48"><text:s text:c="6"/># 2. Generate category-specific charts</text:p>
      <text:p text:style-name="P48"><text:s text:c="6"/># 3. Create summary tables <text:s/></text:p>
      <text:p text:style-name="P48"><text:s text:c="6"/># 4. Build PDF with ReportLab</text:p>
      <text:p text:style-name="P48"><text:s text:c="6"/># 5. Return success status</text:p>
      <text:p text:style-name="P48"/>
      <text:p text:style-name="P48"><text:soft-page-break/><text:s text:c="2"/>C. Chart Generation Modules</text:p>
      <text:p text:style-name="P48"/>
      <text:p text:style-name="P48"><text:s text:c="2"/>Create modular chart generators in src/post_process/png_templates/basic_calculation/:</text:p>
      <text:p text:style-name="P48"><text:s text:c="2"/>- top_performers_chart.py - Top N performers bar charts</text:p>
      <text:p text:style-name="P48"><text:s text:c="2"/>- sector_heatmap_chart.py - Sector performance heatmaps</text:p>
      <text:p text:style-name="P48"><text:s text:c="2"/>- risk_return_scatter.py - Risk/return scatter plots</text:p>
      <text:p text:style-name="P48"><text:s text:c="2"/>- timeframe_comparison.py - Multi-timeframe performance</text:p>
      <text:p text:style-name="P48"><text:s text:c="2"/>- technical_analysis_chart.py - RSI, momentum distributions</text:p>
      <text:p text:style-name="P48"><text:s text:c="2"/>- market_breadth_chart.py - Index membership analysis</text:p>
      <text:p text:style-name="P48"/>
      <text:p text:style-name="P48"><text:s text:c="2"/>D. Template Categories Design</text:p>
      <text:p text:style-name="P48"/>
      <text:p text:style-name="P48"><text:s text:c="2"/>1. Universe Analysis Templates</text:p>
      <text:p text:style-name="P48"><text:s text:c="2"/>- Short-term: Focus on 1d, 5d performance with momentum indicators</text:p>
      <text:p text:style-name="P48"><text:s text:c="2"/>- Medium-term: 22d, 66d performance with sector rotation</text:p>
      <text:p text:style-name="P48"><text:s text:c="2"/>- Long-term: 252d yearly performance with fundamental alignment</text:p>
      <text:p text:style-name="P48"/>
      <text:p text:style-name="P48"><text:s text:c="2"/>2. Sector Analysis Templates</text:p>
      <text:p text:style-name="P48"><text:s text:c="2"/>- Comparative: Cross-sector performance heatmaps and rankings</text:p>
      <text:p text:style-name="P48"><text:s text:c="2"/>- Deep-dive: Single sector with industry breakdown and top performers</text:p>
      <text:p text:style-name="P48"><text:s text:c="2"/>- Rotation: Sector rotation patterns and momentum shifts</text:p>
      <text:p text:style-name="P48"/>
      <text:p text:style-name="P48"><text:s text:c="2"/>3. Risk Analysis Templates</text:p>
      <text:p text:style-name="P48"><text:s text:c="2"/>- Risk-return: Scatter plots with risk/return efficiency frontiers</text:p>
      <text:p text:style-name="P48"><text:s text:c="2"/>- Volatility: ATR analysis and volatility distributions</text:p>
      <text:p text:style-name="P48"><text:s text:c="2"/>- Drawdown: Distance from highs and recovery analysis</text:p>
      <text:p text:style-name="P48"/>
      <text:p text:style-name="P48"><text:s text:c="2"/>E. Configuration Management Strategy</text:p>
      <text:p text:style-name="P48"/>
      <text:p text:style-name="P48"><text:s text:c="2"/>Template Selection Logic:</text:p>
      <text:p text:style-name="P48"><text:s text:c="2"/>def get_basic_calculation_template(metadata: dict) -&gt; str:</text:p>
      <text:p text:style-name="P48"><text:soft-page-break/><text:s text:c="6"/>"""Determine template based on filter configuration"""</text:p>
      <text:p text:style-name="P48"/>
      <text:p text:style-name="P48"><text:s text:c="6"/># Extract universe type from boolean columns</text:p>
      <text:p text:style-name="P48"><text:s text:c="6"/>universe_type = detect_universe_type(metadata['filter_operations'])</text:p>
      <text:p text:style-name="P48"/>
      <text:p text:style-name="P48"><text:s text:c="6"/># Extract timeframe focus from performance columns <text:s/></text:p>
      <text:p text:style-name="P48"><text:s text:c="6"/>timeframe_focus = detect_timeframe_focus(metadata['sort_operations'])</text:p>
      <text:p text:style-name="P48"/>
      <text:p text:style-name="P48"><text:s text:c="6"/># Map to template</text:p>
      <text:p text:style-name="P48"><text:s text:c="6"/>return f"basic_calculation_{universe_type}_{timeframe_focus}"</text:p>
      <text:p text:style-name="P48"/>
      <text:p text:style-name="P48"><text:s text:c="2"/>---</text:p>
      <text:p text:style-name="P48"><text:s text:c="2"/>6. Scalable Implementation Strategy</text:p>
      <text:p text:style-name="P48"/>
      <text:p text:style-name="P48"><text:s text:c="2"/>A. Phased Approach</text:p>
      <text:p text:style-name="P48"/>
      <text:p text:style-name="P48"><text:s text:c="2"/>1. Phase 1: Implement 3 core templates (universe_short_term, sector_comparative, risk_return)</text:p>
      <text:p text:style-name="P48"><text:s text:c="2"/>2. Phase 2: Add medium/long-term variants</text:p>
      <text:p text:style-name="P48"><text:s text:c="2"/>3. Phase 3: Expand with technical analysis and specialized templates</text:p>
      <text:p text:style-name="P48"/>
      <text:p text:style-name="P48"><text:s text:c="2"/>B. Configuration Explosion Management</text:p>
      <text:p text:style-name="P48"/>
      <text:p text:style-name="P48"><text:s text:c="2"/># Master configuration with template auto-selection</text:p>
      <text:p text:style-name="P48"><text:s text:c="2"/>Filename,File_id,Step,Action,Column,Condition,Value,Template_Auto,Report_Title</text:p>
      <text:p text:style-name="P48"><text:s text:c="2"/>basic_calculation,SP500_daily,1,filter,SP500,equals,TRUE,TRUE,"S&amp;P 500 Daily Top Performers"</text:p>
      <text:p text:style-name="P48"><text:s text:c="2"/>basic_calculation,tech_weekly,1,filter,sector,equals,"Electronic technology",TRUE,"Technology Sector Weekly Analysis" <text:s/></text:p>
      <text:p text:style-name="P48"><text:s text:c="2"/>basic_calculation,risk_analysis,1,filter,current_price,greater_than,50,TRUE,"Market Risk-Return Analysis"</text:p>
      <text:p text:style-name="P48"/>
      <text:p text:style-name="P48"><text:soft-page-break/><text:s text:c="2"/>C. Dynamic Template Selection</text:p>
      <text:p text:style-name="P48"/>
      <text:p text:style-name="P48"><text:s text:c="2"/>Templates automatically chosen based on:</text:p>
      <text:p text:style-name="P48"><text:s text:c="2"/>- Primary filter: Universe detection (SP500 → universe template, sector filter → sector template)</text:p>
      <text:p text:style-name="P48"><text:s text:c="2"/>- Sort column: Performance timeframe detection (1d → short_term, 252d → long_term)</text:p>
      <text:p text:style-name="P48"><text:s text:c="2"/>- Secondary filters: Risk/technical indicators → specialized templates</text:p>
      <text:p text:style-name="P48"/>
      <text:p text:style-name="P48"><text:s text:c="2"/>D. Filename Generation Enhancement</text:p>
      <text:p text:style-name="P48"/>
      <text:p text:style-name="P48"><text:s text:c="2"/># Enhanced auto-generated naming with template context</text:p>
      <text:p text:style-name="P48"><text:s text:c="2"/># Examples:</text:p>
      <text:p text:style-name="P48"><text:s text:c="2"/>basic_calculation_2-5_daily_20250905_pp_f1_SP500_daily_top_performers.pdf</text:p>
      <text:p text:style-name="P48"><text:s text:c="2"/>basic_calculation_2-5_daily_20250905_pp_f2_tech_sector_weekly_analysis.pdf</text:p>
      <text:p text:style-name="P48"><text:s text:c="2"/>basic_calculation_2-5_daily_20250905_pp_f3_market_risk_return_analysis.pdf</text:p>
      <text:p text:style-name="P48"/>
      <text:p text:style-name="P48"><text:s text:c="2"/>---</text:p>
      <text:p text:style-name="P48"><text:s text:c="2"/>7. Next Steps</text:p>
      <text:p text:style-name="P48"/>
      <text:p text:style-name="P48">✻ Thinking…</text:p>
      <text:p text:style-name="P48"/>
      <text:p text:style-name="P48"><text:s text:c="2"/>I've completed a comprehensive research and design plan for the market trends report system. The key insights I've discovered:</text:p>
      <text:p text:style-name="P48"/>
      <text:p text:style-name="P48"><text:s text:c="2"/>1. The basic_calculation data is incredibly rich with 150+ columns and multiple timeframe performance data</text:p>
      <text:p text:style-name="P48"><text:s text:c="2"/>2. The existing post_process architecture provides a proven foundation with CSV-driven configuration</text:p>
      <text:p text:style-name="P48"><text:s text:c="2"/>3. The reportTEST experiments show various analysis patterns that can be systematized</text:p>
      <text:p text:style-name="P48"><text:s text:c="2"/>4. The "endless possibilities" challenge requires a hierarchical, template-driven approach with intelligent auto-selection</text:p>
      <text:p text:style-name="P48"/>
      <text:p text:style-name="P48"><text:soft-page-break/><text:s text:c="2"/>The design addresses the combinatorial complexity through:</text:p>
      <text:p text:style-name="P48"><text:s text:c="2"/>- Hierarchical configuration with report categories</text:p>
      <text:p text:style-name="P48"><text:s text:c="2"/>- Template auto-selection based on filter patterns <text:s/></text:p>
      <text:p text:style-name="P48"><text:s text:c="2"/>- Modular chart generation components</text:p>
      <text:p text:style-name="P48"><text:s text:c="2"/>- Scalable phased implementation</text:p>
      <text:p text:style-name="P48"/>
      <text:p text:style-name="P48"><text:s text:c="2"/>This provides a systematic way to handle the thousands of potential report variants while maintaining simplicity and avoiding the </text:p>
      <text:p text:style-name="P48"><text:s text:c="2"/>need to manually configure every possibility.</text:p>
      <text:p text:style-name="P48"/>
      <text:p text:style-name="P48">● This design addresses your "endless possibilities" concern through intelligent template auto-selection and hierarchical </text:p>
      <text:p text:style-name="P48"><text:s text:c="2"/>categorization rather than trying to manually configure thousands of variants.</text:p>
      <text:p text:style-name="P48"/>
      <text:p text:style-name="P48"><text:s text:c="2"/>Key Innovation: Templates are automatically chosen based on filter patterns:</text:p>
      <text:p text:style-name="P48"><text:s text:c="2"/>- Filter by SP500=TRUE → Universe analysis template</text:p>
      <text:p text:style-name="P48"><text:s text:c="2"/>- Filter by sector="Technology" → Sector analysis template</text:p>
      <text:p text:style-name="P48"><text:s text:c="2"/>- Sort by daily_252d_pct_change → Long-term focus</text:p>
      <text:p text:style-name="P48"><text:s text:c="2"/>- Sort by daily_1d_pct_change → Short-term focus</text:p>
      <text:p text:style-name="P48"/>
      <text:p text:style-name="P48"><text:s text:c="2"/>This eliminates the need to predefine every combination while providing systematic coverage of the most important analysis</text:p>
      <text:p text:style-name="P48"><text:s text:c="2"/>patterns discovered in your reportTEST experiments.</text:p>
      <text:p text:style-name="P48"/>
      <text:p text:style-name="P48"><text:s text:c="2"/>The system scales gracefully - tomorrow's updated data will automatically generate refreshed PDFs using the same intelligent</text:p>
      <text:p text:style-name="P48"><text:s text:c="2"/>template selection logic, addressing your requirement for daily updates.</text:p>
      <text:p text:style-name="P48"/>
      <text:p text:style-name="P48">Market Trends Report System - Research &amp; Design Plan</text:p>
      <text:p text:style-name="P48"/>
      <text:p text:style-name="P48"><text:s text:c="2"/>Research Summary</text:p>
      <text:p text:style-name="P48"/>
      <text:p text:style-name="P48"><text:soft-page-break/><text:s text:c="2"/>1. Basic_calculation Data Structure Analysis ✅</text:p>
      <text:p text:style-name="P48"/>
      <text:p text:style-name="P48"><text:s text:c="2"/>The basic_calculation CSV contains 150+ columns with rich percentage change and performance data:</text:p>
      <text:p text:style-name="P48"/>
      <text:p text:style-name="P48"><text:s text:c="2"/>Key Performance Metrics Available:</text:p>
      <text:p text:style-name="P48"><text:s text:c="2"/>- Multi-timeframe returns: daily_daily_daily_1d_pct_change, daily_5d_pct_change, daily_7d_pct_change, daily_22d_pct_change,</text:p>
      <text:p text:style-name="P48"><text:s text:c="2"/>daily_66d_pct_change, daily_252d_pct_change</text:p>
      <text:p text:style-name="P48"><text:s text:c="2"/>- Technical indicators: daily_rsi_14, daily_momentum_20, daily_macd, daily_price_position_52w</text:p>
      <text:p text:style-name="P48"><text:s text:c="2"/>- Risk metrics: atr_pct, daily_distance_from_ATH_pct, daily_distance_from_ATL_pct</text:p>
      <text:p text:style-name="P48"><text:s text:c="2"/>- Market structure: market_cap, sector, industry, exchange, analyst rating</text:p>
      <text:p text:style-name="P48"><text:s text:c="2"/>- Index membership: 45+ boolean columns for SP500, NASDAQ100, Russell indices, sector indices</text:p>
      <text:p text:style-name="P48"><text:s text:c="2"/>- Technical analysis: Moving average alignments, RSI, MACD, price position data</text:p>
      <text:p text:style-name="P48"/>
      <text:p text:style-name="P48"><text:s text:c="2"/>2. Post_process Architecture Analysis ✅</text:p>
      <text:p text:style-name="P48"/>
      <text:p text:style-name="P48"><text:s text:c="2"/>Existing proven architecture:</text:p>
      <text:p text:style-name="P48"><text:s text:c="2"/>- CSV-driven configuration system (user_data_pp.csv)</text:p>
      <text:p text:style-name="P48"><text:s text:c="2"/>- Filter/sort workflow with step-by-step processing</text:p>
      <text:p text:style-name="P48"><text:s text:c="2"/>- Template-based PDF generation with ReportLab</text:p>
      <text:p text:style-name="P48"><text:s text:c="2"/>- File naming conventions with auto-generated descriptive names</text:p>
      <text:p text:style-name="P48"><text:s text:c="2"/>- Modular template system in src/post_process/pdf_templates/</text:p>
      <text:p text:style-name="P48"/>
      <text:p text:style-name="P48"><text:s text:c="2"/>3. ReportTEST Experimental Patterns ✅</text:p>
      <text:p text:style-name="P48"/>
      <text:p text:style-name="P48"><text:s text:c="2"/>6 versions of experimental analysis showing evolution toward:</text:p>
      <text:p text:style-name="P48"><text:s text:c="2"/>- Sector performance analysis across timeframes</text:p>
      <text:p text:style-name="P48"><text:s text:c="2"/>- Risk/return scatter plots and correlations</text:p>
      <text:p text:style-name="P48"><text:s text:c="2"/>- Top performer identification by various criteria</text:p>
      <text:p text:style-name="P48"><text:soft-page-break/><text:s text:c="2"/>- Technical analysis by sector groupings</text:p>
      <text:p text:style-name="P48"><text:s text:c="2"/>- Index performance comparisons</text:p>
      <text:p text:style-name="P48"><text:s text:c="2"/>- Market cap performance analysis</text:p>
      <text:p text:style-name="P48"/>
      <text:p text:style-name="P48"><text:s text:c="2"/>---</text:p>
      <text:p text:style-name="P48"><text:s text:c="2"/>4. Configuration System Design for Filtering Complexity 🔄</text:p>
      <text:p text:style-name="P48"/>
      <text:p text:style-name="P48"><text:s text:c="2"/>The "Endless Possibilities" Challenge</text:p>
      <text:p text:style-name="P48"/>
      <text:p text:style-name="P48"><text:s text:c="2"/>Your concern is valid - the combinations are truly extensive:</text:p>
      <text:p text:style-name="P48"><text:s text:c="2"/>- Universes: SP500, NASDAQ100, Russell1000, sectors (12+), industries (50+), exchanges (3), ratings (5)</text:p>
      <text:p text:style-name="P48"><text:s text:c="2"/>- Timeframes: 1d, 5d, 7d, 22d, 66d, 252d performance</text:p>
      <text:p text:style-name="P48"><text:s text:c="2"/>- Metrics: Top performers, sectors, technical indicators, risk metrics</text:p>
      <text:p text:style-name="P48"><text:s text:c="2"/>- Ranking criteria: Returns, momentum, volatility, market cap</text:p>
      <text:p text:style-name="P48"/>
      <text:p text:style-name="P48"><text:s text:c="2"/>→ Mathematical reality: 50+ universes × 6 timeframes × 10+ metrics = 3,000+ potential report variants</text:p>
      <text:p text:style-name="P48"/>
      <text:p text:style-name="P48"><text:s text:c="2"/>Solution: Hierarchical Configuration System</text:p>
      <text:p text:style-name="P48"/>
      <text:p text:style-name="P48"><text:s text:c="2"/>A. Base Configuration Structure (user_data_pp_basic_calculation.csv)</text:p>
      <text:p text:style-name="P48"><text:s text:c="2"/>Filename,File_id,Step,Action,Column,Condition,Value,Logic,PDF_enable,PDF_type,Output_id,Report_Category,Report_Subcategory</text:p>
      <text:p text:style-name="P48"><text:s text:c="2"/>basic_calculation,top_sp500_1d,1,filter,SP500,equals,TRUE,,TRUE,top_performers,top_sp500_1d_performers,universe_analysis,short_</text:p>
      <text:p text:style-name="P48"><text:s text:c="2"/>term</text:p>
      <text:p text:style-name="P48"><text:s text:c="2"/>basic_calculation,top_sp500_1d,2,sort,daily_daily_daily_1d_pct_change,desc,,,,,,,</text:p>
      <text:p text:style-name="P48"><text:s text:c="2"/>basic_calculation,top_sp500_1d,3,limit,rank,less_equal,10,,,,,</text:p>
      <text:p text:style-name="P48"/>
      <text:p text:style-name="P48"><text:s text:c="2"/>B. Report Category Taxonomy</text:p>
      <text:p text:style-name="P48"><text:soft-page-break/><text:s text:c="2"/>Report Categories:</text:p>
      <text:p text:style-name="P48"><text:s text:c="4"/>universe_analysis:</text:p>
      <text:p text:style-name="P48"><text:s text:c="6"/>- short_term: 1d, 5d performance focus</text:p>
      <text:p text:style-name="P48"><text:s text:c="6"/>- medium_term: 22d, 66d performance focus</text:p>
      <text:p text:style-name="P48"><text:s text:c="6"/>- long_term: 252d yearly performance focus</text:p>
      <text:p text:style-name="P48"/>
      <text:p text:style-name="P48"><text:s text:c="4"/>sector_analysis:</text:p>
      <text:p text:style-name="P48"><text:s text:c="6"/>- comparative: Cross-sector performance comparison</text:p>
      <text:p text:style-name="P48"><text:s text:c="6"/>- deep_dive: Single sector detailed analysis</text:p>
      <text:p text:style-name="P48"><text:s text:c="6"/>- rotation: Sector rotation patterns</text:p>
      <text:p text:style-name="P48"/>
      <text:p text:style-name="P48"><text:s text:c="4"/>risk_analysis:</text:p>
      <text:p text:style-name="P48"><text:s text:c="6"/>- risk_return: Risk/return scatter analysis</text:p>
      <text:p text:style-name="P48"><text:s text:c="6"/>- volatility: ATR and volatility analysis</text:p>
      <text:p text:style-name="P48"><text:s text:c="6"/>- drawdown: Distance from highs analysis</text:p>
      <text:p text:style-name="P48"/>
      <text:p text:style-name="P48"><text:s text:c="4"/>technical_analysis:</text:p>
      <text:p text:style-name="P48"><text:s text:c="6"/>- momentum: RSI, MACD, momentum indicators</text:p>
      <text:p text:style-name="P48"><text:s text:c="6"/>- trend: Moving average alignments</text:p>
      <text:p text:style-name="P48"><text:s text:c="6"/>- position: 52-week positioning analysis</text:p>
      <text:p text:style-name="P48"/>
      <text:p text:style-name="P48"><text:s text:c="2"/>---</text:p>
      <text:p text:style-name="P48"><text:s text:c="2"/>5. Template Architecture Plan 📋</text:p>
      <text:p text:style-name="P48"/>
      <text:p text:style-name="P48"><text:s text:c="2"/>A. Template Naming Convention</text:p>
      <text:p text:style-name="P48"/>
      <text:p text:style-name="P48"><text:s text:c="2"/>pdf_basic_calculation_[category]_[subcategory]_template.py</text:p>
      <text:p text:style-name="P48"><text:s text:c="2"/>pdf_basic_calculation_universe_short_term_template.py</text:p>
      <text:p text:style-name="P48"><text:s text:c="2"/>pdf_basic_calculation_sector_comparative_template.py</text:p>
      <text:p text:style-name="P48"><text:s text:c="2"/>pdf_basic_calculation_risk_return_template.py</text:p>
      <text:p text:style-name="P48"/>
      <text:p text:style-name="P48"><text:soft-page-break/><text:s text:c="2"/>B. Core Template Structure</text:p>
      <text:p text:style-name="P48"/>
      <text:p text:style-name="P48"><text:s text:c="2"/>Each template follows standardized pattern:</text:p>
      <text:p text:style-name="P48"><text:s text:c="2"/>def generate_pdf(df: pd.DataFrame, pdf_path: str, metadata: dict) -&gt; bool:</text:p>
      <text:p text:style-name="P48"><text:s text:c="6"/>"""</text:p>
      <text:p text:style-name="P48"><text:s text:c="6"/>Generate market trends PDF from basic_calculation data</text:p>
      <text:p text:style-name="P48"><text:s text:c="6"/></text:p>
      <text:p text:style-name="P48"><text:s text:c="6"/>Args:</text:p>
      <text:p text:style-name="P48"><text:s text:c="10"/>df: Filtered DataFrame from post_process workflow</text:p>
      <text:p text:style-name="P48"><text:s text:c="10"/>pdf_path: Output PDF file path</text:p>
      <text:p text:style-name="P48"><text:s text:c="10"/>metadata: Rich context including filters, universe, timeframe</text:p>
      <text:p text:style-name="P48"><text:s text:c="6"/>"""</text:p>
      <text:p text:style-name="P48"><text:s text:c="6"/># 1. Extract report parameters from metadata</text:p>
      <text:p text:style-name="P48"><text:s text:c="6"/># 2. Generate category-specific charts</text:p>
      <text:p text:style-name="P48"><text:s text:c="6"/># 3. Create summary tables <text:s/></text:p>
      <text:p text:style-name="P48"><text:s text:c="6"/># 4. Build PDF with ReportLab</text:p>
      <text:p text:style-name="P48"><text:s text:c="6"/># 5. Return success status</text:p>
      <text:p text:style-name="P48"/>
      <text:p text:style-name="P48"><text:s text:c="2"/>C. Chart Generation Modules</text:p>
      <text:p text:style-name="P48"/>
      <text:p text:style-name="P48"><text:s text:c="2"/>Create modular chart generators in src/post_process/png_templates/basic_calculation/:</text:p>
      <text:p text:style-name="P48"><text:s text:c="2"/>- top_performers_chart.py - Top N performers bar charts</text:p>
      <text:p text:style-name="P48"><text:s text:c="2"/>- sector_heatmap_chart.py - Sector performance heatmaps</text:p>
      <text:p text:style-name="P48"><text:s text:c="2"/>- risk_return_scatter.py - Risk/return scatter plots</text:p>
      <text:p text:style-name="P48"><text:s text:c="2"/>- timeframe_comparison.py - Multi-timeframe performance</text:p>
      <text:p text:style-name="P48"><text:s text:c="2"/>- technical_analysis_chart.py - RSI, momentum distributions</text:p>
      <text:p text:style-name="P48"><text:s text:c="2"/>- market_breadth_chart.py - Index membership analysis</text:p>
      <text:p text:style-name="P48"/>
      <text:p text:style-name="P48"><text:s text:c="2"/>D. Template Categories Design</text:p>
      <text:p text:style-name="P48"/>
      <text:p text:style-name="P48"><text:s text:c="2"/>1. Universe Analysis Templates</text:p>
      <text:p text:style-name="P48"><text:soft-page-break/><text:s text:c="2"/>- Short-term: Focus on 1d, 5d performance with momentum indicators</text:p>
      <text:p text:style-name="P48"><text:s text:c="2"/>- Medium-term: 22d, 66d performance with sector rotation</text:p>
      <text:p text:style-name="P48"><text:s text:c="2"/>- Long-term: 252d yearly performance with fundamental alignment</text:p>
      <text:p text:style-name="P48"/>
      <text:p text:style-name="P48"><text:s text:c="2"/>2. Sector Analysis Templates</text:p>
      <text:p text:style-name="P48"><text:s text:c="2"/>- Comparative: Cross-sector performance heatmaps and rankings</text:p>
      <text:p text:style-name="P48"><text:s text:c="2"/>- Deep-dive: Single sector with industry breakdown and top performers</text:p>
      <text:p text:style-name="P48"><text:s text:c="2"/>- Rotation: Sector rotation patterns and momentum shifts</text:p>
      <text:p text:style-name="P48"/>
      <text:p text:style-name="P48"><text:s text:c="2"/>3. Risk Analysis Templates</text:p>
      <text:p text:style-name="P48"><text:s text:c="2"/>- Risk-return: Scatter plots with risk/return efficiency frontiers</text:p>
      <text:p text:style-name="P48"><text:s text:c="2"/>- Volatility: ATR analysis and volatility distributions</text:p>
      <text:p text:style-name="P48"><text:s text:c="2"/>- Drawdown: Distance from highs and recovery analysis</text:p>
      <text:p text:style-name="P48"/>
      <text:p text:style-name="P48"><text:s text:c="2"/>E. Configuration Management Strategy</text:p>
      <text:p text:style-name="P48"/>
      <text:p text:style-name="P48"><text:s text:c="2"/>Template Selection Logic:</text:p>
      <text:p text:style-name="P48"><text:s text:c="2"/>def get_basic_calculation_template(metadata: dict) -&gt; str:</text:p>
      <text:p text:style-name="P48"><text:s text:c="6"/>"""Determine template based on filter configuration"""</text:p>
      <text:p text:style-name="P48"/>
      <text:p text:style-name="P48"><text:s text:c="6"/># Extract universe type from boolean columns</text:p>
      <text:p text:style-name="P48"><text:s text:c="6"/>universe_type = detect_universe_type(metadata['filter_operations'])</text:p>
      <text:p text:style-name="P48"/>
      <text:p text:style-name="P48"><text:s text:c="6"/># Extract timeframe focus from performance columns <text:s/></text:p>
      <text:p text:style-name="P48"><text:s text:c="6"/>timeframe_focus = detect_timeframe_focus(metadata['sort_operations'])</text:p>
      <text:p text:style-name="P48"/>
      <text:p text:style-name="P48"><text:s text:c="6"/># Map to template</text:p>
      <text:p text:style-name="P48"><text:s text:c="6"/>return f"basic_calculation_{universe_type}_{timeframe_focus}"</text:p>
      <text:p text:style-name="P48"/>
      <text:p text:style-name="P48"><text:s text:c="2"/>---</text:p>
      <text:p text:style-name="P48"><text:s text:c="2"/>6. Scalable Implementation Strategy</text:p>
      <text:p text:style-name="P48"><text:soft-page-break/></text:p>
      <text:p text:style-name="P48"><text:s text:c="2"/>A. Phased Approach</text:p>
      <text:p text:style-name="P48"/>
      <text:p text:style-name="P48"><text:s text:c="2"/>1. Phase 1: Implement 3 core templates (universe_short_term, sector_comparative, risk_return)</text:p>
      <text:p text:style-name="P48"><text:s text:c="2"/>2. Phase 2: Add medium/long-term variants</text:p>
      <text:p text:style-name="P48"><text:s text:c="2"/>3. Phase 3: Expand with technical analysis and specialized templates</text:p>
      <text:p text:style-name="P48"/>
      <text:p text:style-name="P48"><text:s text:c="2"/>B. Configuration Explosion Management</text:p>
      <text:p text:style-name="P48"/>
      <text:p text:style-name="P48"><text:s text:c="2"/># Master configuration with template auto-selection</text:p>
      <text:p text:style-name="P48"><text:s text:c="2"/>Filename,File_id,Step,Action,Column,Condition,Value,Template_Auto,Report_Title</text:p>
      <text:p text:style-name="P48"><text:s text:c="2"/>basic_calculation,SP500_daily,1,filter,SP500,equals,TRUE,TRUE,"S&amp;P 500 Daily Top Performers"</text:p>
      <text:p text:style-name="P48"><text:s text:c="2"/>basic_calculation,tech_weekly,1,filter,sector,equals,"Electronic technology",TRUE,"Technology Sector Weekly Analysis" <text:s/></text:p>
      <text:p text:style-name="P48"><text:s text:c="2"/>basic_calculation,risk_analysis,1,filter,current_price,greater_than,50,TRUE,"Market Risk-Return Analysis"</text:p>
      <text:p text:style-name="P48"/>
      <text:p text:style-name="P48"><text:s text:c="2"/>C. Dynamic Template Selection</text:p>
      <text:p text:style-name="P48"/>
      <text:p text:style-name="P48"><text:s text:c="2"/>Templates automatically chosen based on:</text:p>
      <text:p text:style-name="P48"><text:s text:c="2"/>- Primary filter: Universe detection (SP500 → universe template, sector filter → sector template)</text:p>
      <text:p text:style-name="P48"><text:s text:c="2"/>- Sort column: Performance timeframe detection (1d → short_term, 252d → long_term)</text:p>
      <text:p text:style-name="P48"><text:s text:c="2"/>- Secondary filters: Risk/technical indicators → specialized templates</text:p>
      <text:p text:style-name="P48"/>
      <text:p text:style-name="P48"><text:s text:c="2"/>D. Filename Generation Enhancement</text:p>
      <text:p text:style-name="P48"/>
      <text:p text:style-name="P48"><text:s text:c="2"/># Enhanced auto-generated naming with template context</text:p>
      <text:p text:style-name="P48"><text:s text:c="2"/># Examples:</text:p>
      <text:p text:style-name="P48"><text:s text:c="2"/>basic_calculation_2-5_daily_20250905_pp_f1_SP500_daily_top_performers.pdf</text:p>
      <text:p text:style-name="P48"><text:soft-page-break/><text:s text:c="2"/>basic_calculation_2-5_daily_20250905_pp_f2_tech_sector_weekly_analysis.pdf</text:p>
      <text:p text:style-name="P48"><text:s text:c="2"/>basic_calculation_2-5_daily_20250905_pp_f3_market_risk_return_analysis.pdf</text:p>
      <text:p text:style-name="P48"/>
      <text:p text:style-name="P48"><text:s text:c="2"/>---</text:p>
      <text:p text:style-name="P48"><text:s text:c="2"/>7. Next Steps</text:p>
      <text:p text:style-name="P48"/>
      <text:p text:style-name="P48">✻ Thinking…</text:p>
      <text:p text:style-name="P48"/>
      <text:p text:style-name="P48"><text:s text:c="2"/>I've completed a comprehensive research and design plan for the market trends report system. The key insights I've discovered:</text:p>
      <text:p text:style-name="P48"/>
      <text:p text:style-name="P48"><text:s text:c="2"/>1. The basic_calculation data is incredibly rich with 150+ columns and multiple timeframe performance data</text:p>
      <text:p text:style-name="P48"><text:s text:c="2"/>2. The existing post_process architecture provides a proven foundation with CSV-driven configuration</text:p>
      <text:p text:style-name="P48"><text:s text:c="2"/>3. The reportTEST experiments show various analysis patterns that can be systematized</text:p>
      <text:p text:style-name="P48"><text:s text:c="2"/>4. The "endless possibilities" challenge requires a hierarchical, template-driven approach with intelligent auto-selection</text:p>
      <text:p text:style-name="P48"/>
      <text:p text:style-name="P48"><text:s text:c="2"/>The design addresses the combinatorial complexity through:</text:p>
      <text:p text:style-name="P48"><text:s text:c="2"/>- Hierarchical configuration with report categories</text:p>
      <text:p text:style-name="P48"><text:s text:c="2"/>- Template auto-selection based on filter patterns <text:s/></text:p>
      <text:p text:style-name="P48"><text:s text:c="2"/>- Modular chart generation components</text:p>
      <text:p text:style-name="P48"><text:s text:c="2"/>- Scalable phased implementation</text:p>
      <text:p text:style-name="P48"/>
      <text:p text:style-name="P48"><text:s text:c="2"/>This provides a systematic way to handle the thousands of potential report variants while maintaining simplicity and avoiding the </text:p>
      <text:p text:style-name="P48"><text:s text:c="2"/>need to manually configure every possibility.</text:p>
      <text:p text:style-name="P48"/>
      <text:p text:style-name="P48">● This design addresses your "endless possibilities" concern through intelligent template auto-selection and hierarchical </text:p>
      <text:p text:style-name="P48"><text:s text:c="2"/>categorization rather than trying to manually configure thousands of variants.</text:p>
      <text:p text:style-name="P48"/>
      <text:p text:style-name="P48"><text:soft-page-break/><text:s text:c="2"/>Key Innovation: Templates are automatically chosen based on filter patterns:</text:p>
      <text:p text:style-name="P48"><text:s text:c="2"/>- Filter by SP500=TRUE → Universe analysis template</text:p>
      <text:p text:style-name="P48"><text:s text:c="2"/>- Filter by sector="Technology" → Sector analysis template</text:p>
      <text:p text:style-name="P48"><text:s text:c="2"/>- Sort by daily_252d_pct_change → Long-term focus</text:p>
      <text:p text:style-name="P48"><text:s text:c="2"/>- Sort by daily_1d_pct_change → Short-term focus</text:p>
      <text:p text:style-name="P48"/>
      <text:p text:style-name="P48"><text:s text:c="2"/>This eliminates the need to predefine every combination while providing systematic coverage of the most important analysis</text:p>
      <text:p text:style-name="P48"><text:s text:c="2"/>patterns discovered in your reportTEST experiments.</text:p>
      <text:p text:style-name="P48"/>
      <text:p text:style-name="P48"><text:s text:c="2"/>The system scales gracefully - tomorrow's updated data will automatically generate refreshed PDFs using the same intelligent</text:p>
      <text:p text:style-name="P48"><text:s text:c="2"/>template selection logic, addressing your requirement for daily updates.</text:p>
      <text:p text:style-name="P48"/>
      <text:p text:style-name="P48">1. Core Visualization Types Identified</text:p>
      <text:p text:style-name="P48"/>
      <text:p text:style-name="P48"><text:s text:c="2"/>A. Performance Tables</text:p>
      <text:p text:style-name="P48"/>
      <text:p text:style-name="P48"><text:s text:c="2"/>- Multi-timeframe comparison tables with color coding</text:p>
      <text:p text:style-name="P48"><text:s text:c="2"/>- Ranking tables with percentile rankings</text:p>
      <text:p text:style-name="P48"><text:s text:c="2"/>- Summary statistics tables with sector/industry breakdowns</text:p>
      <text:p text:style-name="P48"/>
      <text:p text:style-name="P48"><text:s text:c="2"/>B. Chart Types Found</text:p>
      <text:p text:style-name="P48"/>
      <text:p text:style-name="P48"><text:s text:c="2"/>- Bar Charts: Top N performers with gradient color scales</text:p>
      <text:p text:style-name="P48"><text:s text:c="2"/>- Radar Charts: Multi-timeframe performance across sectors</text:p>
      <text:p text:style-name="P48"><text:s text:c="2"/>- Scatter Plots: Short-term vs long-term momentum comparison</text:p>
      <text:p text:style-name="P48"><text:s text:c="2"/>- Heatmaps: Performance matrix across timeframes</text:p>
      <text:p text:style-name="P48"><text:s text:c="2"/>- Grouped Bar Charts: Industry/sector performance comparison</text:p>
      <text:p text:style-name="P48"/>
      <text:p text:style-name="P48"><text:s text:c="2"/>C. Advanced Visualizations</text:p>
      <text:p text:style-name="P48"><text:soft-page-break/></text:p>
      <text:p text:style-name="P48"><text:s text:c="2"/>- Evolution tracking: Multi-period momentum analysis</text:p>
      <text:p text:style-name="P48"><text:s text:c="2"/>- Consistency analysis: Performance volatility metrics</text:p>
      <text:p text:style-name="P48"><text:s text:c="2"/>- Technical indicator overlays: RSI, MACD context</text:p>
      <text:p text:style-name="P48"/>
      <text:p text:style-name="P48"><text:s text:c="2"/>2. Top Performers Evolution Template Design</text:p>
      <text:p text:style-name="P48"/>
      <text:p text:style-name="P48"><text:s text:c="2"/>Section 1: Top Performers Identification Tables</text:p>
      <text:p text:style-name="P48"/>
      <text:p text:style-name="P48"><text:s text:c="2"/>A. Multi-Timeframe Leaders Table</text:p>
      <text:p text:style-name="P48"><text:s text:c="2"/>Ticker | 1D% | 5D% | 1W% | 2W% | 1M% | 2M% | 1Q% | 2Q% | YTD% | Rank Avg | Consistency Score</text:p>
      <text:p text:style-name="P48"><text:s text:c="2"/>-----------------------------------------------------------------------------------------------</text:p>
      <text:p text:style-name="P48"><text:s text:c="2"/>NVDA <text:s text:c="2"/>| 8.2 | 15.1| 22.3| 18.9| 45.2| 67.8| 89.1| 125.4| 180.2| <text:s text:c="3"/>1 <text:s text:c="3"/>| <text:s text:c="4"/>85%</text:p>
      <text:p text:style-name="P48"><text:s text:c="2"/>TSLA <text:s text:c="2"/>| 6.9 | 12.4| 19.1| 25.7| 41.3| 58.9| 78.2| <text:s/>95.6| 142.1| <text:s text:c="3"/>2 <text:s text:c="3"/>| <text:s text:c="4"/>78%</text:p>
      <text:p text:style-name="P48"/>
      <text:p text:style-name="P48"><text:s text:c="2"/>Features:</text:p>
      <text:p text:style-name="P48"><text:s text:c="2"/>- Color-coded cells: Green (&gt;20%), Yellow (10-20%), Red (&lt;10%)</text:p>
      <text:p text:style-name="P48"><text:s text:c="2"/>- Rank evolution tracking: Shows position changes across timeframes</text:p>
      <text:p text:style-name="P48"><text:s text:c="2"/>- Consistency score: Measures how often a stock appears in top performers</text:p>
      <text:p text:style-name="P48"/>
      <text:p text:style-name="P48"><text:s text:c="2"/>B. Technical Strength Overlay Table</text:p>
      <text:p text:style-name="P48"><text:s text:c="2"/>Ticker | Current Price | RSI | MACD | Dist SMA20 | Dist SMA50 | Volume Trend | Momentum Score</text:p>
      <text:p text:style-name="P48"><text:s text:c="2"/>---------------------------------------------------------------------------------------------</text:p>
      <text:p text:style-name="P48"><text:s text:c="2"/>NVDA <text:s text:c="2"/>| <text:s text:c="3"/>$875.30 <text:s text:c="2"/>| 68 <text:s/>| +2.4 | <text:s text:c="3"/>+12% <text:s text:c="3"/>| <text:s text:c="3"/>+28% <text:s text:c="3"/>| <text:s text:c="3"/>+145% <text:s text:c="4"/>| <text:s text:c="5"/>92</text:p>
      <text:p text:style-name="P48"><text:s text:c="2"/>TSLA <text:s text:c="2"/>| <text:s text:c="3"/>$248.90 <text:s text:c="2"/>| 72 <text:s/>| +1.8 | <text:s text:c="4"/>+8% <text:s text:c="3"/>| <text:s text:c="3"/>+19% <text:s text:c="3"/>| <text:s text:c="4"/>+89% <text:s text:c="4"/>| <text:s text:c="5"/>88</text:p>
      <text:p text:style-name="P48"/>
      <text:p text:style-name="P48"><text:s text:c="2"/>Section 2: Visual Analytics Charts</text:p>
      <text:p text:style-name="P48"/>
      <text:p text:style-name="P48"><text:s text:c="2"/>A. Performance Evolution Heatmap</text:p>
      <text:p text:style-name="P48"><text:soft-page-break/><text:s text:c="2"/>- Rows: Top 20 performers (unified from all timeframes)</text:p>
      <text:p text:style-name="P48"><text:s text:c="2"/>- Columns: Time periods (1D, 5D, 1W, 2W, 1M, 2M, 1Q, 2Q, YTD)</text:p>
      <text:p text:style-name="P48"><text:s text:c="2"/>- Color scale: Red-Yellow-Green gradient for performance</text:p>
      <text:p text:style-name="P48"><text:s text:c="2"/>- Purpose: Spot consistent vs rotating leaders</text:p>
      <text:p text:style-name="P48"/>
      <text:p text:style-name="P48"><text:s text:c="2"/>B. Momentum Consistency Scatter Plot</text:p>
      <text:p text:style-name="P48"><text:s text:c="2"/>- X-axis: Short-term average (1D-1W performance)</text:p>
      <text:p text:style-name="P48"><text:s text:c="2"/>- Y-axis: Long-term average (1M-YTD performance)</text:p>
      <text:p text:style-name="P48"><text:s text:c="2"/>- Point size: Market cap</text:p>
      <text:p text:style-name="P48"><text:s text:c="2"/>- Color: Technical strength score</text:p>
      <text:p text:style-name="P48"><text:s text:c="2"/>- Diagonal line: Equal performance reference</text:p>
      <text:p text:style-name="P48"><text:s text:c="2"/>- Purpose: Identify momentum vs value opportunities</text:p>
      <text:p text:style-name="P48"/>
      <text:p text:style-name="P48"><text:s text:c="2"/>C. Sector/Industry Distribution Chart</text:p>
      <text:p text:style-name="P48"><text:s text:c="2"/>- Radar chart: Multi-timeframe performance by sector</text:p>
      <text:p text:style-name="P48"><text:s text:c="2"/>- Grouped bar chart: Industry leadership rotation</text:p>
      <text:p text:style-name="P48"><text:s text:c="2"/>- Purpose: Identify sector rotation patterns</text:p>
      <text:p text:style-name="P48"/>
      <text:p text:style-name="P48"><text:s text:c="2"/>Section 3: Technical Analysis Dashboard</text:p>
      <text:p text:style-name="P48"/>
      <text:p text:style-name="P48"><text:s text:c="2"/>A. Technical Indicators Summary Table</text:p>
      <text:p text:style-name="P48"><text:s text:c="2"/>Metric <text:s text:c="15"/>| Top Performers Avg | Market Avg | Interpretation</text:p>
      <text:p text:style-name="P48"><text:s text:c="2"/>------------------------------------------------------------------------</text:p>
      <text:p text:style-name="P48"><text:s text:c="2"/>RSI (14-day) <text:s text:c="8"/>| <text:s text:c="7"/>68.4 <text:s text:c="7"/>| <text:s text:c="3"/>52.1 <text:s text:c="3"/>| Moderately Overbought</text:p>
      <text:p text:style-name="P48"><text:s text:c="2"/>MACD Histogram <text:s text:c="6"/>| <text:s text:c="6"/>+2.14 <text:s text:c="7"/>| <text:s text:c="2"/>-0.31 <text:s text:c="3"/>| Strong Bullish Momentum</text:p>
      <text:p text:style-name="P48"><text:s text:c="2"/>Distance to SMA20 <text:s text:c="3"/>| <text:s text:c="6"/>+15.2% <text:s text:c="6"/>| <text:s text:c="3"/>+2.4% <text:s text:c="2"/>| Well Above Support</text:p>
      <text:p text:style-name="P48"><text:s text:c="2"/>Distance to SMA50 <text:s text:c="3"/>| <text:s text:c="6"/>+28.9% <text:s text:c="6"/>| <text:s text:c="3"/>+5.7% <text:s text:c="2"/>| Strong Uptrend</text:p>
      <text:p text:style-name="P48"/>
      <text:p text:style-name="P48"><text:s text:c="2"/>B. Momentum Strength Visualization</text:p>
      <text:p text:style-name="P48"><text:s text:c="2"/>- Gradient bars: Performance acceleration/deceleration</text:p>
      <text:p text:style-name="P48"><text:s text:c="2"/>- Trend arrows: Direction indicators</text:p>
      <text:p text:style-name="P48"><text:soft-page-break/><text:s text:c="2"/>- Volume confirmation: Institutional interest metrics</text:p>
      <text:p text:style-name="P48"/>
      <text:p text:style-name="P48"><text:s text:c="2"/>Section 4: Evolution Tracking Analysis</text:p>
      <text:p text:style-name="P48"/>
      <text:p text:style-name="P48"><text:s text:c="2"/>A. Rank Evolution Matrix</text:p>
      <text:p text:style-name="P48"><text:s text:c="2"/>Ticker | <text:s/>1D Rank | 1W Rank | 1M Rank | 1Q Rank | YTD Rank | Evolution Pattern</text:p>
      <text:p text:style-name="P48"><text:s text:c="2"/>--------------------------------------------------------------------------------</text:p>
      <text:p text:style-name="P48"><text:s text:c="2"/>NVDA <text:s text:c="2"/>| <text:s text:c="3"/>1 <text:s text:c="4"/>| <text:s text:c="3"/>2 <text:s text:c="4"/>| <text:s text:c="3"/>1 <text:s text:c="4"/>| <text:s text:c="3"/>3 <text:s text:c="4"/>| <text:s text:c="3"/>1 <text:s text:c="4"/>| Consistent Leader</text:p>
      <text:p text:style-name="P48"><text:s text:c="2"/>TSLA <text:s text:c="2"/>| <text:s text:c="3"/>5 <text:s text:c="4"/>| <text:s text:c="3"/>1 <text:s text:c="4"/>| <text:s text:c="3"/>4 <text:s text:c="4"/>| <text:s text:c="3"/>1 <text:s text:c="4"/>| <text:s text:c="3"/>2 <text:s text:c="4"/>| Volatile Leader</text:p>
      <text:p text:style-name="P48"><text:s text:c="2"/>AAPL <text:s text:c="2"/>| <text:s text:c="2"/>15 <text:s text:c="4"/>| <text:s text:c="3"/>8 <text:s text:c="4"/>| <text:s text:c="3"/>3 <text:s text:c="4"/>| <text:s text:c="3"/>2 <text:s text:c="4"/>| <text:s text:c="3"/>4 <text:s text:c="4"/>| Late Accelerator</text:p>
      <text:p text:style-name="P48"/>
      <text:p text:style-name="P48"><text:s text:c="2"/>B. Pattern Classification</text:p>
      <text:p text:style-name="P48"><text:s text:c="2"/>- Consistent Leaders: High ranks across all timeframes</text:p>
      <text:p text:style-name="P48"><text:s text:c="2"/>- Momentum Accelerators: Improving ranks over time</text:p>
      <text:p text:style-name="P48"><text:s text:c="2"/>- Rotational Leaders: Strong in specific periods</text:p>
      <text:p text:style-name="P48"><text:s text:c="2"/>- Late Bloomers: Recent emergence as leaders</text:p>
      <text:p text:style-name="P48"/>
      <text:p text:style-name="P48"><text:s text:c="2"/>3. Visualization Technology Stack</text:p>
      <text:p text:style-name="P48"/>
      <text:p text:style-name="P48"><text:s text:c="2"/>Chart Generation Tools</text:p>
      <text:p text:style-name="P48"/>
      <text:p text:style-name="P48"><text:s text:c="2"/>- matplotlib: For heatmaps, scatter plots, technical overlays</text:p>
      <text:p text:style-name="P48"><text:s text:c="2"/>- ReportLab: For PDF tables and layout</text:p>
      <text:p text:style-name="P48"><text:s text:c="2"/>- Color schemes: Red-Yellow-Green gradient for performance</text:p>
      <text:p text:style-name="P48"><text:s text:c="2"/>- Custom functions: Ranking evolution, consistency scoring</text:p>
      <text:p text:style-name="P48"/>
      <text:p text:style-name="P48"><text:s text:c="2"/>Table Formatting</text:p>
      <text:p text:style-name="P48"/>
      <text:p text:style-name="P48"><text:s text:c="2"/>- Color-coded cells: Performance-based background colors</text:p>
      <text:p text:style-name="P48"><text:s text:c="2"/>- Progressive disclosure: Summary → Details → Technical</text:p>
      <text:p text:style-name="P48"><text:s text:c="2"/>- Responsive layout: Fits various screen sizes</text:p>
      <text:p text:style-name="P48"><text:soft-page-break/><text:s text:c="2"/>- Export formats: PDF, PNG chart components</text:p>
      <text:p text:style-name="P48"/>
      <text:p text:style-name="P48"><text:s text:c="2"/>4. Data Processing Pipeline</text:p>
      <text:p text:style-name="P48"/>
      <text:p text:style-name="P48"><text:s text:c="2"/>Step 1: Multi-Timeframe Ranking</text:p>
      <text:p text:style-name="P48"/>
      <text:p text:style-name="P48"><text:s text:c="2"/>timeframes = ['1d', '5d', '7d', '14d', '22d', '44d', '66d', '132d', '252d']</text:p>
      <text:p text:style-name="P48"><text:s text:c="2"/>for period in timeframes:</text:p>
      <text:p text:style-name="P48"><text:s text:c="6"/>df[f'{period}_rank'] = df[f'daily_daily_{period}_pct_change'].rank(ascending=False)</text:p>
      <text:p text:style-name="P48"/>
      <text:p text:style-name="P48"><text:s text:c="2"/>Step 2: Consistency Scoring</text:p>
      <text:p text:style-name="P48"/>
      <text:p text:style-name="P48"><text:s text:c="2"/># Calculate how often a stock appears in top N across timeframes</text:p>
      <text:p text:style-name="P48"><text:s text:c="2"/>consistency_score = (top_ranks_count / total_timeframes) * 100</text:p>
      <text:p text:style-name="P48"/>
      <text:p text:style-name="P48"><text:s text:c="2"/>Step 3: Technical Strength Composite</text:p>
      <text:p text:style-name="P48"/>
      <text:p text:style-name="P48"><text:s text:c="2"/># Combine multiple technical indicators into single score</text:p>
      <text:p text:style-name="P48"><text:s text:c="2"/>tech_score = (rsi_weight * rsi_normalized +</text:p>
      <text:p text:style-name="P48"><text:s text:c="16"/>macd_weight * macd_normalized +</text:p>
      <text:p text:style-name="P48"><text:s text:c="16"/>ma_dist_weight * ma_distance_normalized)</text:p>
      <text:p text:style-name="P48"/>
      <text:p text:style-name="P48"><text:s text:c="2"/>5. Recommended Visualization Hierarchy</text:p>
      <text:p text:style-name="P48"/>
      <text:p text:style-name="P48"><text:s text:c="2"/>Page 1: Executive Summary</text:p>
      <text:p text:style-name="P48"/>
      <text:p text:style-name="P48"><text:s text:c="2"/>- Top 10 Leaders Table with key metrics</text:p>
      <text:p text:style-name="P48"><text:s text:c="2"/>- Performance Evolution Heatmap (condensed view)</text:p>
      <text:p text:style-name="P48"><text:s text:c="2"/>- Key insights text with major findings</text:p>
      <text:p text:style-name="P48"/>
      <text:p text:style-name="P48"><text:s text:c="2"/>Page 2: Detailed Analysis</text:p>
      <text:p text:style-name="P48"><text:soft-page-break/></text:p>
      <text:p text:style-name="P48"><text:s text:c="2"/>- Complete Multi-Timeframe Table (top 20)</text:p>
      <text:p text:style-name="P48"><text:s text:c="2"/>- Technical Strength Overlay</text:p>
      <text:p text:style-name="P48"><text:s text:c="2"/>- Momentum Consistency Scatter Plot</text:p>
      <text:p text:style-name="P48"/>
      <text:p text:style-name="P48"><text:s text:c="2"/>Page 3: Sector/Industry Insights</text:p>
      <text:p text:style-name="P48"/>
      <text:p text:style-name="P48"><text:s text:c="2"/>- Sector Performance Radar Chart</text:p>
      <text:p text:style-name="P48"><text:s text:c="2"/>- Industry Rotation Analysis</text:p>
      <text:p text:style-name="P48"><text:s text:c="2"/>- Market Leadership Distribution</text:p>
      <text:p text:style-name="P48"/>
      <text:p text:style-name="P48"><text:s text:c="2"/>Page 4: Technical Dashboard</text:p>
      <text:p text:style-name="P48"/>
      <text:p text:style-name="P48"><text:s text:c="2"/>- Technical Indicators Summary</text:p>
      <text:p text:style-name="P48"><text:s text:c="2"/>- Volume and Momentum Trends</text:p>
      <text:p text:style-name="P48"><text:s text:c="2"/>- Risk Assessment Metrics</text:p>
      <text:p text:style-name="P48"/>
      <text:p text:style-name="P48"><text:s text:c="2"/>6. Color Coding Strategy</text:p>
      <text:p text:style-name="P48"/>
      <text:p text:style-name="P48"><text:s text:c="2"/>Performance Colors</text:p>
      <text:p text:style-name="P48"/>
      <text:p text:style-name="P48"><text:s text:c="2"/>- Dark Green: &gt;30% performance</text:p>
      <text:p text:style-name="P48"><text:s text:c="2"/>- Green: 15-30% performance</text:p>
      <text:p text:style-name="P48"><text:s text:c="2"/>- Yellow: 5-15% performance</text:p>
      <text:p text:style-name="P48"><text:s text:c="2"/>- Orange: 0-5% performance</text:p>
      <text:p text:style-name="P48"><text:s text:c="2"/>- Red: Negative performance</text:p>
      <text:p text:style-name="P48"/>
      <text:p text:style-name="P48"><text:s text:c="2"/>Rank Colors</text:p>
      <text:p text:style-name="P48"/>
      <text:p text:style-name="P48"><text:s text:c="2"/>- Gold: Rank 1-3 (Top tier)</text:p>
      <text:p text:style-name="P48"><text:s text:c="2"/>- Silver: Rank 4-10 (Strong)</text:p>
      <text:p text:style-name="P48"><text:soft-page-break/><text:s text:c="2"/>- Bronze: Rank 11-20 (Good)</text:p>
      <text:p text:style-name="P48"><text:s text:c="2"/>- Gray: Below top 20</text:p>
      <text:p text:style-name="P48"/>
      <text:p text:style-name="P48"><text:s text:c="2"/>7. Interactive Elements</text:p>
      <text:p text:style-name="P48"/>
      <text:p text:style-name="P48"><text:s text:c="2"/>Chart Enhancements</text:p>
      <text:p text:style-name="P48"/>
      <text:p text:style-name="P48"><text:s text:c="2"/>- Hover tooltips: Detailed metrics on mouse over</text:p>
      <text:p text:style-name="P48"><text:s text:c="2"/>- Click interactions: Drill-down to individual stock analysis</text:p>
      <text:p text:style-name="P48"><text:s text:c="2"/>- Legend positioning: Horizontal layout for space efficiency</text:p>
      <text:p text:style-name="P48"><text:s text:c="2"/>- Responsive scaling: Adapts to different display sizes</text:p>
      <text:p text:style-name="P48"/>
      <text:p text:style-name="P48"><text:s text:c="2"/>This comprehensive visualization strategy provides multiple perspectives on top performer evolution while maintaining</text:p>
      <text:p text:style-name="P48"><text:s text:c="2"/>readability and actionable insights.</text:p>
      <text:p text:style-name="P48"/>
      <text:h text:style-name="P112" text:outline-level="2"><text:span text:style-name="Strong_20_Emphasis"><text:span text:style-name="T86">Step-by-Step Workflow for Identifying and Analyzing Top Stock Leaders</text:span></text:span></text:h>
      <text:p text:style-name="Text_20_body"><text:span text:style-name="Strong_20_Emphasis">Step 1: Identify Top Leaders per Time Period</text:span></text:p>
      <text:list text:style-name="L17">
        <text:list-item>
          <text:p text:style-name="P144">For each time period: daily, weekly, monthly, quarterly, <text:span text:style-name="T87">etc</text:span> year-to-date (YTD), <text:span text:style-name="T87">yearly, etc </text:span>:</text:p>
          <text:list>
            <text:list-item>
              <text:p text:style-name="P144">Rank stocks by percent change in descending order.</text:p>
            </text:list-item>
            <text:list-item>
              <text:p text:style-name="P144">Select the top N leaders (e.g., top 10 or top 20) based on their rank.</text:p>
            </text:list-item>
            <text:list-item>
              <text:p text:style-name="P144">Create a chart visualizing these top leaders for each time period separately (e.g., one chart for daily leaders, one for weekly leaders, etc.).</text:p>
            </text:list-item>
          </text:list>
        </text:list-item>
      </text:list>
      <text:p text:style-name="Horizontal_20_Line"/>
      <text:p text:style-name="Text_20_body"><text:span text:style-name="Strong_20_Emphasis">Step 2: Track Performance Evolution of Top Performers</text:span></text:p>
      <text:list text:style-name="L18">
        <text:list-item>
          <text:p text:style-name="P145">For each stock identified as a top performer in any time period:</text:p>
          <text:list>
            <text:list-item>
              <text:p text:style-name="P145">Collect their percent change data across all timeframes (daily through <text:span text:style-name="T87">yearly</text:span>).</text:p>
            </text:list-item>
            <text:list-item>
              <text:p text:style-name="P145">Generate an evolution chart showing this stock’s performance over all periods to analyze consistency and sudden changes.</text:p>
            </text:list-item>
          </text:list>
        </text:list-item>
      </text:list>
      <text:p text:style-name="Horizontal_20_Line"/>
      <text:p text:style-name="Text_20_body"><text:span text:style-name="Strong_20_Emphasis"/></text:p>
      <text:p text:style-name="Horizontal_20_Line"/>
      <text:p text:style-name="Text_20_body"><text:soft-page-break/><text:span text:style-name="Strong_20_Emphasis">Step 4: Add Technical Indicator Context</text:span></text:p>
      <text:list text:style-name="L19">
        <text:list-item>
          <text:p text:style-name="P146">For each top leader stock:</text:p>
          <text:list>
            <text:list-item>
              <text:p text:style-name="P146">Retrieve technical indicator values (e.g., moving averages, RSI, MACD, distance to moving averages) for each corresponding timeframe.</text:p>
            </text:list-item>
            <text:list-item>
              <text:p text:style-name="P146">Integrate these values alongside percent changes to provide context about trend strength (e.g., identifying overbought or oversold conditions via RSI, or bullish/bearish signals from MACD).</text:p>
            </text:list-item>
          </text:list>
        </text:list-item>
      </text:list>
      <text:p text:style-name="Horizontal_20_Line"/>
      <text:p text:style-name="Text_20_body"><text:span text:style-name="Strong_20_Emphasis">Step 5: Organize Data into a Summary Table</text:span></text:p>
      <text:list text:style-name="L20">
        <text:list-item>
          <text:p text:style-name="P147">Create a consolidated table with:</text:p>
          <text:list>
            <text:list-item>
              <text:p text:style-name="P147">Rows representing individual stocks.</text:p>
            </text:list-item>
            <text:list-item>
              <text:p text:style-name="P147">Columns containing:</text:p>
              <text:list>
                <text:list-item>
                  <text:p text:style-name="P147">Percent changes for each timeframe (daily, weekly, monthly, quarterly, YTD).</text:p>
                </text:list-item>
                <text:list-item>
                  <text:p text:style-name="P147">Corresponding technical indicator values for the same or relevant timeframes.</text:p>
                </text:list-item>
              </text:list>
            </text:list-item>
            <text:list-item>
              <text:p text:style-name="P147">Ensure all values are numeric and formatted for visualization.</text:p>
            </text:list-item>
          </text:list>
        </text:list-item>
        <text:list-item>
          <text:p text:style-name="P147">Apply color coding or conditional formatting (e.g., heatmaps) to highlight strong trends, reversals, and patterns efficiently.</text:p>
        </text:list-item>
      </text:list>
      <text:p text:style-name="Horizontal_20_Line"/>
      <text:p text:style-name="Text_20_body"><text:span text:style-name="Strong_20_Emphasis">Step 6: Visualize Trends and Patterns</text:span></text:p>
      <text:list text:style-name="L21">
        <text:list-item>
          <text:p text:style-name="P148">Use combined visualization approaches to maximize insight:</text:p>
          <text:list>
            <text:list-item>
              <text:p text:style-name="P148">Heatmaps for broad, multi-stock, multi-period pattern detection.</text:p>
            </text:list-item>
            <text:list-item>
              <text:p text:style-name="P148">Bar charts for snapshot rankings of top leaders in each period.</text:p>
            </text:list-item>
            <text:list-item>
              <text:p text:style-name="P148">Line or area charts for performance evolution of individual stocks.</text:p>
            </text:list-item>
            <text:list-item>
              <text:p text:style-name="P148">Optional scatter plots to explore relationships between different indicators and returns.</text:p>
            </text:list-item>
          </text:list>
        </text:list-item>
      </text:list>
      <text:p text:style-name="Horizontal_20_Line"/>
      <text:p text:style-name="Text_20_body"><text:span text:style-name="Strong_20_Emphasis">Step 7: Analyze Patterns and Generate Insights</text:span></text:p>
      <text:list text:style-name="L22">
        <text:list-item>
          <text:p text:style-name="P149">Identify stocks appearing consistently as leaders across multiple timeframes.</text:p>
        </text:list-item>
        <text:list-item>
          <text:p text:style-name="P149">Detect rapid changes or sector rotations by comparing shorter versus longer period performance.</text:p>
        </text:list-item>
        <text:list-item>
          <text:p text:style-name="P149">Use indicator values to confirm or question price movements and potential trade signals.</text:p>
        </text:list-item>
      </text:list>
      <text:p text:style-name="Horizontal_20_Line"/>
      <text:h text:style-name="Heading_20_2" text:outline-level="2"><text:soft-page-break/>Notes</text:h>
      <text:list text:style-name="L23">
        <text:list-item>
          <text:p text:style-name="P150">Clearly document all assumptions, indicator parameters, and thresholds used in analysis (e.g., RSI overbought if &gt;70).</text:p>
        </text:list-item>
        <text:list-item>
          <text:p text:style-name="P150">Keep data preprocessing and validation steps explicit to ensure reproducibility.</text:p>
        </text:list-item>
        <text:list-item>
          <text:p text:style-name="P150">Consider interactivity in dashboards for enhanced exploration.</text:p>
        </text:list-item>
      </text:list>
      <text:p text:style-name="Horizontal_20_Line"/>
      <text:p text:style-name="Text_20_body">If you want, I can also help create detailed Python pseudocode or template functions tailored to this workflow. Would you like to proceed with that?</text:p>
      <text:p text:style-name="P113"><text:span text:style-name="Strong_20_Emphasis"><text:span text:style-name="T86"/></text:span></text:p>
      <text:p text:style-name="P48">Phase 1: Core Parser Enhancement</text:p>
      <text:p text:style-name="P48"><text:s text:c="2"/>1. Create enhanced_panel_parser.py with new parsing logic</text:p>
      <text:p text:style-name="P48"><text:s text:c="2"/>2. Add RATIO and PRICE indicators to indicator registry</text:p>
      <text:p text:style-name="P48"><text:s text:c="2"/>3. Update _parse_single_row() to use enhanced parser</text:p>
      <text:p text:style-name="P48"><text:s text:c="2"/>4. Add comprehensive validation for new format</text:p>
      <text:p text:style-name="P48"/>
      <text:p text:style-name="P48"><text:s text:c="2"/>Phase 2: Backward Compatibility</text:p>
      <text:p text:style-name="P48"><text:s text:c="2"/>1. Implement legacy format detection and conversion</text:p>
      <text:p text:style-name="P48"><text:s text:c="2"/>2. Add migration utilities for existing CSV files</text:p>
      <text:p text:style-name="P48"><text:s text:c="2"/>3. Update validation to handle both formats</text:p>
      <text:p text:style-name="P48"><text:s text:c="2"/>4. Add warning messages for deprecated formats</text:p>
      <text:p text:style-name="P48"/>
      <text:p text:style-name="P48"><text:s text:c="2"/>Phase 3: Integration &amp; Testing</text:p>
      <text:p text:style-name="P48"><text:s text:c="2"/>1. Update chart generation to handle multi-ticker indicators</text:p>
      <text:p text:style-name="P48"><text:s text:c="2"/>2. Enhance data loading for ratio calculations</text:p>
      <text:p text:style-name="P48"><text:s text:c="2"/>3. Test with existing CSV files</text:p>
      <text:p text:style-name="P48"><text:s text:c="2"/>4. Update documentation and examples</text:p>
      <text:p text:style-name="P48"/>
      <text:p text:style-name="P48"><text:s text:c="2"/>Phase 4: Advanced Features</text:p>
      <text:p text:style-name="P48"><text:s text:c="2"/>1. Add support for complex indicators (CORR, BETA, etc.)</text:p>
      <text:p text:style-name="P48"><text:s text:c="2"/>2. Implement parameter validation per indicator type</text:p>
      <text:p text:style-name="P48"><text:s text:c="2"/>3. Add auto-completion for CSV editing</text:p>
      <text:p text:style-name="P48"><text:soft-page-break/><text:s text:c="2"/>4. Performance optimization for large datasets</text:p>
      <text:p text:style-name="P48"/>
      <text:p text:style-name="P48"><text:s text:c="2"/>Files to Modify</text:p>
      <text:p text:style-name="P48"/>
      <text:p text:style-name="P48"><text:s text:c="2"/>Core Implementation:</text:p>
      <text:p text:style-name="P48"><text:s text:c="2"/>- src/sustainability_ratios/enhanced_panel_parser.py - NEW</text:p>
      <text:p text:style-name="P48"><text:s text:c="2"/>- src/sustainability_ratios/sr_config_reader.py - UPDATE _parse_single_row()</text:p>
      <text:p text:style-name="P48"><text:s text:c="2"/>- src/indicators/indicator_parser.py - ADD RATIO, PRICE indicators</text:p>
      <text:p text:style-name="P48"><text:s text:c="2"/>- src/indicators/RATIO.py - NEW</text:p>
      <text:p text:style-name="P48"><text:s text:c="2"/>- src/indicators/PRICE.py - NEW</text:p>
      <text:p text:style-name="P48"/>
      <text:p text:style-name="P48"><text:s text:c="2"/>Integration:</text:p>
      <text:p text:style-name="P48"><text:s text:c="2"/>- src/sustainability_ratios/sr_calculations.py - UPDATE to handle multi-ticker</text:p>
      <text:p text:style-name="P48"><text:s text:c="2"/>- src/sustainability_ratios/sr_market_data.py - ENHANCE ratio calculations</text:p>
      <text:p text:style-name="P48"><text:s text:c="2"/>- SR_EB/user_data_panel.csv - UPDATE with examples</text:p>
      <text:p text:style-name="P48"/>
      <text:p text:style-name="P48"><text:s text:c="2"/>Testing:</text:p>
      <text:p text:style-name="P48"><text:s text:c="2"/>- Create test CSV files with enhanced format</text:p>
      <text:p text:style-name="P48"><text:s text:c="2"/>- Add validation tests for all pattern types</text:p>
      <text:p text:style-name="P48"><text:s text:c="2"/>- Backward compatibility test suite</text:p>
      <text:p text:style-name="P48"/>
      <text:p text:style-name="P48"><text:s text:c="2"/>This implementation provides a robust, extensible foundation for your enhanced SR module while maintaining full backward</text:p>
      <text:p text:style-name="P48"><text:s text:c="2"/>compatibility with existing configurations.</text:p>
      <text:p text:style-name="P48"/>
      <text:p text:style-name="P48">1. Ticker/Price Mapping</text:p>
      <text:p text:style-name="P48"/>
      <text:p text:style-name="P48"><text:s text:c="2"/>Input: "QQQ" <text:s text:c="19"/>→ Action: Load QQQ OHLCV data</text:p>
      <text:p text:style-name="P48"><text:s text:c="2"/>Input: "PRICE_for_(QQQ)" <text:s text:c="7"/>→ Action: Load QQQ OHLCV data</text:p>
      <text:p text:style-name="P48"><text:s text:c="2"/>Input: "SPY" <text:s text:c="19"/>→ Action: Load SPY OHLCV data</text:p>
      <text:p text:style-name="P48"><text:s text:c="2"/>Input: "RATIO_for_(XLY,XLP)" <text:s text:c="3"/>→ Action: Load XLY + XLP data, calculate ratio</text:p>
      <text:p text:style-name="P48"><text:soft-page-break/></text:p>
      <text:p text:style-name="P48"><text:s text:c="2"/>2. Indicator Calculation Mapping</text:p>
      <text:p text:style-name="P48"/>
      <text:p text:style-name="P48"><text:s text:c="2"/>Input: "EMA(QQQ,10)" <text:s text:c="10"/>→ Action: Load QQQ data, calculate EMA(10), overlay result</text:p>
      <text:p text:style-name="P48"><text:s text:c="2"/>Input: "RSI(SPY,14)" <text:s text:c="10"/>→ Action: Load SPY data, calculate RSI(14), subplot result</text:p>
      <text:p text:style-name="P48"><text:s text:c="2"/>Input: "PPO(QQQ,12,26,9)" <text:s text:c="5"/>→ Action: Load QQQ data, calculate PPO(12,26,9), subplot result</text:p>
      <text:p text:style-name="P48"/>
      <text:p text:style-name="P48"><text:s text:c="2"/>3. Panel Composition Mapping</text:p>
      <text:p text:style-name="P48"/>
      <text:p text:style-name="P48"><text:s text:c="2"/>Input: "QQQ + EMA(QQQ,10)" <text:s text:c="4"/>→ Result: Price chart + EMA overlay</text:p>
      <text:p text:style-name="P48"><text:s text:c="2"/>Input: "SPY + RSI(SPY,14)" <text:s text:c="4"/>→ Result: Price chart + RSI subplot</text:p>
      <text:p text:style-name="P48"><text:s text:c="2"/>Input: "QQQ + EMA(QQQ,10) + RSI(QQQ,14)" → Result: Price + EMA overlay + RSI subplot</text:p>
      <text:p text:style-name="P48"/>
      <text:p text:style-name="P48">[Prefix]_IndicatorName(Params)_for_(Ticker1[,Ticker2,…])</text:p>
      <text:p text:style-name="P48"/>
      <text:p text:style-name="P48"/>
      <text:p text:style-name="P48">hmmm why is panel_2 XLY_gap not display: <text:s/>mmm_QQQ_Analysis_mmm <text:s text:c="3"/>line <text:s text:c="3"/>QQQ + EMA(10) + SMA(50) <text:s text:c="3"/>XLY_gap <text:s text:c="19"/></text:p>
      <text:p text:style-name="P48"><text:s text:c="2"/>A_PPO(12,26,9)_for_(QQQ) <text:s text:c="4"/>B_RSI(14)_for_(QQQ); chart doesnt show XLY_gap[Image #1]: i think we encounter the same problem </text:p>
      <text:p text:style-name="P48"><text:s text:c="2"/>today with either panel or ovrview. Reseach, find cause, test, plan, dont code</text:p>
      <text:p text:style-name="P48">Research why XLY_gap is not displaying in MMM Panel_2.</text:p>
      <text:p text:style-name="P48"><text:s text:c="5"/>The configuration shows 'XLY_gap' in Panel_2 but the chart doesn't display it.</text:p>
      <text:p text:style-name="P48"><text:s text:c="5"/>This suggests a gap data source resolution issue similar to today's Panel/Overview problems.</text:p>
      <text:p text:style-name="P48"/>
      <text:p text:style-name="P48">Let me test again:</text:p>
      <text:p text:style-name="P48"/>
      <text:p text:style-name="P48">● Bash(python /tmp/claude/test_corr_fix_v2.py)</text:p>
      <text:p text:style-name="P48"><text:s text:c="2"/>⎿  ============================================================</text:p>
      <text:p text:style-name="P48"><text:soft-page-break/><text:s text:c="5"/>TESTING CORR FIX VERSION 2</text:p>
      <text:p text:style-name="P48"><text:s text:c="5"/>============================================================</text:p>
      <text:p text:style-name="P48"><text:s text:c="5"/>… +17 lines (ctrl+o to expand)</text:p>
      <text:p text:style-name="P48"/>
      <text:p text:style-name="P48">● There are multiple indentation issues. Let me check around line 772 where the second occurrence is:</text:p>
      <text:p text:style-name="P48"/>
      <text:p text:style-name="P48">● Read(src/sustainability_ratios/sr_calculations.py)</text:p>
      <text:p text:style-name="P48"><text:s text:c="2"/>⎿  Read 10 lines (ctrl+o to expand)</text:p>
      <text:p text:style-name="P48"/>
      <text:p text:style-name="P48">● I see the issue - the elif statements need to be at the same level as the if statement. The indentation is completely messed</text:p>
      <text:p text:style-name="P48"><text:s text:c="2"/>up. Let me fix this more systematically. The file seems to have gotten corrupted during my edits. Let me revert the complex</text:p>
      <text:p text:style-name="P48"><text:s text:c="2"/>changes and take a simpler approach.</text:p>
      <text:p text:style-name="P48"/>
      <text:p text:style-name="P48"><text:s text:c="2"/>Instead of fixing the complex indentation issues, let me revert to a simpler fix - just change the continue to create a panel</text:p>
      <text:p text:style-name="P48"><text:s text:c="2"/>result:</text:p>
      <text:p text:style-name="P48"/>
      <text:p text:style-name="P48">● Bash(git checkout HEAD -- /home/imagda/_invest2024/python/metaData_v1/src/sustainability_ratios/sr_calculations.py)</text:p>
      <text:p text:style-name="P48"><text:s text:c="2"/>⎿  (No content)</text:p>
      <text:p text:style-name="P48"/>
      <text:p text:style-name="P48">● Good, the file has been reverted. Now let me take a much simpler approach. I see that the problem is the continue statement on</text:p>
      <text:p text:style-name="P48"><text:s text:c="2"/>line 376 and 722. I just need to replace the continue with logic that creates a panel result using the pre-calculated data:</text:p>
      <text:p text:style-name="P48"/>
      <text:p text:style-name="P48">● Update(src/sustainability_ratios/sr_calculations.p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6-21T15:22:33.792164413</meta:creation-date>
    <meta:generator>LibreOffice/24.2.7.2$Linux_X86_64 LibreOffice_project/420$Build-2</meta:generator>
    <dc:date>2025-09-27T00:27:52.372996587</dc:date>
    <meta:editing-duration>P1DT18H34M57S</meta:editing-duration>
    <meta:editing-cycles>97</meta:editing-cycles>
    <meta:document-statistic meta:table-count="4" meta:image-count="0" meta:object-count="0" meta:page-count="77" meta:paragraph-count="1713" meta:word-count="11131" meta:character-count="93291" meta:non-whitespace-character-count="77605"/>
  </office:meta>
</office:document-meta>
</file>